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text-align="center" fo:break-before="auto" fo:line-height="115%" style:writing-mode="lr-tb"/>
    </style:style>
    <style:style style:name="T19_1" style:family="text">
      <style:text-properties fo:font-size="36pt" style:font-size-asian="36pt" style:font-size-complex="36pt"/>
    </style:style>
    <style:style style:name="T19_2" style:family="text">
      <style:text-properties fo:font-size="36pt" style:font-size-asian="36pt" style:font-size-complex="36pt"/>
    </style:style>
    <style:style style:name="T19_3" style:family="text">
      <style:text-properties fo:font-size="36pt" style:font-size-asian="36pt" style:font-size-complex="36pt"/>
    </style:style>
    <style:style style:name="T19_4" style:family="text">
      <style:text-properties fo:font-size="36pt" style:font-size-asian="36pt" style:font-size-complex="36pt"/>
    </style:style>
    <style:style style:name="T19_5" style:family="text">
      <style:text-properties fo:font-size="36pt" style:font-size-asian="36pt" style:font-size-complex="36pt"/>
    </style:style>
    <style:style style:name="T19_6" style:family="text">
      <style:text-properties fo:font-size="36pt" style:font-size-asian="36pt" style:font-size-complex="36pt"/>
    </style:style>
    <style:style style:name="T19_7" style:family="text">
      <style:text-properties fo:font-size="36pt" style:font-size-asian="36pt" style:font-size-complex="36pt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Heading_20_1">
      <style:paragraph-properties fo:break-before="auto" fo:line-height="115%" style:writing-mode="lr-tb"/>
    </style:style>
    <style:style style:name="T44_1" style:family="text">
      <style:text-properties fo:font-size="18pt" style:font-size-asian="18pt" style:font-size-complex="18pt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text-indent="0cm" fo:line-height="115%" fo:margin-left="0.635cm" style:writing-mode="lr-tb"/>
    </style:style>
    <style:style style:name="P47" style:family="paragraph" style:parent-style-name="Standard">
      <style:paragraph-properties fo:break-before="auto" fo:line-height="115%" fo:margin-top="0cm" fo:margin-bottom="0cm" fo:margin-right="0cm" style:writing-mode="lr-tb">
        <style:tab-stops>
          <style:tab-stop style:type="right" style:leader-style="none" style:position="13.018cm"/>
        </style:tab-stops>
      </style:paragraph-properties>
    </style:style>
    <style:style style:name="T47_1" style:family="text"/>
    <style:style style:name="T47_2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47_3" style:family="text"/>
    <style:style style:name="T47_4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47_5" style:family="text"/>
    <style:style style:name="T47_6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47_7" style:family="text"/>
    <style:style style:name="T47_8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47_9" style:family="text"/>
    <style:style style:name="T47_10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47_11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47_12" style:family="text">
      <style:text-properties fo:font-size="14pt" style:font-size-asian="14pt" style:font-size-complex="14pt"/>
    </style:style>
    <style:style style:name="P48" style:family="paragraph" style:parent-style-name="Standard">
      <style:paragraph-properties fo:break-before="auto" fo:text-indent="0cm" fo:line-height="115%" fo:margin-left="1.27cm" fo:margin-right="0cm" style:writing-mode="lr-tb">
        <style:tab-stops>
          <style:tab-stop style:type="right" style:leader-style="none" style:position="13.018cm"/>
        </style:tab-stops>
      </style:paragraph-properties>
    </style:style>
    <style:style style:name="T48_1" style:family="text"/>
    <style:style style:name="T48_2" style:family="text">
      <style:text-properties fo:font-size="14pt" style:font-size-asian="14pt" style:font-size-complex="14pt" style:text-underline-style="solid" style:text-underline-color="font-color"/>
    </style:style>
    <style:style style:name="T48_3" style:family="text"/>
    <style:style style:name="T48_4" style:family="text">
      <style:text-properties fo:font-size="14pt" style:font-size-asian="14pt" style:font-size-complex="14pt" style:text-underline-style="solid" style:text-underline-color="font-color"/>
    </style:style>
    <style:style style:name="T48_5" style:family="text">
      <style:text-properties fo:font-size="14pt" style:font-size-asian="14pt" style:font-size-complex="14pt"/>
    </style:style>
    <style:style style:name="P49" style:family="paragraph" style:parent-style-name="Standard">
      <style:paragraph-properties fo:break-before="auto" fo:text-indent="0cm" fo:line-height="115%" fo:margin-left="1.27cm" fo:margin-right="0cm" style:writing-mode="lr-tb">
        <style:tab-stops>
          <style:tab-stop style:type="right" style:leader-style="none" style:position="13.018cm"/>
        </style:tab-stops>
      </style:paragraph-properties>
    </style:style>
    <style:style style:name="T49_1" style:family="text"/>
    <style:style style:name="T49_2" style:family="text">
      <style:text-properties fo:font-size="14pt" style:font-size-asian="14pt" style:font-size-complex="14pt" style:text-underline-style="solid" style:text-underline-color="font-color"/>
    </style:style>
    <style:style style:name="T49_3" style:family="text"/>
    <style:style style:name="T49_4" style:family="text">
      <style:text-properties fo:font-size="14pt" style:font-size-asian="14pt" style:font-size-complex="14pt" style:text-underline-style="solid" style:text-underline-color="font-color"/>
    </style:style>
    <style:style style:name="T49_5" style:family="text"/>
    <style:style style:name="T49_6" style:family="text">
      <style:text-properties fo:font-size="14pt" style:font-size-asian="14pt" style:font-size-complex="14pt" style:text-underline-style="solid" style:text-underline-color="font-color"/>
    </style:style>
    <style:style style:name="T49_7" style:family="text"/>
    <style:style style:name="T49_8" style:family="text">
      <style:text-properties fo:font-size="14pt" style:font-size-asian="14pt" style:font-size-complex="14pt" style:text-underline-style="solid" style:text-underline-color="font-color"/>
    </style:style>
    <style:style style:name="T49_9" style:family="text"/>
    <style:style style:name="T49_10" style:family="text">
      <style:text-properties fo:font-size="14pt" style:font-size-asian="14pt" style:font-size-complex="14pt" style:text-underline-style="solid" style:text-underline-color="font-color"/>
    </style:style>
    <style:style style:name="T49_11" style:family="text"/>
    <style:style style:name="T49_12" style:family="text">
      <style:text-properties fo:font-size="14pt" style:font-size-asian="14pt" style:font-size-complex="14pt" style:text-underline-style="solid" style:text-underline-color="font-color"/>
    </style:style>
    <style:style style:name="T49_13" style:family="text"/>
    <style:style style:name="T49_14" style:family="text">
      <style:text-properties fo:font-size="14pt" style:font-size-asian="14pt" style:font-size-complex="14pt" style:text-underline-style="solid" style:text-underline-color="font-color"/>
    </style:style>
    <style:style style:name="T49_15" style:family="text"/>
    <style:style style:name="T49_16" style:family="text">
      <style:text-properties fo:font-size="14pt" style:font-size-asian="14pt" style:font-size-complex="14pt" style:text-underline-style="solid" style:text-underline-color="font-color"/>
    </style:style>
    <style:style style:name="T49_17" style:family="text">
      <style:text-properties fo:font-size="14pt" style:font-size-asian="14pt" style:font-size-complex="14pt"/>
    </style:style>
    <style:style style:name="P50" style:family="paragraph" style:parent-style-name="Standard">
      <style:paragraph-properties fo:break-before="auto" fo:text-indent="0cm" fo:line-height="115%" fo:margin-left="1.27cm" fo:margin-right="0cm" style:writing-mode="lr-tb">
        <style:tab-stops>
          <style:tab-stop style:type="right" style:leader-style="none" style:position="13.018cm"/>
        </style:tab-stops>
      </style:paragraph-properties>
    </style:style>
    <style:style style:name="T50_1" style:family="text"/>
    <style:style style:name="T50_2" style:family="text">
      <style:text-properties fo:font-size="14pt" style:font-size-asian="14pt" style:font-size-complex="14pt" style:text-underline-style="solid" style:text-underline-color="font-color"/>
    </style:style>
    <style:style style:name="T50_3" style:family="text"/>
    <style:style style:name="T50_4" style:family="text">
      <style:text-properties fo:font-size="14pt" style:font-size-asian="14pt" style:font-size-complex="14pt" style:text-underline-style="solid" style:text-underline-color="font-color"/>
    </style:style>
    <style:style style:name="T50_5" style:family="text">
      <style:text-properties fo:font-size="14pt" style:font-size-asian="14pt" style:font-size-complex="14pt"/>
    </style:style>
    <style:style style:name="P51" style:family="paragraph" style:parent-style-name="Standard">
      <style:paragraph-properties fo:break-before="auto" fo:text-indent="0cm" fo:line-height="115%" fo:margin-left="1.27cm" fo:margin-right="0cm" style:writing-mode="lr-tb">
        <style:tab-stops>
          <style:tab-stop style:type="right" style:leader-style="none" style:position="13.018cm"/>
        </style:tab-stops>
      </style:paragraph-properties>
    </style:style>
    <style:style style:name="T51_1" style:family="text"/>
    <style:style style:name="T51_2" style:family="text">
      <style:text-properties fo:font-size="14pt" style:font-size-asian="14pt" style:font-size-complex="14pt" style:text-underline-style="solid" style:text-underline-color="font-color"/>
    </style:style>
    <style:style style:name="T51_3" style:family="text"/>
    <style:style style:name="T51_4" style:family="text">
      <style:text-properties fo:font-size="14pt" style:font-size-asian="14pt" style:font-size-complex="14pt" style:text-underline-style="solid" style:text-underline-color="font-color"/>
    </style:style>
    <style:style style:name="T51_5" style:family="text">
      <style:text-properties fo:font-size="14pt" style:font-size-asian="14pt" style:font-size-complex="14pt"/>
    </style:style>
    <style:style style:name="P52" style:family="paragraph" style:parent-style-name="Standard">
      <style:paragraph-properties fo:break-before="auto" fo:text-indent="0cm" fo:line-height="115%" fo:margin-left="1.27cm" fo:margin-right="0cm" style:writing-mode="lr-tb">
        <style:tab-stops>
          <style:tab-stop style:type="right" style:leader-style="none" style:position="13.018cm"/>
        </style:tab-stops>
      </style:paragraph-properties>
    </style:style>
    <style:style style:name="T52_1" style:family="text"/>
    <style:style style:name="T52_2" style:family="text">
      <style:text-properties fo:font-size="14pt" style:font-size-asian="14pt" style:font-size-complex="14pt" style:text-underline-style="solid" style:text-underline-color="font-color"/>
    </style:style>
    <style:style style:name="T52_3" style:family="text"/>
    <style:style style:name="T52_4" style:family="text">
      <style:text-properties fo:font-size="14pt" style:font-size-asian="14pt" style:font-size-complex="14pt" style:text-underline-style="solid" style:text-underline-color="font-color"/>
    </style:style>
    <style:style style:name="T52_5" style:family="text"/>
    <style:style style:name="T52_6" style:family="text">
      <style:text-properties fo:font-size="14pt" style:font-size-asian="14pt" style:font-size-complex="14pt" style:text-underline-style="solid" style:text-underline-color="font-color"/>
    </style:style>
    <style:style style:name="T52_7" style:family="text"/>
    <style:style style:name="T52_8" style:family="text">
      <style:text-properties fo:font-size="14pt" style:font-size-asian="14pt" style:font-size-complex="14pt" style:text-underline-style="solid" style:text-underline-color="font-color"/>
    </style:style>
    <style:style style:name="T52_9" style:family="text"/>
    <style:style style:name="T52_10" style:family="text">
      <style:text-properties fo:font-size="14pt" style:font-size-asian="14pt" style:font-size-complex="14pt" style:text-underline-style="solid" style:text-underline-color="font-color"/>
    </style:style>
    <style:style style:name="T52_11" style:family="text"/>
    <style:style style:name="T52_12" style:family="text">
      <style:text-properties fo:font-size="14pt" style:font-size-asian="14pt" style:font-size-complex="14pt" style:text-underline-style="solid" style:text-underline-color="font-color"/>
    </style:style>
    <style:style style:name="T52_13" style:family="text"/>
    <style:style style:name="T52_14" style:family="text">
      <style:text-properties fo:font-size="14pt" style:font-size-asian="14pt" style:font-size-complex="14pt" style:text-underline-style="solid" style:text-underline-color="font-color"/>
    </style:style>
    <style:style style:name="T52_15" style:family="text"/>
    <style:style style:name="T52_16" style:family="text">
      <style:text-properties fo:font-size="14pt" style:font-size-asian="14pt" style:font-size-complex="14pt" style:text-underline-style="solid" style:text-underline-color="font-color"/>
    </style:style>
    <style:style style:name="T52_17" style:family="text"/>
    <style:style style:name="T52_18" style:family="text">
      <style:text-properties fo:font-size="14pt" style:font-size-asian="14pt" style:font-size-complex="14pt" style:text-underline-style="solid" style:text-underline-color="font-color"/>
    </style:style>
    <style:style style:name="T52_19" style:family="text"/>
    <style:style style:name="T52_20" style:family="text">
      <style:text-properties fo:font-size="14pt" style:font-size-asian="14pt" style:font-size-complex="14pt" style:text-underline-style="solid" style:text-underline-color="font-color"/>
    </style:style>
    <style:style style:name="T52_21" style:family="text">
      <style:text-properties fo:font-size="14pt" style:font-size-asian="14pt" style:font-size-complex="14pt"/>
    </style:style>
    <style:style style:name="P53" style:family="paragraph" style:parent-style-name="Standard">
      <style:paragraph-properties fo:break-before="auto" fo:text-indent="0cm" fo:line-height="115%" fo:margin-left="1.27cm" fo:margin-right="0cm" style:writing-mode="lr-tb">
        <style:tab-stops>
          <style:tab-stop style:type="right" style:leader-style="none" style:position="13.018cm"/>
        </style:tab-stops>
      </style:paragraph-properties>
      <style:text-properties fo:font-size="14pt" style:font-size-asian="14pt" style:font-size-complex="14pt"/>
    </style:style>
    <style:style style:name="P54" style:family="paragraph" style:parent-style-name="Standard">
      <style:paragraph-properties fo:break-before="auto" fo:line-height="115%" fo:margin-top="0cm" fo:margin-bottom="0cm" fo:margin-right="0cm" style:writing-mode="lr-tb">
        <style:tab-stops>
          <style:tab-stop style:type="right" style:leader-style="none" style:position="13.018cm"/>
        </style:tab-stops>
      </style:paragraph-properties>
    </style:style>
    <style:style style:name="T54_1" style:family="text"/>
    <style:style style:name="T54_2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54_3" style:family="text"/>
    <style:style style:name="T54_4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54_5" style:family="text"/>
    <style:style style:name="T54_6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54_7" style:family="text"/>
    <style:style style:name="T54_8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54_9" style:family="text"/>
    <style:style style:name="T54_10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54_11" style:family="text">
      <style:text-properties fo:font-size="14pt" style:font-size-asian="14pt" style:font-size-complex="14pt"/>
    </style:style>
    <style:style style:name="P55" style:family="paragraph" style:parent-style-name="Standard">
      <style:paragraph-properties fo:break-before="auto" fo:text-indent="0cm" fo:line-height="115%" fo:margin-left="1.27cm" fo:margin-right="0cm" style:writing-mode="lr-tb">
        <style:tab-stops>
          <style:tab-stop style:type="right" style:leader-style="none" style:position="13.018cm"/>
        </style:tab-stops>
      </style:paragraph-properties>
    </style:style>
    <style:style style:name="T55_1" style:family="text"/>
    <style:style style:name="T55_2" style:family="text">
      <style:text-properties fo:font-size="14pt" style:font-size-asian="14pt" style:font-size-complex="14pt" style:text-underline-style="solid" style:text-underline-color="font-color"/>
    </style:style>
    <style:style style:name="T55_3" style:family="text"/>
    <style:style style:name="T55_4" style:family="text">
      <style:text-properties fo:font-size="14pt" style:font-size-asian="14pt" style:font-size-complex="14pt" style:text-underline-style="solid" style:text-underline-color="font-color"/>
    </style:style>
    <style:style style:name="T55_5" style:family="text"/>
    <style:style style:name="T55_6" style:family="text">
      <style:text-properties fo:font-size="14pt" style:font-size-asian="14pt" style:font-size-complex="14pt" style:text-underline-style="solid" style:text-underline-color="font-color"/>
    </style:style>
    <style:style style:name="T55_7" style:family="text"/>
    <style:style style:name="T55_8" style:family="text">
      <style:text-properties fo:font-size="14pt" style:font-size-asian="14pt" style:font-size-complex="14pt" style:text-underline-style="solid" style:text-underline-color="font-color"/>
    </style:style>
    <style:style style:name="T55_9" style:family="text"/>
    <style:style style:name="T55_10" style:family="text">
      <style:text-properties fo:font-size="14pt" style:font-size-asian="14pt" style:font-size-complex="14pt" style:text-underline-style="solid" style:text-underline-color="font-color"/>
    </style:style>
    <style:style style:name="T55_11" style:family="text"/>
    <style:style style:name="T55_12" style:family="text">
      <style:text-properties fo:font-size="14pt" style:font-size-asian="14pt" style:font-size-complex="14pt" style:text-underline-style="solid" style:text-underline-color="font-color"/>
    </style:style>
    <style:style style:name="T55_13" style:family="text">
      <style:text-properties fo:font-size="14pt" style:font-size-asian="14pt" style:font-size-complex="14pt" style:text-underline-style="solid" style:text-underline-color="font-color"/>
    </style:style>
    <style:style style:name="T55_14" style:family="text">
      <style:text-properties fo:font-size="14pt" style:font-size-asian="14pt" style:font-size-complex="14pt"/>
    </style:style>
    <style:style style:name="P56" style:family="paragraph" style:parent-style-name="Standard">
      <style:paragraph-properties fo:break-before="auto" fo:text-indent="0cm" fo:line-height="115%" fo:margin-left="1.27cm" fo:margin-right="0cm" style:writing-mode="lr-tb">
        <style:tab-stops>
          <style:tab-stop style:type="right" style:leader-style="none" style:position="13.018cm"/>
        </style:tab-stops>
      </style:paragraph-properties>
    </style:style>
    <style:style style:name="T56_1" style:family="text"/>
    <style:style style:name="T56_2" style:family="text">
      <style:text-properties fo:font-size="14pt" style:font-size-asian="14pt" style:font-size-complex="14pt" style:text-underline-style="solid" style:text-underline-color="font-color"/>
    </style:style>
    <style:style style:name="T56_3" style:family="text"/>
    <style:style style:name="T56_4" style:family="text">
      <style:text-properties fo:font-size="14pt" style:font-size-asian="14pt" style:font-size-complex="14pt" style:text-underline-style="solid" style:text-underline-color="font-color"/>
    </style:style>
    <style:style style:name="T56_5" style:family="text"/>
    <style:style style:name="T56_6" style:family="text">
      <style:text-properties fo:font-size="14pt" style:font-size-asian="14pt" style:font-size-complex="14pt" style:text-underline-style="solid" style:text-underline-color="font-color"/>
    </style:style>
    <style:style style:name="T56_7" style:family="text"/>
    <style:style style:name="T56_8" style:family="text">
      <style:text-properties fo:font-size="14pt" style:font-size-asian="14pt" style:font-size-complex="14pt" style:text-underline-style="solid" style:text-underline-color="font-color"/>
    </style:style>
    <style:style style:name="T56_9" style:family="text"/>
    <style:style style:name="T56_10" style:family="text">
      <style:text-properties fo:font-size="14pt" style:font-size-asian="14pt" style:font-size-complex="14pt" style:text-underline-style="solid" style:text-underline-color="font-color"/>
    </style:style>
    <style:style style:name="T56_11" style:family="text"/>
    <style:style style:name="T56_12" style:family="text">
      <style:text-properties fo:font-size="14pt" style:font-size-asian="14pt" style:font-size-complex="14pt" style:text-underline-style="solid" style:text-underline-color="font-color"/>
    </style:style>
    <style:style style:name="T56_13" style:family="text">
      <style:text-properties fo:font-size="14pt" style:font-size-asian="14pt" style:font-size-complex="14pt" style:text-underline-style="solid" style:text-underline-color="font-color"/>
    </style:style>
    <style:style style:name="T56_14" style:family="text">
      <style:text-properties fo:font-size="14pt" style:font-size-asian="14pt" style:font-size-complex="14pt"/>
    </style:style>
    <style:style style:name="P57" style:family="paragraph" style:parent-style-name="Standard">
      <style:paragraph-properties fo:break-before="auto" fo:text-indent="0cm" fo:line-height="115%" fo:margin-left="1.27cm" fo:margin-right="0cm" style:writing-mode="lr-tb">
        <style:tab-stops>
          <style:tab-stop style:type="right" style:leader-style="none" style:position="13.018cm"/>
        </style:tab-stops>
      </style:paragraph-properties>
    </style:style>
    <style:style style:name="T57_1" style:family="text"/>
    <style:style style:name="T57_2" style:family="text">
      <style:text-properties fo:font-size="14pt" style:font-size-asian="14pt" style:font-size-complex="14pt" style:text-underline-style="solid" style:text-underline-color="font-color"/>
    </style:style>
    <style:style style:name="T57_3" style:family="text"/>
    <style:style style:name="T57_4" style:family="text">
      <style:text-properties fo:font-size="14pt" style:font-size-asian="14pt" style:font-size-complex="14pt" style:text-underline-style="solid" style:text-underline-color="font-color"/>
    </style:style>
    <style:style style:name="T57_5" style:family="text"/>
    <style:style style:name="T57_6" style:family="text">
      <style:text-properties fo:font-size="14pt" style:font-size-asian="14pt" style:font-size-complex="14pt" style:text-underline-style="solid" style:text-underline-color="font-color"/>
    </style:style>
    <style:style style:name="T57_7" style:family="text"/>
    <style:style style:name="T57_8" style:family="text">
      <style:text-properties fo:font-size="14pt" style:font-size-asian="14pt" style:font-size-complex="14pt" style:text-underline-style="solid" style:text-underline-color="font-color"/>
    </style:style>
    <style:style style:name="T57_9" style:family="text">
      <style:text-properties fo:font-size="14pt" style:font-size-asian="14pt" style:font-size-complex="14pt" style:text-underline-style="solid" style:text-underline-color="font-color"/>
    </style:style>
    <style:style style:name="T57_10" style:family="text">
      <style:text-properties fo:font-size="14pt" style:font-size-asian="14pt" style:font-size-complex="14pt"/>
    </style:style>
    <style:style style:name="P58" style:family="paragraph" style:parent-style-name="Standard">
      <style:paragraph-properties fo:break-before="auto" fo:text-indent="0cm" fo:line-height="115%" fo:margin-left="1.27cm" fo:margin-right="0cm" style:writing-mode="lr-tb">
        <style:tab-stops>
          <style:tab-stop style:type="right" style:leader-style="none" style:position="13.018cm"/>
        </style:tab-stops>
      </style:paragraph-properties>
    </style:style>
    <style:style style:name="T58_1" style:family="text"/>
    <style:style style:name="T58_2" style:family="text">
      <style:text-properties fo:font-size="14pt" style:font-size-asian="14pt" style:font-size-complex="14pt" style:text-underline-style="solid" style:text-underline-color="font-color"/>
    </style:style>
    <style:style style:name="T58_3" style:family="text"/>
    <style:style style:name="T58_4" style:family="text">
      <style:text-properties fo:font-size="14pt" style:font-size-asian="14pt" style:font-size-complex="14pt" style:text-underline-style="solid" style:text-underline-color="font-color"/>
    </style:style>
    <style:style style:name="T58_5" style:family="text"/>
    <style:style style:name="T58_6" style:family="text">
      <style:text-properties fo:font-size="14pt" style:font-size-asian="14pt" style:font-size-complex="14pt" style:text-underline-style="solid" style:text-underline-color="font-color"/>
    </style:style>
    <style:style style:name="T58_7" style:family="text"/>
    <style:style style:name="T58_8" style:family="text">
      <style:text-properties fo:font-size="14pt" style:font-size-asian="14pt" style:font-size-complex="14pt" style:text-underline-style="solid" style:text-underline-color="font-color"/>
    </style:style>
    <style:style style:name="T58_9" style:family="text"/>
    <style:style style:name="T58_10" style:family="text">
      <style:text-properties fo:font-size="14pt" style:font-size-asian="14pt" style:font-size-complex="14pt" style:text-underline-style="solid" style:text-underline-color="font-color"/>
    </style:style>
    <style:style style:name="T58_11" style:family="text"/>
    <style:style style:name="T58_12" style:family="text">
      <style:text-properties fo:font-size="14pt" style:font-size-asian="14pt" style:font-size-complex="14pt" style:text-underline-style="solid" style:text-underline-color="font-color"/>
    </style:style>
    <style:style style:name="T58_13" style:family="text">
      <style:text-properties fo:font-size="14pt" style:font-size-asian="14pt" style:font-size-complex="14pt" style:text-underline-style="solid" style:text-underline-color="font-color"/>
    </style:style>
    <style:style style:name="T58_14" style:family="text">
      <style:text-properties fo:font-size="14pt" style:font-size-asian="14pt" style:font-size-complex="14pt"/>
    </style:style>
    <style:style style:name="P59" style:family="paragraph" style:parent-style-name="Standard">
      <style:paragraph-properties fo:break-before="auto" fo:text-indent="0cm" fo:line-height="115%" fo:margin-left="1.27cm" fo:margin-right="0cm" style:writing-mode="lr-tb">
        <style:tab-stops>
          <style:tab-stop style:type="right" style:leader-style="none" style:position="13.018cm"/>
        </style:tab-stops>
      </style:paragraph-properties>
    </style:style>
    <style:style style:name="T59_1" style:family="text"/>
    <style:style style:name="T59_2" style:family="text">
      <style:text-properties fo:font-size="14pt" style:font-size-asian="14pt" style:font-size-complex="14pt" style:text-underline-style="solid" style:text-underline-color="font-color"/>
    </style:style>
    <style:style style:name="T59_3" style:family="text"/>
    <style:style style:name="T59_4" style:family="text">
      <style:text-properties fo:font-size="14pt" style:font-size-asian="14pt" style:font-size-complex="14pt" style:text-underline-style="solid" style:text-underline-color="font-color"/>
    </style:style>
    <style:style style:name="T59_5" style:family="text">
      <style:text-properties fo:font-size="14pt" style:font-size-asian="14pt" style:font-size-complex="14pt" style:text-underline-style="solid" style:text-underline-color="font-color"/>
    </style:style>
    <style:style style:name="T59_6" style:family="text">
      <style:text-properties fo:font-size="14pt" style:font-size-asian="14pt" style:font-size-complex="14pt"/>
    </style:style>
    <style:style style:name="P60" style:family="paragraph" style:parent-style-name="Standard">
      <style:paragraph-properties fo:break-before="auto" fo:text-indent="0cm" fo:line-height="115%" fo:margin-left="1.27cm" fo:margin-right="0cm" style:writing-mode="lr-tb">
        <style:tab-stops>
          <style:tab-stop style:type="right" style:leader-style="none" style:position="13.018cm"/>
        </style:tab-stops>
      </style:paragraph-properties>
    </style:style>
    <style:style style:name="T60_1" style:family="text"/>
    <style:style style:name="T60_2" style:family="text">
      <style:text-properties fo:font-size="14pt" style:font-size-asian="14pt" style:font-size-complex="14pt" style:text-underline-style="solid" style:text-underline-color="font-color"/>
    </style:style>
    <style:style style:name="T60_3" style:family="text"/>
    <style:style style:name="T60_4" style:family="text">
      <style:text-properties fo:font-size="14pt" style:font-size-asian="14pt" style:font-size-complex="14pt" style:text-underline-style="solid" style:text-underline-color="font-color"/>
    </style:style>
    <style:style style:name="T60_5" style:family="text"/>
    <style:style style:name="T60_6" style:family="text">
      <style:text-properties fo:font-size="14pt" style:font-size-asian="14pt" style:font-size-complex="14pt" style:text-underline-style="solid" style:text-underline-color="font-color"/>
    </style:style>
    <style:style style:name="T60_7" style:family="text"/>
    <style:style style:name="T60_8" style:family="text">
      <style:text-properties fo:font-size="14pt" style:font-size-asian="14pt" style:font-size-complex="14pt" style:text-underline-style="solid" style:text-underline-color="font-color"/>
    </style:style>
    <style:style style:name="T60_9" style:family="text"/>
    <style:style style:name="T60_10" style:family="text">
      <style:text-properties fo:font-size="14pt" style:font-size-asian="14pt" style:font-size-complex="14pt" style:text-underline-style="solid" style:text-underline-color="font-color"/>
    </style:style>
    <style:style style:name="T60_11" style:family="text"/>
    <style:style style:name="T60_12" style:family="text">
      <style:text-properties fo:font-size="14pt" style:font-size-asian="14pt" style:font-size-complex="14pt" style:text-underline-style="solid" style:text-underline-color="font-color"/>
    </style:style>
    <style:style style:name="T60_13" style:family="text">
      <style:text-properties fo:font-size="14pt" style:font-size-asian="14pt" style:font-size-complex="14pt" style:text-underline-style="solid" style:text-underline-color="font-color"/>
    </style:style>
    <style:style style:name="T60_14" style:family="text">
      <style:text-properties fo:font-size="14pt" style:font-size-asian="14pt" style:font-size-complex="14pt"/>
    </style:style>
    <style:style style:name="P61" style:family="paragraph" style:parent-style-name="Standard">
      <style:paragraph-properties fo:break-before="auto" fo:text-indent="0cm" fo:line-height="115%" fo:margin-left="1.27cm" fo:margin-right="0cm" style:writing-mode="lr-tb">
        <style:tab-stops>
          <style:tab-stop style:type="right" style:leader-style="none" style:position="13.018cm"/>
        </style:tab-stops>
      </style:paragraph-properties>
      <style:text-properties fo:font-size="14pt" style:font-size-asian="14pt" style:font-size-complex="14pt"/>
    </style:style>
    <style:style style:name="P62" style:family="paragraph" style:parent-style-name="Standard">
      <style:paragraph-properties fo:break-before="auto" fo:line-height="115%" fo:margin-top="0cm" fo:margin-bottom="0cm" fo:margin-right="0cm" style:writing-mode="lr-tb">
        <style:tab-stops>
          <style:tab-stop style:type="right" style:leader-style="none" style:position="13.018cm"/>
        </style:tab-stops>
      </style:paragraph-properties>
    </style:style>
    <style:style style:name="T62_1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62_2" style:family="text"/>
    <style:style style:name="T62_3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62_4" style:family="text">
      <style:text-properties fo:font-size="14pt" style:font-size-asian="14pt" style:font-size-complex="14pt"/>
    </style:style>
    <style:style style:name="P63" style:family="paragraph" style:parent-style-name="Standard">
      <style:paragraph-properties fo:break-before="auto" fo:line-height="115%" fo:margin-right="0cm" style:writing-mode="lr-tb">
        <style:tab-stops>
          <style:tab-stop style:type="right" style:leader-style="none" style:position="14.288cm"/>
        </style:tab-stops>
      </style:paragraph-properties>
      <style:text-properties fo:font-size="14pt" style:font-size-asian="14pt" style:font-size-complex="14pt"/>
    </style:style>
    <style:style style:name="P64" style:family="paragraph" style:parent-style-name="Standard">
      <style:paragraph-properties fo:break-before="auto" fo:line-height="115%" fo:margin-top="0cm" fo:margin-bottom="0cm" fo:margin-right="0cm" style:writing-mode="lr-tb">
        <style:tab-stops>
          <style:tab-stop style:type="right" style:leader-style="none" style:position="13.018cm"/>
        </style:tab-stops>
      </style:paragraph-properties>
    </style:style>
    <style:style style:name="T64_1" style:family="text"/>
    <style:style style:name="T64_2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64_3" style:family="text">
      <style:text-properties fo:font-size="14pt" style:font-size-asian="14pt" style:font-size-complex="14pt"/>
    </style:style>
    <style:style style:name="P65" style:family="paragraph" style:parent-style-name="Standard">
      <style:paragraph-properties fo:break-before="auto" fo:text-indent="0cm" fo:line-height="115%" fo:margin-left="1.27cm" fo:margin-right="0cm" style:writing-mode="lr-tb">
        <style:tab-stops>
          <style:tab-stop style:type="right" style:leader-style="none" style:position="13.018cm"/>
        </style:tab-stops>
      </style:paragraph-properties>
    </style:style>
    <style:style style:name="T65_1" style:family="text"/>
    <style:style style:name="T65_2" style:family="text">
      <style:text-properties fo:font-size="14pt" style:font-size-asian="14pt" style:font-size-complex="14pt" style:text-underline-style="solid" style:text-underline-color="font-color"/>
    </style:style>
    <style:style style:name="T65_3" style:family="text"/>
    <style:style style:name="T65_4" style:family="text">
      <style:text-properties fo:font-size="14pt" style:font-size-asian="14pt" style:font-size-complex="14pt" style:text-underline-style="solid" style:text-underline-color="font-color"/>
    </style:style>
    <style:style style:name="T65_5" style:family="text">
      <style:text-properties fo:font-size="14pt" style:font-size-asian="14pt" style:font-size-complex="14pt"/>
    </style:style>
    <style:style style:name="P66" style:family="paragraph" style:parent-style-name="Standard">
      <style:paragraph-properties fo:break-before="auto" fo:text-indent="0cm" fo:line-height="115%" fo:margin-left="1.27cm" fo:margin-right="0cm" style:writing-mode="lr-tb">
        <style:tab-stops>
          <style:tab-stop style:type="right" style:leader-style="none" style:position="13.018cm"/>
        </style:tab-stops>
      </style:paragraph-properties>
    </style:style>
    <style:style style:name="T66_1" style:family="text"/>
    <style:style style:name="T66_2" style:family="text">
      <style:text-properties fo:font-size="14pt" style:font-size-asian="14pt" style:font-size-complex="14pt" style:text-underline-style="solid" style:text-underline-color="font-color"/>
    </style:style>
    <style:style style:name="T66_3" style:family="text"/>
    <style:style style:name="T66_4" style:family="text">
      <style:text-properties fo:font-size="14pt" style:font-size-asian="14pt" style:font-size-complex="14pt" style:text-underline-style="solid" style:text-underline-color="font-color"/>
    </style:style>
    <style:style style:name="T66_5" style:family="text">
      <style:text-properties fo:font-size="14pt" style:font-size-asian="14pt" style:font-size-complex="14pt"/>
    </style:style>
    <style:style style:name="P67" style:family="paragraph" style:parent-style-name="Standard">
      <style:paragraph-properties fo:break-before="auto" fo:text-indent="0cm" fo:line-height="115%" fo:margin-left="1.27cm" fo:margin-right="0cm" style:writing-mode="lr-tb">
        <style:tab-stops>
          <style:tab-stop style:type="right" style:leader-style="none" style:position="13.018cm"/>
        </style:tab-stops>
      </style:paragraph-properties>
    </style:style>
    <style:style style:name="T67_1" style:family="text"/>
    <style:style style:name="T67_2" style:family="text">
      <style:text-properties fo:font-size="14pt" style:font-size-asian="14pt" style:font-size-complex="14pt" style:text-underline-style="solid" style:text-underline-color="font-color"/>
    </style:style>
    <style:style style:name="T67_3" style:family="text"/>
    <style:style style:name="T67_4" style:family="text">
      <style:text-properties fo:font-size="14pt" style:font-size-asian="14pt" style:font-size-complex="14pt" style:text-underline-style="solid" style:text-underline-color="font-color"/>
    </style:style>
    <style:style style:name="T67_5" style:family="text"/>
    <style:style style:name="T67_6" style:family="text">
      <style:text-properties fo:font-size="14pt" style:font-size-asian="14pt" style:font-size-complex="14pt" style:text-underline-style="solid" style:text-underline-color="font-color"/>
    </style:style>
    <style:style style:name="T67_7" style:family="text"/>
    <style:style style:name="T67_8" style:family="text">
      <style:text-properties fo:font-size="14pt" style:font-size-asian="14pt" style:font-size-complex="14pt" style:text-underline-style="solid" style:text-underline-color="font-color"/>
    </style:style>
    <style:style style:name="T67_9" style:family="text">
      <style:text-properties fo:font-size="14pt" style:font-size-asian="14pt" style:font-size-complex="14pt"/>
    </style:style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Heading_20_1">
      <style:paragraph-properties fo:break-before="auto" fo:line-height="115%" style:writing-mode="lr-tb"/>
    </style:style>
    <style:style style:name="P71" style:family="paragraph" style:parent-style-name="Heading_20_1">
      <style:paragraph-properties fo:break-before="page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Heading_20_2">
      <style:paragraph-properties fo:break-before="auto" fo:line-height="115%" style:writing-mode="lr-tb"/>
    </style:style>
    <style:style style:name="T73_1" style:family="text"/>
    <style:style style:name="T73_2" style:family="text"/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T76_47" style:family="text"/>
    <style:style style:name="T76_48" style:family="text"/>
    <style:style style:name="T76_49" style:family="text"/>
    <style:style style:name="T76_50" style:family="text"/>
    <style:style style:name="T76_51" style:family="text"/>
    <style:style style:name="T76_52" style:family="text"/>
    <style:style style:name="T76_53" style:family="text"/>
    <style:style style:name="T76_54" style:family="text"/>
    <style:style style:name="T76_55" style:family="text"/>
    <style:style style:name="T76_56" style:family="text"/>
    <style:style style:name="T76_57" style:family="text"/>
    <style:style style:name="T76_58" style:family="text"/>
    <style:style style:name="T76_59" style:family="text"/>
    <style:style style:name="T76_60" style:family="text"/>
    <style:style style:name="T76_61" style:family="text"/>
    <style:style style:name="T76_62" style:family="text"/>
    <style:style style:name="T76_63" style:family="text"/>
    <style:style style:name="T76_64" style:family="text"/>
    <style:style style:name="T76_65" style:family="text"/>
    <style:style style:name="T76_66" style:family="text"/>
    <style:style style:name="T76_67" style:family="text"/>
    <style:style style:name="T76_68" style:family="text"/>
    <style:style style:name="T76_69" style:family="text"/>
    <style:style style:name="T76_70" style:family="text"/>
    <style:style style:name="T76_71" style:family="text"/>
    <style:style style:name="T76_72" style:family="text"/>
    <style:style style:name="T76_73" style:family="text"/>
    <style:style style:name="T76_74" style:family="text"/>
    <style:style style:name="T76_75" style:family="text"/>
    <style:style style:name="T76_76" style:family="text"/>
    <style:style style:name="T76_77" style:family="text"/>
    <style:style style:name="T76_78" style:family="text"/>
    <style:style style:name="T76_79" style:family="text"/>
    <style:style style:name="T76_80" style:family="text"/>
    <style:style style:name="T76_81" style:family="text"/>
    <style:style style:name="T76_82" style:family="text"/>
    <style:style style:name="T76_83" style:family="text"/>
    <style:style style:name="T76_84" style:family="text"/>
    <style:style style:name="T76_85" style:family="text"/>
    <style:style style:name="T76_86" style:family="text"/>
    <style:style style:name="T76_87" style:family="text"/>
    <style:style style:name="T76_88" style:family="text"/>
    <style:style style:name="T76_89" style:family="text"/>
    <style:style style:name="T76_90" style:family="text"/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Heading_20_2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fo:margin-top="0cm" fo:margin-bottom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>
      <style:text-properties fo:color="#1155cc" style:text-underline-style="solid" style:text-underline-color="font-color"/>
    </style:style>
    <style:style style:name="T83_4" style:family="text"/>
    <style:style style:name="T83_5" style:family="text">
      <style:text-properties fo:color="#1155cc" style:text-underline-style="solid" style:text-underline-color="font-color"/>
    </style:style>
    <style:style style:name="T83_6" style:family="text"/>
    <style:style style:name="T83_7" style:family="text">
      <style:text-properties fo:color="#1155cc" style:text-underline-style="solid" style:text-underline-color="font-color"/>
    </style:style>
    <style:style style:name="T83_8" style:family="text"/>
    <style:style style:name="T83_9" style:family="text">
      <style:text-properties fo:color="#1155cc" style:text-underline-style="solid" style:text-underline-color="font-color"/>
    </style:style>
    <style:style style:name="T83_10" style:family="text"/>
    <style:style style:name="T83_11" style:family="text">
      <style:text-properties fo:color="#1155cc" style:text-underline-style="solid" style:text-underline-color="font-color"/>
    </style:style>
    <style:style style:name="T83_12" style:family="text"/>
    <style:style style:name="T83_13" style:family="text">
      <style:text-properties fo:color="#1155cc" style:text-underline-style="solid" style:text-underline-color="font-color"/>
    </style:style>
    <style:style style:name="T83_14" style:family="text"/>
    <style:style style:name="T83_15" style:family="text">
      <style:text-properties fo:color="#1155cc" style:text-underline-style="solid" style:text-underline-color="font-color"/>
    </style:style>
    <style:style style:name="T83_16" style:family="text"/>
    <style:style style:name="T83_17" style:family="text">
      <style:text-properties fo:color="#1155cc" style:text-underline-style="solid" style:text-underline-color="font-color"/>
    </style:style>
    <style:style style:name="T83_18" style:family="text"/>
    <style:style style:name="T83_19" style:family="text">
      <style:text-properties fo:color="#1155cc" style:text-underline-style="solid" style:text-underline-color="font-color"/>
    </style:style>
    <style:style style:name="T83_20" style:family="text"/>
    <style:style style:name="T83_21" style:family="text">
      <style:text-properties fo:color="#1155cc" style:text-underline-style="solid" style:text-underline-color="font-color"/>
    </style:style>
    <style:style style:name="T83_22" style:family="text"/>
    <style:style style:name="T83_23" style:family="text">
      <style:text-properties fo:color="#1155cc" style:text-underline-style="solid" style:text-underline-color="font-color"/>
    </style:style>
    <style:style style:name="T83_24" style:family="text"/>
    <style:style style:name="T83_25" style:family="text">
      <style:text-properties fo:color="#1155cc" style:text-underline-style="solid" style:text-underline-color="font-color"/>
    </style:style>
    <style:style style:name="T83_26" style:family="text"/>
    <style:style style:name="T83_27" style:family="text">
      <style:text-properties fo:color="#1155cc" style:text-underline-style="solid" style:text-underline-color="font-color"/>
    </style:style>
    <style:style style:name="T83_28" style:family="text"/>
    <style:style style:name="T83_29" style:family="text">
      <style:text-properties fo:color="#1155cc" style:text-underline-style="solid" style:text-underline-color="font-color"/>
    </style:style>
    <style:style style:name="T83_30" style:family="text"/>
    <style:style style:name="T83_31" style:family="text">
      <style:text-properties fo:color="#1155cc" style:text-underline-style="solid" style:text-underline-color="font-color"/>
    </style:style>
    <style:style style:name="T83_32" style:family="text"/>
    <style:style style:name="T83_33" style:family="text">
      <style:text-properties fo:color="#1155cc" style:text-underline-style="solid" style:text-underline-color="font-color"/>
    </style:style>
    <style:style style:name="T83_34" style:family="text"/>
    <style:style style:name="T83_35" style:family="text">
      <style:text-properties fo:color="#1155cc" style:text-underline-style="solid" style:text-underline-color="font-color"/>
    </style:style>
    <style:style style:name="T83_36" style:family="text"/>
    <style:style style:name="T83_37" style:family="text">
      <style:text-properties fo:color="#1155cc" style:text-underline-style="solid" style:text-underline-color="font-color"/>
    </style:style>
    <style:style style:name="T83_38" style:family="text"/>
    <style:style style:name="T83_39" style:family="text">
      <style:text-properties fo:color="#1155cc" style:text-underline-style="solid" style:text-underline-color="font-color"/>
    </style:style>
    <style:style style:name="T83_40" style:family="text"/>
    <style:style style:name="T83_41" style:family="text">
      <style:text-properties fo:color="#1155cc" style:text-underline-style="solid" style:text-underline-color="font-color"/>
    </style:style>
    <style:style style:name="T83_42" style:family="text"/>
    <style:style style:name="T83_43" style:family="text">
      <style:text-properties fo:color="#1155cc" style:text-underline-style="solid" style:text-underline-color="font-color"/>
    </style:style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auto" fo:line-height="115%" fo:margin-top="0cm" fo:margin-bottom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>
      <style:text-properties fo:color="#1155cc" style:text-underline-style="solid" style:text-underline-color="font-color"/>
    </style:style>
    <style:style style:name="T86_4" style:family="text"/>
    <style:style style:name="T86_5" style:family="text">
      <style:text-properties fo:color="#1155cc" style:text-underline-style="solid" style:text-underline-color="font-color"/>
    </style:style>
    <style:style style:name="T86_6" style:family="text"/>
    <style:style style:name="T86_7" style:family="text">
      <style:text-properties fo:color="#1155cc" style:text-underline-style="solid" style:text-underline-color="font-color"/>
    </style:style>
    <style:style style:name="T86_8" style:family="text"/>
    <style:style style:name="T86_9" style:family="text">
      <style:text-properties fo:color="#1155cc" style:text-underline-style="solid" style:text-underline-color="font-color"/>
    </style:style>
    <style:style style:name="T86_10" style:family="text"/>
    <style:style style:name="T86_11" style:family="text">
      <style:text-properties fo:color="#1155cc" style:text-underline-style="solid" style:text-underline-color="font-color"/>
    </style:style>
    <style:style style:name="T86_12" style:family="text"/>
    <style:style style:name="T86_13" style:family="text">
      <style:text-properties fo:color="#1155cc" style:text-underline-style="solid" style:text-underline-color="font-color"/>
    </style:style>
    <style:style style:name="T86_14" style:family="text"/>
    <style:style style:name="T86_15" style:family="text">
      <style:text-properties fo:color="#1155cc" style:text-underline-style="solid" style:text-underline-color="font-color"/>
    </style:style>
    <style:style style:name="T86_16" style:family="text"/>
    <style:style style:name="T86_17" style:family="text">
      <style:text-properties fo:color="#1155cc" style:text-underline-style="solid" style:text-underline-color="font-color"/>
    </style:style>
    <style:style style:name="T86_18" style:family="text"/>
    <style:style style:name="T86_19" style:family="text">
      <style:text-properties fo:color="#1155cc" style:text-underline-style="solid" style:text-underline-color="font-color"/>
    </style:style>
    <style:style style:name="T86_20" style:family="text"/>
    <style:style style:name="T86_21" style:family="text">
      <style:text-properties fo:color="#1155cc" style:text-underline-style="solid" style:text-underline-color="font-color"/>
    </style:style>
    <style:style style:name="T86_22" style:family="text"/>
    <style:style style:name="T86_23" style:family="text">
      <style:text-properties fo:color="#1155cc" style:text-underline-style="solid" style:text-underline-color="font-color"/>
    </style:style>
    <style:style style:name="T86_24" style:family="text"/>
    <style:style style:name="T86_25" style:family="text">
      <style:text-properties fo:color="#1155cc" style:text-underline-style="solid" style:text-underline-color="font-color"/>
    </style:style>
    <style:style style:name="T86_26" style:family="text"/>
    <style:style style:name="T86_27" style:family="text">
      <style:text-properties fo:color="#1155cc" style:text-underline-style="solid" style:text-underline-color="font-color"/>
    </style:style>
    <style:style style:name="T86_28" style:family="text"/>
    <style:style style:name="T86_29" style:family="text">
      <style:text-properties fo:color="#1155cc" style:text-underline-style="solid" style:text-underline-color="font-color"/>
    </style:style>
    <style:style style:name="T86_30" style:family="text"/>
    <style:style style:name="T86_31" style:family="text">
      <style:text-properties fo:color="#1155cc" style:text-underline-style="solid" style:text-underline-color="font-color"/>
    </style:style>
    <style:style style:name="T86_32" style:family="text"/>
    <style:style style:name="T86_33" style:family="text">
      <style:text-properties fo:color="#1155cc" style:text-underline-style="solid" style:text-underline-color="font-color"/>
    </style:style>
    <style:style style:name="T86_34" style:family="text"/>
    <style:style style:name="T86_35" style:family="text">
      <style:text-properties fo:color="#1155cc" style:text-underline-style="solid" style:text-underline-color="font-color"/>
    </style:style>
    <style:style style:name="T86_36" style:family="text"/>
    <style:style style:name="T86_37" style:family="text">
      <style:text-properties fo:color="#1155cc" style:text-underline-style="solid" style:text-underline-color="font-color"/>
    </style:style>
    <style:style style:name="T86_38" style:family="text"/>
    <style:style style:name="T86_39" style:family="text">
      <style:text-properties fo:color="#1155cc" style:text-underline-style="solid" style:text-underline-color="font-color"/>
    </style:style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Heading_20_4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P95" style:family="paragraph" style:parent-style-name="Standard">
      <style:paragraph-properties fo:break-before="auto" fo:line-height="115%" fo:margin-top="0cm" fo:margin-bottom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P97" style:family="paragraph" style:parent-style-name="Heading_20_4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P100" style:family="paragraph" style:parent-style-name="Standard">
      <style:paragraph-properties fo:break-before="auto" fo:line-height="115%" fo:margin-top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P101" style:family="paragraph" style:parent-style-name="Standard">
      <style:paragraph-properties fo:break-before="auto" fo:line-height="115%" fo:margin-top="0cm" fo:margin-bottom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P102" style:family="paragraph" style:parent-style-name="Standard">
      <style:paragraph-properties fo:break-before="auto" fo:line-height="115%" style:writing-mode="lr-tb"/>
    </style:style>
    <style:style style:name="P103" style:family="paragraph" style:parent-style-name="Heading_20_4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P104" style:family="paragraph" style:parent-style-name="Standard">
      <style:paragraph-properties fo:break-before="auto" fo:line-height="115%" fo:margin-top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P105" style:family="paragraph" style:parent-style-name="Standard">
      <style:paragraph-properties fo:break-before="auto" fo:line-height="115%" fo:margin-top="0cm" fo:margin-bottom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P106" style:family="paragraph" style:parent-style-name="Standard">
      <style:paragraph-properties fo:break-before="auto" fo:line-height="115%" style:writing-mode="lr-tb"/>
    </style:style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Heading_20_2">
      <style:paragraph-properties fo:break-before="auto" fo:line-height="115%" style:writing-mode="lr-tb"/>
    </style:style>
    <style:style style:name="T108_1" style:family="text"/>
    <style:style style:name="T108_2" style:family="text"/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/>
    <style:style style:name="T110_41" style:family="text"/>
    <style:style style:name="T110_42" style:family="text"/>
    <style:style style:name="T110_43" style:family="text"/>
    <style:style style:name="T110_44" style:family="text"/>
    <style:style style:name="T110_45" style:family="text"/>
    <style:style style:name="T110_46" style:family="text"/>
    <style:style style:name="T110_47" style:family="text"/>
    <style:style style:name="T110_48" style:family="text"/>
    <style:style style:name="T110_49" style:family="text"/>
    <style:style style:name="T110_50" style:family="text"/>
    <style:style style:name="T110_51" style:family="text"/>
    <style:style style:name="T110_52" style:family="text"/>
    <style:style style:name="T110_53" style:family="text"/>
    <style:style style:name="T110_54" style:family="text"/>
    <style:style style:name="T110_55" style:family="text"/>
    <style:style style:name="T110_56" style:family="text"/>
    <style:style style:name="T110_57" style:family="text"/>
    <style:style style:name="T110_58" style:family="text"/>
    <style:style style:name="T110_59" style:family="text"/>
    <style:style style:name="T110_60" style:family="text"/>
    <style:style style:name="T110_61" style:family="text"/>
    <style:style style:name="T110_62" style:family="text"/>
    <style:style style:name="T110_63" style:family="text"/>
    <style:style style:name="T110_64" style:family="text"/>
    <style:style style:name="T110_65" style:family="text"/>
    <style:style style:name="T110_66" style:family="text"/>
    <style:style style:name="T110_67" style:family="text"/>
    <style:style style:name="T110_68" style:family="text"/>
    <style:style style:name="T110_69" style:family="text"/>
    <style:style style:name="T110_70" style:family="text"/>
    <style:style style:name="T110_71" style:family="text"/>
    <style:style style:name="T110_72" style:family="text"/>
    <style:style style:name="T110_73" style:family="text"/>
    <style:style style:name="T110_74" style:family="text"/>
    <style:style style:name="T110_75" style:family="text"/>
    <style:style style:name="T110_76" style:family="text"/>
    <style:style style:name="T110_77" style:family="text"/>
    <style:style style:name="T110_78" style:family="text"/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P112" style:family="paragraph" style:parent-style-name="Standard">
      <style:paragraph-properties fo:break-before="auto" fo:line-height="115%" fo:margin-top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P113" style:family="paragraph" style:parent-style-name="Standard">
      <style:paragraph-properties fo:break-before="auto" fo:line-height="115%" fo:margin-top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P114" style:family="paragraph" style:parent-style-name="Standard">
      <style:paragraph-properties fo:break-before="auto" fo:line-height="115%" fo:margin-top="0cm" fo:margin-bottom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Heading_20_2">
      <style:paragraph-properties fo:break-before="auto" fo:line-height="115%" style:writing-mode="lr-tb"/>
    </style:style>
    <style:style style:name="T117_1" style:family="text"/>
    <style:style style:name="T117_2" style:family="text"/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P120" style:family="paragraph" style:parent-style-name="Standard">
      <style:paragraph-properties fo:break-before="auto" fo:line-height="115%" fo:margin-top="0cm" fo:margin-bottom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P123" style:family="paragraph" style:parent-style-name="Standard">
      <style:paragraph-properties fo:break-before="auto" fo:line-height="115%" fo:margin-top="0cm" fo:margin-bottom="0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P124" style:family="paragraph" style:parent-style-name="Standard">
      <style:paragraph-properties fo:break-before="auto" fo:line-height="115%" style:writing-mode="lr-tb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P126" style:family="paragraph" style:parent-style-name="Standard">
      <style:paragraph-properties fo:break-before="auto" fo:line-height="115%" fo:margin-top="0cm" fo:margin-bottom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P127" style:family="paragraph" style:parent-style-name="Standard">
      <style:paragraph-properties fo:break-before="auto" fo:line-height="115%" style:writing-mode="lr-tb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P130" style:family="paragraph" style:parent-style-name="Standard">
      <style:paragraph-properties fo:break-before="auto" fo:line-height="115%" style:writing-mode="lr-tb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P132" style:family="paragraph" style:parent-style-name="Standard">
      <style:paragraph-properties fo:break-before="auto" fo:line-height="115%" fo:margin-top="0cm" fo:margin-bottom="0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Standard">
      <style:paragraph-properties fo:break-before="auto" fo:line-height="115%" style:writing-mode="lr-tb"/>
    </style:style>
    <style:style style:name="P135" style:family="paragraph" style:parent-style-name="Heading_20_2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P136" style:family="paragraph" style:parent-style-name="Standard">
      <style:paragraph-properties fo:break-before="auto" fo:line-height="115%" style:writing-mode="lr-tb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P138" style:family="paragraph" style:parent-style-name="Standard">
      <style:paragraph-properties fo:break-before="auto" fo:line-height="115%" fo:margin-top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P139" style:family="paragraph" style:parent-style-name="Standard">
      <style:paragraph-properties fo:break-before="auto" fo:line-height="115%" fo:margin-top="0cm" fo:margin-bottom="0cm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P140" style:family="paragraph" style:parent-style-name="Standard">
      <style:paragraph-properties fo:break-before="auto" fo:line-height="115%" style:writing-mode="lr-tb"/>
    </style:style>
    <style:style style:name="P141" style:family="paragraph" style:parent-style-name="Heading_20_1">
      <style:paragraph-properties fo:break-before="page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P142" style:family="paragraph" style:parent-style-name="Standard">
      <style:paragraph-properties fo:break-before="auto" fo:line-height="115%" style:writing-mode="lr-tb"/>
    </style:style>
    <style:style style:name="P143" style:family="paragraph" style:parent-style-name="Heading_20_2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P144" style:family="paragraph" style:parent-style-name="Standard">
      <style:paragraph-properties fo:break-before="auto" fo:line-height="115%" style:writing-mode="lr-tb"/>
    </style:style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P146" style:family="paragraph" style:parent-style-name="Standard">
      <style:paragraph-properties fo:break-before="auto" fo:line-height="115%" fo:margin-top="0cm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P147" style:family="paragraph" style:parent-style-name="Standard">
      <style:paragraph-properties fo:break-before="auto" fo:line-height="115%" fo:margin-top="0cm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P148" style:family="paragraph" style:parent-style-name="Standard">
      <style:paragraph-properties fo:break-before="auto" fo:line-height="115%" fo:margin-top="0cm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P149" style:family="paragraph" style:parent-style-name="Standard">
      <style:paragraph-properties fo:break-before="auto" fo:line-height="115%" fo:margin-top="0cm" fo:margin-bottom="0cm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P150" style:family="paragraph" style:parent-style-name="Standard">
      <style:paragraph-properties fo:break-before="auto" fo:line-height="115%" style:writing-mode="lr-tb"/>
    </style:style>
    <style:style style:name="P151" style:family="paragraph" style:parent-style-name="Heading_20_2">
      <style:paragraph-properties fo:break-before="auto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P152" style:family="paragraph" style:parent-style-name="Standard">
      <style:paragraph-properties fo:break-before="auto" fo:line-height="115%" style:writing-mode="lr-tb"/>
    </style:style>
    <style:style style:name="P153" style:family="paragraph" style:parent-style-name="Standard">
      <style:paragraph-properties fo:break-before="auto" fo:line-height="115%" fo:margin-top="0cm" fo:margin-bottom="0cm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P155" style:family="paragraph" style:parent-style-name="Standard">
      <style:paragraph-properties fo:break-before="auto" fo:line-height="115%" fo:margin-top="0cm" fo:margin-bottom="0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T155_27" style:family="text"/>
    <style:style style:name="T155_28" style:family="text"/>
    <style:style style:name="T155_29" style:family="text"/>
    <style:style style:name="T155_30" style:family="text"/>
    <style:style style:name="T155_31" style:family="text"/>
    <style:style style:name="T155_32" style:family="text"/>
    <style:style style:name="T155_33" style:family="text"/>
    <style:style style:name="T155_34" style:family="text"/>
    <style:style style:name="T155_35" style:family="text"/>
    <style:style style:name="T155_36" style:family="text"/>
    <style:style style:name="T155_37" style:family="text"/>
    <style:style style:name="T155_38" style:family="text"/>
    <style:style style:name="T155_39" style:family="text"/>
    <style:style style:name="T155_40" style:family="text"/>
    <style:style style:name="T155_41" style:family="text"/>
    <style:style style:name="T155_42" style:family="text"/>
    <style:style style:name="T155_43" style:family="text"/>
    <style:style style:name="T155_44" style:family="text"/>
    <style:style style:name="T155_45" style:family="text"/>
    <style:style style:name="T155_46" style:family="text"/>
    <style:style style:name="T155_47" style:family="text"/>
    <style:style style:name="T155_48" style:family="text"/>
    <style:style style:name="T155_49" style:family="text"/>
    <style:style style:name="T155_50" style:family="text"/>
    <style:style style:name="T155_51" style:family="text"/>
    <style:style style:name="T155_52" style:family="text"/>
    <style:style style:name="T155_53" style:family="text"/>
    <style:style style:name="T155_54" style:family="text"/>
    <style:style style:name="T155_55" style:family="text"/>
    <style:style style:name="T155_56" style:family="text"/>
    <style:style style:name="T155_57" style:family="text"/>
    <style:style style:name="T155_58" style:family="text"/>
    <style:style style:name="T155_59" style:family="text"/>
    <style:style style:name="T155_60" style:family="text"/>
    <style:style style:name="T155_61" style:family="text"/>
    <style:style style:name="T155_62" style:family="text"/>
    <style:style style:name="T155_63" style:family="text"/>
    <style:style style:name="T155_64" style:family="text"/>
    <style:style style:name="P156" style:family="paragraph" style:parent-style-name="Standard">
      <style:paragraph-properties fo:break-before="auto" fo:line-height="115%" style:writing-mode="lr-tb"/>
    </style:style>
    <style:style style:name="P157" style:family="paragraph" style:parent-style-name="Heading_20_2">
      <style:paragraph-properties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P158" style:family="paragraph" style:parent-style-name="Standard">
      <style:paragraph-properties fo:break-before="auto" fo:line-height="115%" style:writing-mode="lr-tb"/>
    </style:style>
    <style:style style:name="P159" style:family="paragraph" style:parent-style-name="Heading_20_4">
      <style:paragraph-properties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P160" style:family="paragraph" style:parent-style-name="Standard">
      <style:paragraph-properties fo:break-before="auto" fo:line-height="115%" fo:margin-top="0cm" fo:margin-bottom="0cm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P161" style:family="paragraph" style:parent-style-name="Standard">
      <style:paragraph-properties fo:break-before="auto" fo:text-indent="1.27cm" fo:line-height="115%" fo:margin-left="1.27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T161_19" style:family="text"/>
    <style:style style:name="T161_20" style:family="text"/>
    <style:style style:name="T161_21" style:family="text"/>
    <style:style style:name="T161_22" style:family="text"/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P163" style:family="paragraph" style:parent-style-name="Standard">
      <style:paragraph-properties fo:break-before="auto" fo:line-height="115%" style:writing-mode="lr-tb"/>
    </style:style>
    <style:style style:name="P164" style:family="paragraph" style:parent-style-name="Standard">
      <style:paragraph-properties fo:break-before="auto" fo:line-height="115%" fo:margin-top="0cm" fo:margin-bottom="0cm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T164_18" style:family="text"/>
    <style:style style:name="T164_19" style:family="text"/>
    <style:style style:name="T164_20" style:family="text"/>
    <style:style style:name="T164_21" style:family="text"/>
    <style:style style:name="T164_22" style:family="text"/>
    <style:style style:name="T164_23" style:family="text"/>
    <style:style style:name="T164_24" style:family="text"/>
    <style:style style:name="T164_25" style:family="text"/>
    <style:style style:name="T164_26" style:family="text"/>
    <style:style style:name="T164_27" style:family="text"/>
    <style:style style:name="T164_28" style:family="text"/>
    <style:style style:name="T164_29" style:family="text"/>
    <style:style style:name="T164_30" style:family="text"/>
    <style:style style:name="T164_31" style:family="text"/>
    <style:style style:name="T164_32" style:family="text"/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P166" style:family="paragraph" style:parent-style-name="Standard">
      <style:paragraph-properties fo:break-before="auto" fo:line-height="115%" fo:margin-top="0cm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T166_23" style:family="text"/>
    <style:style style:name="T166_24" style:family="text"/>
    <style:style style:name="P167" style:family="paragraph" style:parent-style-name="Standard">
      <style:paragraph-properties fo:break-before="auto" fo:line-height="115%" fo:margin-top="0cm" fo:margin-bottom="0cm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T167_15" style:family="text"/>
    <style:style style:name="T167_16" style:family="text"/>
    <style:style style:name="T167_17" style:family="text"/>
    <style:style style:name="T167_18" style:family="text"/>
    <style:style style:name="T167_19" style:family="text"/>
    <style:style style:name="T167_20" style:family="text"/>
    <style:style style:name="P168" style:family="paragraph" style:parent-style-name="Standard">
      <style:paragraph-properties fo:break-before="auto" fo:line-height="115%" style:writing-mode="lr-tb"/>
    </style:style>
    <style:style style:name="P169" style:family="paragraph" style:parent-style-name="Standard">
      <style:paragraph-properties fo:break-before="auto" fo:line-height="115%" fo:margin-top="0cm" fo:margin-bottom="0cm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T170_19" style:family="text"/>
    <style:style style:name="T170_20" style:family="text"/>
    <style:style style:name="T170_21" style:family="text"/>
    <style:style style:name="T170_22" style:family="text"/>
    <style:style style:name="T170_23" style:family="text"/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T171_21" style:family="text"/>
    <style:style style:name="T171_22" style:family="text"/>
    <style:style style:name="T171_23" style:family="text"/>
    <style:style style:name="P172" style:family="paragraph" style:parent-style-name="Standard">
      <style:paragraph-properties fo:break-before="auto" fo:line-height="115%" fo:margin-top="0cm" fo:margin-bottom="0cm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T173_19" style:family="text"/>
    <style:style style:name="T173_20" style:family="text"/>
    <style:style style:name="T173_21" style:family="text"/>
    <style:style style:name="T173_22" style:family="text"/>
    <style:style style:name="T173_23" style:family="text"/>
    <style:style style:name="T173_24" style:family="text"/>
    <style:style style:name="T173_25" style:family="text"/>
    <style:style style:name="T173_26" style:family="text"/>
    <style:style style:name="T173_27" style:family="text"/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P175" style:family="paragraph" style:parent-style-name="Standard">
      <style:paragraph-properties fo:break-before="auto" fo:line-height="115%" style:writing-mode="lr-tb"/>
    </style:style>
    <style:style style:name="P176" style:family="paragraph" style:parent-style-name="Heading_20_2">
      <style:paragraph-properties fo:break-before="auto" fo:line-height="115%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P177" style:family="paragraph" style:parent-style-name="Standard">
      <style:paragraph-properties fo:break-before="auto" fo:line-height="115%" style:writing-mode="lr-tb"/>
    </style:style>
    <style:style style:name="P178" style:family="paragraph" style:parent-style-name="Standard">
      <style:paragraph-properties fo:break-before="auto" fo:line-height="115%" fo:margin-top="0cm" fo:margin-bottom="0cm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P179" style:family="paragraph" style:parent-style-name="Standard">
      <style:paragraph-properties fo:break-before="auto" fo:text-indent="0cm" fo:line-height="115%" fo:margin-left="2.54cm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/>
    <style:style style:name="T179_21" style:family="text"/>
    <style:style style:name="T179_22" style:family="text"/>
    <style:style style:name="T179_23" style:family="text"/>
    <style:style style:name="T179_24" style:family="text"/>
    <style:style style:name="T179_25" style:family="text"/>
    <style:style style:name="T179_26" style:family="text"/>
    <style:style style:name="T179_27" style:family="text"/>
    <style:style style:name="T179_28" style:family="text"/>
    <style:style style:name="T179_29" style:family="text"/>
    <style:style style:name="T179_30" style:family="text"/>
    <style:style style:name="T179_31" style:family="text"/>
    <style:style style:name="T179_32" style:family="text"/>
    <style:style style:name="T179_33" style:family="text"/>
    <style:style style:name="T179_34" style:family="text"/>
    <style:style style:name="T179_35" style:family="text"/>
    <style:style style:name="T179_36" style:family="text"/>
    <style:style style:name="T179_37" style:family="text"/>
    <style:style style:name="T179_38" style:family="text"/>
    <style:style style:name="T179_39" style:family="text"/>
    <style:style style:name="T179_40" style:family="text"/>
    <style:style style:name="T179_41" style:family="text"/>
    <style:style style:name="T179_42" style:family="text"/>
    <style:style style:name="P180" style:family="paragraph" style:parent-style-name="Standard">
      <style:paragraph-properties fo:break-before="auto" fo:text-indent="0cm" fo:line-height="115%" fo:margin-left="2.54cm" style:writing-mode="lr-tb"/>
    </style:style>
    <style:style style:name="P181" style:family="paragraph" style:parent-style-name="Heading_20_2">
      <style:paragraph-properties fo:break-before="auto" fo:line-height="115%" style:writing-mode="lr-tb"/>
    </style:style>
    <style:style style:name="T181_1" style:family="text"/>
    <style:style style:name="T181_2" style:family="text"/>
    <style:style style:name="T181_3" style:family="text"/>
    <style:style style:name="P182" style:family="paragraph" style:parent-style-name="Standard">
      <style:paragraph-properties fo:break-before="auto" fo:line-height="115%" style:writing-mode="lr-tb"/>
    </style:style>
    <style:style style:name="P183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5.741cm"/>
    </style:style>
    <style:style style:name="Column2" style:family="table-column">
      <style:table-column-properties style:column-width="10.76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7" style:family="paragraph" style:parent-style-name="Heading_20_4">
      <style:paragraph-properties fo:text-align="center" fo:break-before="auto" fo:text-indent="0cm" fo:line-height="100%" fo:margin-top="0.282cm" fo:margin-bottom="0cm" fo:margin-left="0cm" fo:margin-right="0cm" fo:keep-with-next="always" fo:keep-together="always" fo:orphans="2" fo:widows="2" style:writing-mode="lr-tb"/>
    </style:style>
    <style:style style:name="T187_1" style:family="text">
      <style:text-properties style:text-line-through-style="none" fo:font-style="normal" style:font-style-asian="normal" style:font-style-complex="normal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solid" style:text-underline-color="font-color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3" style:family="paragraph" style:parent-style-name="Heading_20_4">
      <style:paragraph-properties fo:text-align="center" fo:break-before="auto" fo:text-indent="0cm" fo:line-height="100%" fo:margin-top="0.282cm" fo:margin-bottom="0cm" fo:margin-left="0cm" fo:margin-right="0cm" fo:keep-with-next="always" fo:keep-together="always" style:writing-mode="lr-tb"/>
    </style:style>
    <style:style style:name="T193_1" style:family="text">
      <style:text-properties style:text-line-through-style="none" fo:font-style="normal" style:font-style-asian="normal" style:font-style-complex="normal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solid" style:text-underline-color="font-color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1" style:family="paragraph" style:parent-style-name="Heading_20_4">
      <style:paragraph-properties fo:text-align="center" fo:break-before="auto" fo:text-indent="0cm" fo:line-height="100%" fo:margin-top="0.282cm" fo:margin-bottom="0cm" fo:margin-left="0cm" fo:margin-right="0cm" fo:keep-with-next="always" fo:keep-together="always" style:writing-mode="lr-tb"/>
    </style:style>
    <style:style style:name="T201_1" style:family="text">
      <style:text-properties style:text-line-through-style="none" fo:font-style="normal" style:font-style-asian="normal" style:font-style-complex="normal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solid" style:text-underline-color="font-color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1" style:family="paragraph" style:parent-style-name="Heading_20_4">
      <style:paragraph-properties fo:text-align="center" fo:break-before="auto" fo:text-indent="0cm" fo:line-height="100%" fo:margin-top="0.282cm" fo:margin-bottom="0cm" fo:margin-left="0cm" fo:margin-right="0cm" fo:keep-with-next="always" fo:keep-together="always" style:writing-mode="lr-tb"/>
    </style:style>
    <style:style style:name="T211_1" style:family="text">
      <style:text-properties style:text-line-through-style="none" fo:font-style="normal" style:font-style-asian="normal" style:font-style-complex="normal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solid" style:text-underline-color="font-color"/>
    </style:style>
    <style:style style:name="T211_2" style:family="text">
      <style:text-properties style:text-line-through-style="none" fo:font-style="normal" style:font-style-asian="normal" style:font-style-complex="normal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solid" style:text-underline-color="font-color"/>
    </style:style>
    <style:style style:name="T211_3" style:family="text">
      <style:text-properties style:text-line-through-style="none" fo:font-style="normal" style:font-style-asian="normal" style:font-style-complex="normal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solid" style:text-underline-color="font-color"/>
    </style:style>
    <style:style style:name="T211_4" style:family="text">
      <style:text-properties style:text-line-through-style="none" fo:font-style="normal" style:font-style-asian="normal" style:font-style-complex="normal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solid" style:text-underline-color="font-color"/>
    </style:style>
    <style:style style:name="T211_5" style:family="text">
      <style:text-properties style:text-line-through-style="none" fo:font-style="normal" style:font-style-asian="normal" style:font-style-complex="normal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solid" style:text-underline-color="font-color"/>
    </style:style>
    <style:style style:name="T211_6" style:family="text">
      <style:text-properties style:text-line-through-style="none" fo:font-style="normal" style:font-style-asian="normal" style:font-style-complex="normal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solid" style:text-underline-color="font-color"/>
    </style:style>
    <style:style style:name="T211_7" style:family="text">
      <style:text-properties style:text-line-through-style="none" fo:font-style="normal" style:font-style-asian="normal" style:font-style-complex="normal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solid" style:text-underline-color="font-color"/>
    </style:style>
    <style:style style:name="Row15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8" style:family="paragraph" style:parent-style-name="Standard">
      <style:paragraph-properties fo:break-before="auto" fo:line-height="115%" style:writing-mode="lr-tb"/>
    </style:style>
    <style:style style:name="P219" style:family="paragraph" style:parent-style-name="Standard">
      <style:paragraph-properties fo:break-before="auto" fo:line-height="115%" style:writing-mode="lr-tb"/>
    </style:style>
    <style:style style:name="P220" style:family="paragraph" style:parent-style-name="Heading_20_4">
      <style:paragraph-properties fo:break-before="auto" fo:line-height="115%" fo:margin-top="0cm" fo:margin-bottom="0cm" style:writing-mode="lr-tb"/>
    </style:style>
    <style:style style:name="T220_1" style:family="text"/>
    <style:style style:name="T220_2" style:family="text"/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>
      <style:text-properties fo:font-weight="bold" style:font-weight-asian="bold" style:font-weight-complex="bold"/>
    </style:style>
    <style:style style:name="T221_2" style:family="text">
      <style:text-properties fo:font-weight="bold" style:font-weight-asian="bold" style:font-weight-complex="bold"/>
    </style:style>
    <style:style style:name="T221_3" style:family="text">
      <style:text-properties fo:font-weight="bold" style:font-weight-asian="bold" style:font-weight-complex="bold"/>
    </style:style>
    <style:style style:name="T221_4" style:family="text">
      <style:text-properties fo:font-weight="bold" style:font-weight-asian="bold" style:font-weight-complex="bold"/>
    </style:style>
    <style:style style:name="T221_5" style:family="text">
      <style:text-properties fo:font-weight="bold" style:font-weight-asian="bold" style:font-weight-complex="bold"/>
    </style:style>
    <style:style style:name="T221_6" style:family="text">
      <style:text-properties fo:font-weight="bold" style:font-weight-asian="bold" style:font-weight-complex="bold"/>
    </style:style>
    <style:style style:name="T221_7" style:family="text">
      <style:text-properties fo:font-weight="bold" style:font-weight-asian="bold" style:font-weight-complex="bold"/>
    </style:style>
    <style:style style:name="P222" style:family="paragraph" style:parent-style-name="Standard">
      <style:paragraph-properties fo:break-before="auto" fo:text-indent="1.27cm" fo:line-height="115%" fo:margin-left="1.27cm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T222_23" style:family="text"/>
    <style:style style:name="T222_24" style:family="text"/>
    <style:style style:name="T222_25" style:family="text"/>
    <style:style style:name="T222_26" style:family="text"/>
    <style:style style:name="T222_27" style:family="text"/>
    <style:style style:name="T222_28" style:family="text"/>
    <style:style style:name="T222_29" style:family="text"/>
    <style:style style:name="T222_30" style:family="text"/>
    <style:style style:name="T222_31" style:family="text"/>
    <style:style style:name="T222_32" style:family="text"/>
    <style:style style:name="P223" style:family="paragraph" style:parent-style-name="Standard">
      <style:paragraph-properties fo:break-before="auto" fo:line-height="115%" style:writing-mode="lr-tb"/>
    </style:style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>
      <style:text-properties fo:font-weight="bold" style:font-weight-asian="bold" style:font-weight-complex="bold"/>
    </style:style>
    <style:style style:name="T224_2" style:family="text">
      <style:text-properties fo:font-weight="bold" style:font-weight-asian="bold" style:font-weight-complex="bold"/>
    </style:style>
    <style:style style:name="T224_3" style:family="text">
      <style:text-properties fo:font-weight="bold" style:font-weight-asian="bold" style:font-weight-complex="bold"/>
    </style:style>
    <style:style style:name="T224_4" style:family="text">
      <style:text-properties fo:font-weight="bold" style:font-weight-asian="bold" style:font-weight-complex="bold"/>
    </style:style>
    <style:style style:name="T224_5" style:family="text">
      <style:text-properties fo:font-weight="bold" style:font-weight-asian="bold" style:font-weight-complex="bold"/>
    </style:style>
    <style:style style:name="T224_6" style:family="text">
      <style:text-properties fo:font-weight="bold" style:font-weight-asian="bold" style:font-weight-complex="bold"/>
    </style:style>
    <style:style style:name="T224_7" style:family="text">
      <style:text-properties fo:font-weight="bold" style:font-weight-asian="bold" style:font-weight-complex="bold"/>
    </style:style>
    <style:style style:name="P225" style:family="paragraph" style:parent-style-name="Standard">
      <style:paragraph-properties fo:break-before="auto" fo:text-indent="0cm" fo:line-height="115%" fo:margin-left="2.54cm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T225_13" style:family="text"/>
    <style:style style:name="T225_14" style:family="text"/>
    <style:style style:name="T225_15" style:family="text"/>
    <style:style style:name="T225_16" style:family="text"/>
    <style:style style:name="T225_17" style:family="text"/>
    <style:style style:name="T225_18" style:family="text"/>
    <style:style style:name="T225_19" style:family="text"/>
    <style:style style:name="T225_20" style:family="text"/>
    <style:style style:name="T225_21" style:family="text"/>
    <style:style style:name="T225_22" style:family="text"/>
    <style:style style:name="T225_23" style:family="text"/>
    <style:style style:name="T225_24" style:family="text"/>
    <style:style style:name="T225_25" style:family="text"/>
    <style:style style:name="T225_26" style:family="text"/>
    <style:style style:name="T225_27" style:family="text"/>
    <style:style style:name="T225_28" style:family="text"/>
    <style:style style:name="T225_29" style:family="text"/>
    <style:style style:name="T225_30" style:family="text"/>
    <style:style style:name="T225_31" style:family="text"/>
    <style:style style:name="T225_32" style:family="text"/>
    <style:style style:name="T225_33" style:family="text"/>
    <style:style style:name="T225_34" style:family="text"/>
    <style:style style:name="T225_35" style:family="text"/>
    <style:style style:name="T225_36" style:family="text"/>
    <style:style style:name="T225_37" style:family="text"/>
    <style:style style:name="T225_38" style:family="text"/>
    <style:style style:name="T225_39" style:family="text"/>
    <style:style style:name="T225_40" style:family="text"/>
    <style:style style:name="T225_41" style:family="text"/>
    <style:style style:name="T225_42" style:family="text"/>
    <style:style style:name="T225_43" style:family="text"/>
    <style:style style:name="T225_44" style:family="text"/>
    <style:style style:name="T225_45" style:family="text"/>
    <style:style style:name="T225_46" style:family="text"/>
    <style:style style:name="T225_47" style:family="text"/>
    <style:style style:name="T225_48" style:family="text"/>
    <style:style style:name="T225_49" style:family="text"/>
    <style:style style:name="T225_50" style:family="text"/>
    <style:style style:name="T225_51" style:family="text"/>
    <style:style style:name="T225_52" style:family="text"/>
    <style:style style:name="T225_53" style:family="text"/>
    <style:style style:name="T225_54" style:family="text"/>
    <style:style style:name="P226" style:family="paragraph" style:parent-style-name="Heading_20_4">
      <style:paragraph-properties fo:break-before="auto" fo:line-height="115%" fo:margin-top="0cm" fo:margin-bottom="0cm" style:writing-mode="lr-tb"/>
    </style:style>
    <style:style style:name="T226_1" style:family="text"/>
    <style:style style:name="T226_2" style:family="text"/>
    <style:style style:name="P227" style:family="paragraph" style:parent-style-name="Standard">
      <style:paragraph-properties fo:break-before="auto" fo:text-indent="1.27cm" fo:line-height="115%" fo:margin-left="1.27cm" style:writing-mode="lr-tb"/>
    </style:style>
    <style:style style:name="T227_1" style:family="text">
      <style:text-properties fo:font-weight="bold" style:font-weight-asian="bold" style:font-weight-complex="bold"/>
    </style:style>
    <style:style style:name="T227_2" style:family="text">
      <style:text-properties fo:font-weight="bold" style:font-weight-asian="bold" style:font-weight-complex="bold"/>
    </style:style>
    <style:style style:name="T227_3" style:family="text">
      <style:text-properties fo:font-weight="bold" style:font-weight-asian="bold" style:font-weight-complex="bold"/>
    </style:style>
    <style:style style:name="T227_4" style:family="text">
      <style:text-properties fo:font-weight="bold" style:font-weight-asian="bold" style:font-weight-complex="bold"/>
    </style:style>
    <style:style style:name="T227_5" style:family="text">
      <style:text-properties fo:font-weight="bold" style:font-weight-asian="bold" style:font-weight-complex="bold"/>
    </style:style>
    <style:style style:name="T227_6" style:family="text">
      <style:text-properties fo:font-weight="bold" style:font-weight-asian="bold" style:font-weight-complex="bold"/>
    </style:style>
    <style:style style:name="P228" style:family="paragraph" style:parent-style-name="Standard">
      <style:paragraph-properties fo:break-before="auto" fo:text-indent="1.27cm" fo:line-height="115%" fo:margin-left="1.27cm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/>
    <style:style style:name="P230" style:family="paragraph" style:parent-style-name="Standard">
      <style:paragraph-properties fo:break-before="auto" fo:text-indent="1.27cm" fo:line-height="115%" fo:margin-left="1.27cm" style:writing-mode="lr-tb"/>
    </style:style>
    <style:style style:name="T230_1" style:family="text">
      <style:text-properties fo:font-weight="bold" style:font-weight-asian="bold" style:font-weight-complex="bold"/>
    </style:style>
    <style:style style:name="T230_2" style:family="text">
      <style:text-properties fo:font-weight="bold" style:font-weight-asian="bold" style:font-weight-complex="bold"/>
    </style:style>
    <style:style style:name="P231" style:family="paragraph" style:parent-style-name="Standard">
      <style:paragraph-properties fo:break-before="auto" fo:text-indent="1.27cm" fo:line-height="115%" fo:margin-left="1.27cm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T231_16" style:family="text"/>
    <style:style style:name="T231_17" style:family="text"/>
    <style:style style:name="T231_18" style:family="text"/>
    <style:style style:name="T231_19" style:family="text"/>
    <style:style style:name="T231_20" style:family="text"/>
    <style:style style:name="P232" style:family="paragraph" style:parent-style-name="Standard">
      <style:paragraph-properties fo:break-before="auto" fo:line-height="115%" style:writing-mode="lr-tb"/>
    </style:style>
    <style:style style:name="P233" style:family="paragraph" style:parent-style-name="Standard">
      <style:paragraph-properties fo:break-before="auto" fo:text-indent="1.27cm" fo:line-height="115%" fo:margin-left="1.27cm" style:writing-mode="lr-tb"/>
    </style:style>
    <style:style style:name="T233_1" style:family="text">
      <style:text-properties fo:font-weight="bold" style:font-weight-asian="bold" style:font-weight-complex="bold"/>
    </style:style>
    <style:style style:name="T233_2" style:family="text">
      <style:text-properties fo:font-weight="bold" style:font-weight-asian="bold" style:font-weight-complex="bold"/>
    </style:style>
    <style:style style:name="T233_3" style:family="text">
      <style:text-properties fo:font-weight="bold" style:font-weight-asian="bold" style:font-weight-complex="bold"/>
    </style:style>
    <style:style style:name="T233_4" style:family="text">
      <style:text-properties fo:font-weight="bold" style:font-weight-asian="bold" style:font-weight-complex="bold"/>
    </style:style>
    <style:style style:name="T233_5" style:family="text">
      <style:text-properties fo:font-weight="bold" style:font-weight-asian="bold" style:font-weight-complex="bold"/>
    </style:style>
    <style:style style:name="T233_6" style:family="text">
      <style:text-properties fo:font-weight="bold" style:font-weight-asian="bold" style:font-weight-complex="bold"/>
    </style:style>
    <style:style style:name="P234" style:family="paragraph" style:parent-style-name="Standard">
      <style:paragraph-properties fo:break-before="auto" fo:text-indent="1.27cm" fo:line-height="115%" fo:margin-left="1.27cm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T234_13" style:family="text"/>
    <style:style style:name="T234_14" style:family="text"/>
    <style:style style:name="T234_15" style:family="text"/>
    <style:style style:name="T234_16" style:family="text"/>
    <style:style style:name="T234_17" style:family="text"/>
    <style:style style:name="T234_18" style:family="text"/>
    <style:style style:name="P235" style:family="paragraph" style:parent-style-name="Heading_20_4">
      <style:paragraph-properties fo:break-before="auto" fo:line-height="115%" fo:margin-top="0cm" fo:margin-bottom="0cm" style:writing-mode="lr-tb"/>
    </style:style>
    <style:style style:name="T235_1" style:family="text"/>
    <style:style style:name="T235_2" style:family="text"/>
    <style:style style:name="P236" style:family="paragraph" style:parent-style-name="Standard">
      <style:paragraph-properties fo:break-before="auto" fo:text-indent="0cm" fo:line-height="115%" fo:margin-left="2.54cm" style:writing-mode="lr-tb"/>
    </style:style>
    <style:style style:name="T236_1" style:family="text">
      <style:text-properties fo:font-weight="bold" style:font-weight-asian="bold" style:font-weight-complex="bold"/>
    </style:style>
    <style:style style:name="T236_2" style:family="text">
      <style:text-properties fo:font-weight="bold" style:font-weight-asian="bold" style:font-weight-complex="bold"/>
    </style:style>
    <style:style style:name="T236_3" style:family="text">
      <style:text-properties fo:font-weight="bold" style:font-weight-asian="bold" style:font-weight-complex="bold"/>
    </style:style>
    <style:style style:name="T236_4" style:family="text">
      <style:text-properties fo:font-weight="bold" style:font-weight-asian="bold" style:font-weight-complex="bold"/>
    </style:style>
    <style:style style:name="T236_5" style:family="text">
      <style:text-properties fo:font-weight="bold" style:font-weight-asian="bold" style:font-weight-complex="bold"/>
    </style:style>
    <style:style style:name="T236_6" style:family="text">
      <style:text-properties fo:font-weight="bold" style:font-weight-asian="bold" style:font-weight-complex="bold"/>
    </style:style>
    <style:style style:name="P237" style:family="paragraph" style:parent-style-name="Standard">
      <style:paragraph-properties fo:break-before="auto" fo:text-indent="0cm" fo:line-height="115%" fo:margin-left="2.54cm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T237_13" style:family="text"/>
    <style:style style:name="T237_14" style:family="text"/>
    <style:style style:name="T237_15" style:family="text"/>
    <style:style style:name="T237_16" style:family="text"/>
    <style:style style:name="T237_17" style:family="text"/>
    <style:style style:name="T237_18" style:family="text"/>
    <style:style style:name="T237_19" style:family="text"/>
    <style:style style:name="T237_20" style:family="text"/>
    <style:style style:name="T237_21" style:family="text"/>
    <style:style style:name="T237_22" style:family="text"/>
    <style:style style:name="T237_23" style:family="text"/>
    <style:style style:name="T237_24" style:family="text"/>
    <style:style style:name="T237_25" style:family="text"/>
    <style:style style:name="T237_26" style:family="text"/>
    <style:style style:name="T237_27" style:family="text"/>
    <style:style style:name="T237_28" style:family="text"/>
    <style:style style:name="T237_29" style:family="text"/>
    <style:style style:name="T237_30" style:family="text"/>
    <style:style style:name="P238" style:family="paragraph" style:parent-style-name="Standard">
      <style:paragraph-properties fo:break-before="auto" fo:line-height="115%" style:writing-mode="lr-tb"/>
    </style:style>
    <style:style style:name="P239" style:family="paragraph" style:parent-style-name="Standard">
      <style:paragraph-properties fo:break-before="auto" fo:text-indent="1.27cm" fo:line-height="115%" fo:margin-left="1.27cm" style:writing-mode="lr-tb"/>
    </style:style>
    <style:style style:name="T239_1" style:family="text">
      <style:text-properties fo:font-weight="bold" style:font-weight-asian="bold" style:font-weight-complex="bold"/>
    </style:style>
    <style:style style:name="T239_2" style:family="text">
      <style:text-properties fo:font-weight="bold" style:font-weight-asian="bold" style:font-weight-complex="bold"/>
    </style:style>
    <style:style style:name="T239_3" style:family="text">
      <style:text-properties fo:font-weight="bold" style:font-weight-asian="bold" style:font-weight-complex="bold"/>
    </style:style>
    <style:style style:name="T239_4" style:family="text">
      <style:text-properties fo:font-weight="bold" style:font-weight-asian="bold" style:font-weight-complex="bold"/>
    </style:style>
    <style:style style:name="T239_5" style:family="text">
      <style:text-properties fo:font-weight="bold" style:font-weight-asian="bold" style:font-weight-complex="bold"/>
    </style:style>
    <style:style style:name="T239_6" style:family="text">
      <style:text-properties fo:font-weight="bold" style:font-weight-asian="bold" style:font-weight-complex="bold"/>
    </style:style>
    <style:style style:name="P240" style:family="paragraph" style:parent-style-name="Standard">
      <style:paragraph-properties fo:break-before="auto" fo:text-indent="1.27cm" fo:line-height="115%" fo:margin-left="1.27cm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P241" style:family="paragraph" style:parent-style-name="Standard">
      <style:paragraph-properties fo:break-before="auto" fo:line-height="115%" style:writing-mode="lr-tb"/>
    </style:style>
    <style:style style:name="P242" style:family="paragraph" style:parent-style-name="Standard">
      <style:paragraph-properties fo:break-before="auto" fo:text-indent="1.27cm" fo:line-height="115%" fo:margin-left="1.27cm" style:writing-mode="lr-tb"/>
    </style:style>
    <style:style style:name="T242_1" style:family="text">
      <style:text-properties fo:font-weight="bold" style:font-weight-asian="bold" style:font-weight-complex="bold"/>
    </style:style>
    <style:style style:name="T242_2" style:family="text">
      <style:text-properties fo:font-weight="bold" style:font-weight-asian="bold" style:font-weight-complex="bold"/>
    </style:style>
    <style:style style:name="T242_3" style:family="text">
      <style:text-properties fo:font-weight="bold" style:font-weight-asian="bold" style:font-weight-complex="bold"/>
    </style:style>
    <style:style style:name="T242_4" style:family="text">
      <style:text-properties fo:font-weight="bold" style:font-weight-asian="bold" style:font-weight-complex="bold"/>
    </style:style>
    <style:style style:name="T242_5" style:family="text">
      <style:text-properties fo:font-weight="bold" style:font-weight-asian="bold" style:font-weight-complex="bold"/>
    </style:style>
    <style:style style:name="T242_6" style:family="text">
      <style:text-properties fo:font-weight="bold" style:font-weight-asian="bold" style:font-weight-complex="bold"/>
    </style:style>
    <style:style style:name="P243" style:family="paragraph" style:parent-style-name="Standard">
      <style:paragraph-properties fo:break-before="auto" fo:text-indent="1.27cm" fo:line-height="115%" fo:margin-left="1.27cm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T243_12" style:family="text"/>
    <style:style style:name="T243_13" style:family="text"/>
    <style:style style:name="T243_14" style:family="text"/>
    <style:style style:name="P244" style:family="paragraph" style:parent-style-name="Standard">
      <style:paragraph-properties fo:break-before="auto" fo:line-height="115%" style:writing-mode="lr-tb"/>
    </style:style>
    <style:style style:name="P245" style:family="paragraph" style:parent-style-name="Standard">
      <style:paragraph-properties fo:break-before="auto" fo:text-indent="1.27cm" fo:line-height="115%" fo:margin-left="1.27cm" style:writing-mode="lr-tb"/>
    </style:style>
    <style:style style:name="T245_1" style:family="text">
      <style:text-properties fo:font-weight="bold" style:font-weight-asian="bold" style:font-weight-complex="bold"/>
    </style:style>
    <style:style style:name="T245_2" style:family="text">
      <style:text-properties fo:font-weight="bold" style:font-weight-asian="bold" style:font-weight-complex="bold"/>
    </style:style>
    <style:style style:name="T245_3" style:family="text">
      <style:text-properties fo:font-weight="bold" style:font-weight-asian="bold" style:font-weight-complex="bold"/>
    </style:style>
    <style:style style:name="T245_4" style:family="text">
      <style:text-properties fo:font-weight="bold" style:font-weight-asian="bold" style:font-weight-complex="bold"/>
    </style:style>
    <style:style style:name="T245_5" style:family="text">
      <style:text-properties fo:font-weight="bold" style:font-weight-asian="bold" style:font-weight-complex="bold"/>
    </style:style>
    <style:style style:name="T245_6" style:family="text">
      <style:text-properties fo:font-weight="bold" style:font-weight-asian="bold" style:font-weight-complex="bold"/>
    </style:style>
    <style:style style:name="P246" style:family="paragraph" style:parent-style-name="Standard">
      <style:paragraph-properties fo:break-before="auto" fo:text-indent="1.27cm" fo:line-height="115%" fo:margin-left="1.27cm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T246_10" style:family="text"/>
    <style:style style:name="T246_11" style:family="text"/>
    <style:style style:name="T246_12" style:family="text"/>
    <style:style style:name="T246_13" style:family="text"/>
    <style:style style:name="T246_14" style:family="text"/>
    <style:style style:name="T246_15" style:family="text"/>
    <style:style style:name="T246_16" style:family="text"/>
    <style:style style:name="T246_17" style:family="text"/>
    <style:style style:name="T246_18" style:family="text"/>
    <style:style style:name="T246_19" style:family="text"/>
    <style:style style:name="T246_20" style:family="text"/>
    <style:style style:name="T246_21" style:family="text"/>
    <style:style style:name="T246_22" style:family="text"/>
    <style:style style:name="T246_23" style:family="text"/>
    <style:style style:name="T246_24" style:family="text"/>
    <style:style style:name="P247" style:family="paragraph" style:parent-style-name="Standard">
      <style:paragraph-properties fo:break-before="auto" fo:line-height="115%" style:writing-mode="lr-tb"/>
    </style:style>
    <style:style style:name="P248" style:family="paragraph" style:parent-style-name="Heading_20_4">
      <style:paragraph-properties fo:break-before="auto" fo:line-height="115%" fo:margin-top="0cm" fo:margin-bottom="0cm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T248_10" style:family="text"/>
    <style:style style:name="P249" style:family="paragraph" style:parent-style-name="Standard">
      <style:paragraph-properties fo:break-before="auto" fo:text-indent="0cm" fo:line-height="115%" fo:margin-left="2.54cm" style:writing-mode="lr-tb"/>
    </style:style>
    <style:style style:name="T249_1" style:family="text">
      <style:text-properties fo:font-weight="bold" style:font-weight-asian="bold" style:font-weight-complex="bold"/>
    </style:style>
    <style:style style:name="T249_2" style:family="text">
      <style:text-properties fo:font-weight="bold" style:font-weight-asian="bold" style:font-weight-complex="bold"/>
    </style:style>
    <style:style style:name="T249_3" style:family="text">
      <style:text-properties fo:font-weight="bold" style:font-weight-asian="bold" style:font-weight-complex="bold"/>
    </style:style>
    <style:style style:name="T249_4" style:family="text">
      <style:text-properties fo:font-weight="bold" style:font-weight-asian="bold" style:font-weight-complex="bold"/>
    </style:style>
    <style:style style:name="T249_5" style:family="text">
      <style:text-properties fo:font-weight="bold" style:font-weight-asian="bold" style:font-weight-complex="bold"/>
    </style:style>
    <style:style style:name="T249_6" style:family="text">
      <style:text-properties fo:font-weight="bold" style:font-weight-asian="bold" style:font-weight-complex="bold"/>
    </style:style>
    <style:style style:name="P250" style:family="paragraph" style:parent-style-name="Standard">
      <style:paragraph-properties fo:break-before="auto" fo:text-indent="0cm" fo:line-height="115%" fo:margin-left="2.54cm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/>
    <style:style style:name="T250_14" style:family="text"/>
    <style:style style:name="T250_15" style:family="text"/>
    <style:style style:name="T250_16" style:family="text"/>
    <style:style style:name="T250_17" style:family="text"/>
    <style:style style:name="T250_18" style:family="text"/>
    <style:style style:name="T250_19" style:family="text"/>
    <style:style style:name="T250_20" style:family="text"/>
    <style:style style:name="T250_21" style:family="text"/>
    <style:style style:name="T250_22" style:family="text"/>
    <style:style style:name="T250_23" style:family="text"/>
    <style:style style:name="T250_24" style:family="text"/>
    <style:style style:name="T250_25" style:family="text"/>
    <style:style style:name="T250_26" style:family="text"/>
    <style:style style:name="P251" style:family="paragraph" style:parent-style-name="Standard">
      <style:paragraph-properties fo:break-before="auto" fo:text-indent="0cm" fo:line-height="115%" fo:margin-left="2.54cm" style:writing-mode="lr-tb"/>
    </style:style>
    <style:style style:name="P252" style:family="paragraph" style:parent-style-name="Standard">
      <style:paragraph-properties fo:break-before="auto" fo:text-indent="0cm" fo:line-height="115%" fo:margin-left="2.54cm" style:writing-mode="lr-tb"/>
    </style:style>
    <style:style style:name="T252_1" style:family="text">
      <style:text-properties fo:font-weight="bold" style:font-weight-asian="bold" style:font-weight-complex="bold"/>
    </style:style>
    <style:style style:name="T252_2" style:family="text">
      <style:text-properties fo:font-weight="bold" style:font-weight-asian="bold" style:font-weight-complex="bold"/>
    </style:style>
    <style:style style:name="T252_3" style:family="text">
      <style:text-properties fo:font-weight="bold" style:font-weight-asian="bold" style:font-weight-complex="bold"/>
    </style:style>
    <style:style style:name="T252_4" style:family="text">
      <style:text-properties fo:font-weight="bold" style:font-weight-asian="bold" style:font-weight-complex="bold"/>
    </style:style>
    <style:style style:name="T252_5" style:family="text">
      <style:text-properties fo:font-weight="bold" style:font-weight-asian="bold" style:font-weight-complex="bold"/>
    </style:style>
    <style:style style:name="T252_6" style:family="text">
      <style:text-properties fo:font-weight="bold" style:font-weight-asian="bold" style:font-weight-complex="bold"/>
    </style:style>
    <style:style style:name="P253" style:family="paragraph" style:parent-style-name="Standard">
      <style:paragraph-properties fo:break-before="auto" fo:text-indent="0cm" fo:line-height="115%" fo:margin-left="2.54cm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T253_10" style:family="text"/>
    <style:style style:name="T253_11" style:family="text"/>
    <style:style style:name="T253_12" style:family="text"/>
    <style:style style:name="T253_13" style:family="text"/>
    <style:style style:name="T253_14" style:family="text"/>
    <style:style style:name="T253_15" style:family="text"/>
    <style:style style:name="T253_16" style:family="text"/>
    <style:style style:name="T253_17" style:family="text"/>
    <style:style style:name="T253_18" style:family="text"/>
    <style:style style:name="P254" style:family="paragraph" style:parent-style-name="Standard">
      <style:paragraph-properties fo:break-before="auto" fo:text-indent="0cm" fo:line-height="115%" fo:margin-left="2.54cm" style:writing-mode="lr-tb"/>
    </style:style>
    <style:style style:name="P255" style:family="paragraph" style:parent-style-name="Standard">
      <style:paragraph-properties fo:break-before="auto" fo:text-indent="0cm" fo:line-height="115%" fo:margin-left="2.54cm" style:writing-mode="lr-tb"/>
    </style:style>
    <style:style style:name="T255_1" style:family="text">
      <style:text-properties fo:font-weight="bold" style:font-weight-asian="bold" style:font-weight-complex="bold"/>
    </style:style>
    <style:style style:name="T255_2" style:family="text">
      <style:text-properties fo:font-weight="bold" style:font-weight-asian="bold" style:font-weight-complex="bold"/>
    </style:style>
    <style:style style:name="T255_3" style:family="text">
      <style:text-properties fo:font-weight="bold" style:font-weight-asian="bold" style:font-weight-complex="bold"/>
    </style:style>
    <style:style style:name="T255_4" style:family="text">
      <style:text-properties fo:font-weight="bold" style:font-weight-asian="bold" style:font-weight-complex="bold"/>
    </style:style>
    <style:style style:name="T255_5" style:family="text">
      <style:text-properties fo:font-weight="bold" style:font-weight-asian="bold" style:font-weight-complex="bold"/>
    </style:style>
    <style:style style:name="T255_6" style:family="text">
      <style:text-properties fo:font-weight="bold" style:font-weight-asian="bold" style:font-weight-complex="bold"/>
    </style:style>
    <style:style style:name="P256" style:family="paragraph" style:parent-style-name="Standard">
      <style:paragraph-properties fo:break-before="auto" fo:text-indent="0cm" fo:line-height="115%" fo:margin-left="2.54cm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T256_12" style:family="text"/>
    <style:style style:name="T256_13" style:family="text"/>
    <style:style style:name="T256_14" style:family="text"/>
    <style:style style:name="T256_15" style:family="text"/>
    <style:style style:name="T256_16" style:family="text"/>
    <style:style style:name="T256_17" style:family="text"/>
    <style:style style:name="T256_18" style:family="text"/>
    <style:style style:name="P257" style:family="paragraph" style:parent-style-name="Standard">
      <style:paragraph-properties fo:break-before="auto" fo:text-indent="0cm" fo:line-height="115%" fo:margin-left="0cm" style:writing-mode="lr-tb"/>
    </style:style>
    <style:style style:name="P258" style:family="paragraph" style:parent-style-name="Standard">
      <style:paragraph-properties fo:break-before="auto" fo:line-height="115%" style:writing-mode="lr-tb"/>
    </style:style>
    <style:style style:name="P259" style:family="paragraph" style:parent-style-name="Heading_20_2">
      <style:paragraph-properties fo:break-before="auto" fo:line-height="115%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P260" style:family="paragraph" style:parent-style-name="Standard">
      <style:paragraph-properties fo:break-before="auto" fo:line-height="115%" style:writing-mode="lr-tb"/>
    </style:style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T263_14" style:family="text"/>
    <style:style style:name="T263_15" style:family="text"/>
    <style:style style:name="T263_16" style:family="text"/>
    <style:style style:name="T263_17" style:family="text"/>
    <style:style style:name="T263_18" style:family="text"/>
    <style:style style:name="T263_19" style:family="text"/>
    <style:style style:name="T263_20" style:family="text"/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T264_9" style:family="text"/>
    <style:style style:name="T264_10" style:family="text"/>
    <style:style style:name="T264_11" style:family="text"/>
    <style:style style:name="T264_12" style:family="text"/>
    <style:style style:name="P265" style:family="paragraph" style:parent-style-name="Standard">
      <style:paragraph-properties fo:break-before="auto" fo:line-height="115%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T265_10" style:family="text"/>
    <style:style style:name="T265_11" style:family="text"/>
    <style:style style:name="T265_12" style:family="text"/>
    <style:style style:name="P266" style:family="paragraph" style:parent-style-name="Standard">
      <style:paragraph-properties fo:break-before="auto" fo:line-height="115%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T266_10" style:family="text"/>
    <style:style style:name="T266_11" style:family="text"/>
    <style:style style:name="T266_12" style:family="text"/>
    <style:style style:name="T266_13" style:family="text"/>
    <style:style style:name="T266_14" style:family="text"/>
    <style:style style:name="P267" style:family="paragraph" style:parent-style-name="Standard">
      <style:paragraph-properties fo:break-before="auto" fo:line-height="115%" style:writing-mode="lr-tb"/>
    </style:style>
    <style:style style:name="P268" style:family="paragraph" style:parent-style-name="Heading_20_3">
      <style:paragraph-properties fo:break-before="auto" fo:line-height="115%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P269" style:family="paragraph" style:parent-style-name="Standard">
      <style:paragraph-properties fo:break-before="auto" fo:line-height="115%" style:writing-mode="lr-tb"/>
    </style:style>
    <style:style style:name="P270" style:family="paragraph" style:parent-style-name="Standard">
      <style:paragraph-properties fo:break-before="auto" fo:line-height="115%" fo:margin-top="0cm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T270_9" style:family="text"/>
    <style:style style:name="T270_10" style:family="text"/>
    <style:style style:name="T270_11" style:family="text"/>
    <style:style style:name="T270_12" style:family="text"/>
    <style:style style:name="T270_13" style:family="text"/>
    <style:style style:name="T270_14" style:family="text"/>
    <style:style style:name="T270_15" style:family="text"/>
    <style:style style:name="T270_16" style:family="text"/>
    <style:style style:name="P271" style:family="paragraph" style:parent-style-name="Standard">
      <style:paragraph-properties fo:break-before="auto" fo:line-height="115%" fo:margin-top="0cm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T271_14" style:family="text"/>
    <style:style style:name="P272" style:family="paragraph" style:parent-style-name="Standard">
      <style:paragraph-properties fo:break-before="auto" fo:line-height="115%" fo:margin-top="0cm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T272_13" style:family="text"/>
    <style:style style:name="T272_14" style:family="text"/>
    <style:style style:name="T272_15" style:family="text"/>
    <style:style style:name="T272_16" style:family="text"/>
    <style:style style:name="P273" style:family="paragraph" style:parent-style-name="Standard">
      <style:paragraph-properties fo:break-before="auto" fo:line-height="115%" fo:margin-top="0cm" style:writing-mode="lr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T273_6" style:family="text"/>
    <style:style style:name="T273_7" style:family="text"/>
    <style:style style:name="T273_8" style:family="text"/>
    <style:style style:name="T273_9" style:family="text"/>
    <style:style style:name="T273_10" style:family="text"/>
    <style:style style:name="P274" style:family="paragraph" style:parent-style-name="Standard">
      <style:paragraph-properties fo:break-before="auto" fo:line-height="115%" fo:margin-top="0cm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P275" style:family="paragraph" style:parent-style-name="Standard">
      <style:paragraph-properties fo:break-before="auto" fo:line-height="115%" fo:margin-top="0cm" fo:margin-bottom="0cm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T275_8" style:family="text"/>
    <style:style style:name="T275_9" style:family="text"/>
    <style:style style:name="T275_10" style:family="text"/>
    <style:style style:name="T275_11" style:family="text"/>
    <style:style style:name="T275_12" style:family="text"/>
    <style:style style:name="T275_13" style:family="text"/>
    <style:style style:name="T275_14" style:family="text"/>
    <style:style style:name="T275_15" style:family="text"/>
    <style:style style:name="T275_16" style:family="text"/>
    <style:style style:name="T275_17" style:family="text"/>
    <style:style style:name="T275_18" style:family="text"/>
    <style:style style:name="T275_19" style:family="text"/>
    <style:style style:name="T275_20" style:family="text"/>
    <style:style style:name="P276" style:family="paragraph" style:parent-style-name="Standard">
      <style:paragraph-properties fo:break-before="auto" fo:line-height="115%" style:writing-mode="lr-tb"/>
    </style:style>
    <style:style style:name="P277" style:family="paragraph" style:parent-style-name="Heading_20_3">
      <style:paragraph-properties fo:break-before="auto" fo:line-height="115%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P278" style:family="paragraph" style:parent-style-name="Standard">
      <style:paragraph-properties fo:break-before="auto" fo:line-height="115%" style:writing-mode="lr-tb"/>
    </style:style>
    <style:style style:name="P279" style:family="paragraph" style:parent-style-name="Standard">
      <style:paragraph-properties fo:break-before="auto" fo:line-height="115%" fo:margin-top="0cm" style:writing-mode="lr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T279_6" style:family="text"/>
    <style:style style:name="T279_7" style:family="text"/>
    <style:style style:name="T279_8" style:family="text"/>
    <style:style style:name="T279_9" style:family="text"/>
    <style:style style:name="T279_10" style:family="text"/>
    <style:style style:name="T279_11" style:family="text"/>
    <style:style style:name="T279_12" style:family="text"/>
    <style:style style:name="T279_13" style:family="text"/>
    <style:style style:name="T279_14" style:family="text"/>
    <style:style style:name="P280" style:family="paragraph" style:parent-style-name="Standard">
      <style:paragraph-properties fo:break-before="auto" fo:line-height="115%" fo:margin-top="0cm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T280_8" style:family="text"/>
    <style:style style:name="T280_9" style:family="text"/>
    <style:style style:name="T280_10" style:family="text"/>
    <style:style style:name="T280_11" style:family="text"/>
    <style:style style:name="T280_12" style:family="text"/>
    <style:style style:name="T280_13" style:family="text"/>
    <style:style style:name="T280_14" style:family="text"/>
    <style:style style:name="T280_15" style:family="text"/>
    <style:style style:name="T280_16" style:family="text"/>
    <style:style style:name="T280_17" style:family="text"/>
    <style:style style:name="T280_18" style:family="text"/>
    <style:style style:name="T280_19" style:family="text"/>
    <style:style style:name="T280_20" style:family="text"/>
    <style:style style:name="T280_21" style:family="text"/>
    <style:style style:name="T280_22" style:family="text"/>
    <style:style style:name="T280_23" style:family="text"/>
    <style:style style:name="T280_24" style:family="text"/>
    <style:style style:name="P281" style:family="paragraph" style:parent-style-name="Standard">
      <style:paragraph-properties fo:break-before="auto" fo:line-height="115%" fo:margin-top="0cm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/>
    <style:style style:name="T281_11" style:family="text"/>
    <style:style style:name="T281_12" style:family="text"/>
    <style:style style:name="T281_13" style:family="text"/>
    <style:style style:name="T281_14" style:family="text"/>
    <style:style style:name="T281_15" style:family="text"/>
    <style:style style:name="T281_16" style:family="text"/>
    <style:style style:name="T281_17" style:family="text"/>
    <style:style style:name="T281_18" style:family="text"/>
    <style:style style:name="T281_19" style:family="text"/>
    <style:style style:name="T281_20" style:family="text"/>
    <style:style style:name="T281_21" style:family="text"/>
    <style:style style:name="T281_22" style:family="text"/>
    <style:style style:name="P282" style:family="paragraph" style:parent-style-name="Standard">
      <style:paragraph-properties fo:break-before="auto" fo:line-height="115%" fo:margin-top="0cm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T282_10" style:family="text"/>
    <style:style style:name="T282_11" style:family="text"/>
    <style:style style:name="T282_12" style:family="text"/>
    <style:style style:name="T282_13" style:family="text"/>
    <style:style style:name="T282_14" style:family="text"/>
    <style:style style:name="T282_15" style:family="text"/>
    <style:style style:name="T282_16" style:family="text"/>
    <style:style style:name="T282_17" style:family="text"/>
    <style:style style:name="T282_18" style:family="text"/>
    <style:style style:name="T282_19" style:family="text"/>
    <style:style style:name="T282_20" style:family="text"/>
    <style:style style:name="P283" style:family="paragraph" style:parent-style-name="Standard">
      <style:paragraph-properties fo:break-before="auto" fo:line-height="115%" fo:margin-top="0cm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T283_10" style:family="text"/>
    <style:style style:name="T283_11" style:family="text"/>
    <style:style style:name="T283_12" style:family="text"/>
    <style:style style:name="T283_13" style:family="text"/>
    <style:style style:name="T283_14" style:family="text"/>
    <style:style style:name="T283_15" style:family="text"/>
    <style:style style:name="T283_16" style:family="text"/>
    <style:style style:name="T283_17" style:family="text"/>
    <style:style style:name="T283_18" style:family="text"/>
    <style:style style:name="T283_19" style:family="text"/>
    <style:style style:name="T283_20" style:family="text"/>
    <style:style style:name="T283_21" style:family="text"/>
    <style:style style:name="T283_22" style:family="text"/>
    <style:style style:name="T283_23" style:family="text"/>
    <style:style style:name="T283_24" style:family="text"/>
    <style:style style:name="T283_25" style:family="text"/>
    <style:style style:name="T283_26" style:family="text"/>
    <style:style style:name="T283_27" style:family="text"/>
    <style:style style:name="T283_28" style:family="text"/>
    <style:style style:name="T283_29" style:family="text"/>
    <style:style style:name="T283_30" style:family="text"/>
    <style:style style:name="T283_31" style:family="text"/>
    <style:style style:name="T283_32" style:family="text"/>
    <style:style style:name="T283_33" style:family="text"/>
    <style:style style:name="T283_34" style:family="text"/>
    <style:style style:name="T283_35" style:family="text"/>
    <style:style style:name="T283_36" style:family="text"/>
    <style:style style:name="P284" style:family="paragraph" style:parent-style-name="Standard">
      <style:paragraph-properties fo:break-before="auto" fo:line-height="115%" fo:margin-top="0cm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T284_10" style:family="text"/>
    <style:style style:name="P285" style:family="paragraph" style:parent-style-name="Standard">
      <style:paragraph-properties fo:break-before="auto" fo:line-height="115%" fo:margin-top="0cm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T285_10" style:family="text"/>
    <style:style style:name="T285_11" style:family="text"/>
    <style:style style:name="T285_12" style:family="text"/>
    <style:style style:name="T285_13" style:family="text"/>
    <style:style style:name="T285_14" style:family="text"/>
    <style:style style:name="T285_15" style:family="text"/>
    <style:style style:name="T285_16" style:family="text"/>
    <style:style style:name="T285_17" style:family="text"/>
    <style:style style:name="T285_18" style:family="text"/>
    <style:style style:name="T285_19" style:family="text"/>
    <style:style style:name="T285_20" style:family="text"/>
    <style:style style:name="T285_21" style:family="text"/>
    <style:style style:name="T285_22" style:family="text"/>
    <style:style style:name="T285_23" style:family="text"/>
    <style:style style:name="T285_24" style:family="text"/>
    <style:style style:name="P286" style:family="paragraph" style:parent-style-name="Standard">
      <style:paragraph-properties fo:break-before="auto" fo:line-height="115%" fo:margin-top="0cm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T286_8" style:family="text"/>
    <style:style style:name="T286_9" style:family="text"/>
    <style:style style:name="T286_10" style:family="text"/>
    <style:style style:name="T286_11" style:family="text"/>
    <style:style style:name="T286_12" style:family="text"/>
    <style:style style:name="P287" style:family="paragraph" style:parent-style-name="Standard">
      <style:paragraph-properties fo:break-before="auto" fo:line-height="115%" fo:margin-top="0cm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T287_15" style:family="text"/>
    <style:style style:name="T287_16" style:family="text"/>
    <style:style style:name="T287_17" style:family="text"/>
    <style:style style:name="T287_18" style:family="text"/>
    <style:style style:name="T287_19" style:family="text"/>
    <style:style style:name="T287_20" style:family="text"/>
    <style:style style:name="T287_21" style:family="text"/>
    <style:style style:name="T287_22" style:family="text"/>
    <style:style style:name="T287_23" style:family="text"/>
    <style:style style:name="T287_24" style:family="text"/>
    <style:style style:name="T287_25" style:family="text"/>
    <style:style style:name="T287_26" style:family="text"/>
    <style:style style:name="T287_27" style:family="text"/>
    <style:style style:name="T287_28" style:family="text"/>
    <style:style style:name="T287_29" style:family="text"/>
    <style:style style:name="T287_30" style:family="text"/>
    <style:style style:name="T287_31" style:family="text"/>
    <style:style style:name="T287_32" style:family="text"/>
    <style:style style:name="T287_33" style:family="text"/>
    <style:style style:name="T287_34" style:family="text"/>
    <style:style style:name="T287_35" style:family="text"/>
    <style:style style:name="T287_36" style:family="text"/>
    <style:style style:name="T287_37" style:family="text"/>
    <style:style style:name="T287_38" style:family="text"/>
    <style:style style:name="T287_39" style:family="text"/>
    <style:style style:name="T287_40" style:family="text"/>
    <style:style style:name="P288" style:family="paragraph" style:parent-style-name="Standard">
      <style:paragraph-properties fo:break-before="auto" fo:line-height="115%" fo:margin-top="0cm" fo:margin-bottom="0cm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T288_9" style:family="text"/>
    <style:style style:name="T288_10" style:family="text"/>
    <style:style style:name="T288_11" style:family="text"/>
    <style:style style:name="T288_12" style:family="text"/>
    <style:style style:name="T288_13" style:family="text"/>
    <style:style style:name="T288_14" style:family="text"/>
    <style:style style:name="T288_15" style:family="text"/>
    <style:style style:name="T288_16" style:family="text"/>
    <style:style style:name="T288_17" style:family="text"/>
    <style:style style:name="T288_18" style:family="text"/>
    <style:style style:name="P289" style:family="paragraph" style:parent-style-name="Standard">
      <style:paragraph-properties fo:break-before="auto" fo:line-height="115%" style:writing-mode="lr-tb"/>
    </style:style>
    <style:style style:name="P290" style:family="paragraph" style:parent-style-name="Heading_20_1">
      <style:paragraph-properties fo:break-before="page" fo:line-height="115%" style:writing-mode="lr-tb"/>
    </style:style>
    <style:style style:name="T290_1" style:family="text"/>
    <style:style style:name="T290_2" style:family="text"/>
    <style:style style:name="P291" style:family="paragraph" style:parent-style-name="Standard">
      <style:paragraph-properties fo:break-before="auto" fo:line-height="115%" style:writing-mode="lr-tb"/>
    </style:style>
    <style:style style:name="P292" style:family="paragraph" style:parent-style-name="Standard">
      <style:paragraph-properties fo:break-before="auto" fo:line-height="115%" fo:margin-top="0cm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T292_12" style:family="text"/>
    <style:style style:name="T292_13" style:family="text"/>
    <style:style style:name="T292_14" style:family="text"/>
    <style:style style:name="T292_15" style:family="text"/>
    <style:style style:name="T292_16" style:family="text"/>
    <style:style style:name="P293" style:family="paragraph" style:parent-style-name="Standard">
      <style:paragraph-properties fo:break-before="auto" fo:line-height="115%" fo:margin-top="0cm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T293_16" style:family="text"/>
    <style:style style:name="P294" style:family="paragraph" style:parent-style-name="Standard">
      <style:paragraph-properties fo:break-before="auto" fo:line-height="115%" fo:margin-top="0cm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T294_11" style:family="text"/>
    <style:style style:name="T294_12" style:family="text"/>
    <style:style style:name="T294_13" style:family="text"/>
    <style:style style:name="T294_14" style:family="text"/>
    <style:style style:name="P295" style:family="paragraph" style:parent-style-name="Standard">
      <style:paragraph-properties fo:break-before="auto" fo:line-height="115%" fo:margin-top="0cm" fo:margin-bottom="0cm" style:writing-mode="lr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T295_6" style:family="text"/>
    <style:style style:name="P296" style:family="paragraph" style:parent-style-name="Heading_20_1">
      <style:paragraph-properties fo:break-before="auto" fo:line-height="115%" style:writing-mode="lr-tb"/>
    </style:style>
    <style:style style:name="P297" style:family="paragraph" style:parent-style-name="Heading_20_1">
      <style:paragraph-properties fo:break-before="auto" fo:line-height="115%" style:writing-mode="lr-tb"/>
    </style:style>
    <style:style style:name="T297_1" style:family="text"/>
    <style:style style:name="T297_2" style:family="text"/>
    <style:style style:name="T297_3" style:family="text"/>
    <style:style style:name="P298" style:family="paragraph" style:parent-style-name="Standard">
      <style:paragraph-properties fo:break-before="auto" fo:line-height="115%" style:writing-mode="lr-tb"/>
    </style:style>
    <style:style style:name="P299" style:family="paragraph" style:parent-style-name="Heading_20_2">
      <style:paragraph-properties fo:break-before="auto" fo:line-height="115%" style:writing-mode="lr-tb"/>
    </style:style>
    <style:style style:name="T299_1" style:family="text"/>
    <style:style style:name="T299_2" style:family="text"/>
    <style:style style:name="T299_3" style:family="text"/>
    <style:style style:name="P300" style:family="paragraph" style:parent-style-name="Standard">
      <style:paragraph-properties fo:break-before="auto" fo:line-height="115%" style:writing-mode="lr-tb"/>
    </style:style>
    <style:style style:name="P301" style:family="paragraph" style:parent-style-name="Heading_20_4">
      <style:paragraph-properties fo:break-before="auto" fo:line-height="115%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P302" style:family="paragraph" style:parent-style-name="Standard">
      <style:paragraph-properties fo:break-before="auto" fo:text-indent="0cm" fo:line-height="115%" fo:margin-left="1.27cm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T302_9" style:family="text"/>
    <style:style style:name="T302_10" style:family="text"/>
    <style:style style:name="T302_11" style:family="text"/>
    <style:style style:name="T302_12" style:family="text"/>
    <style:style style:name="T302_13" style:family="text"/>
    <style:style style:name="T302_14" style:family="text"/>
    <style:style style:name="T302_15" style:family="text"/>
    <style:style style:name="T302_16" style:family="text"/>
    <style:style style:name="T302_17" style:family="text"/>
    <style:style style:name="T302_18" style:family="text"/>
    <style:style style:name="T302_19" style:family="text"/>
    <style:style style:name="T302_20" style:family="text"/>
    <style:style style:name="T302_21" style:family="text"/>
    <style:style style:name="T302_22" style:family="text"/>
    <style:style style:name="T302_23" style:family="text"/>
    <style:style style:name="T302_24" style:family="text"/>
    <style:style style:name="T302_25" style:family="text"/>
    <style:style style:name="T302_26" style:family="text"/>
    <style:style style:name="T302_27" style:family="text"/>
    <style:style style:name="T302_28" style:family="text"/>
    <style:style style:name="T302_29" style:family="text"/>
    <style:style style:name="T302_30" style:family="text"/>
    <style:style style:name="T302_31" style:family="text"/>
    <style:style style:name="T302_32" style:family="text"/>
    <style:style style:name="T302_33" style:family="text"/>
    <style:style style:name="T302_34" style:family="text"/>
    <style:style style:name="T302_35" style:family="text"/>
    <style:style style:name="T302_36" style:family="text"/>
    <style:style style:name="T302_37" style:family="text"/>
    <style:style style:name="T302_38" style:family="text"/>
    <style:style style:name="T302_39" style:family="text"/>
    <style:style style:name="T302_40" style:family="text"/>
    <style:style style:name="T302_41" style:family="text"/>
    <style:style style:name="T302_42" style:family="text"/>
    <style:style style:name="T302_43" style:family="text"/>
    <style:style style:name="T302_44" style:family="text"/>
    <style:style style:name="P303" style:family="paragraph" style:parent-style-name="Standard">
      <style:paragraph-properties fo:break-before="auto" fo:line-height="115%" style:writing-mode="lr-tb"/>
    </style:style>
    <style:style style:name="P304" style:family="paragraph" style:parent-style-name="Heading_20_4">
      <style:paragraph-properties fo:break-before="auto" fo:line-height="115%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T304_9" style:family="text"/>
    <style:style style:name="T304_10" style:family="text"/>
    <style:style style:name="T304_11" style:family="text"/>
    <style:style style:name="T304_12" style:family="text"/>
    <style:style style:name="T304_13" style:family="text"/>
    <style:style style:name="P305" style:family="paragraph" style:parent-style-name="Standard">
      <style:paragraph-properties fo:break-before="auto" fo:text-indent="0cm" fo:line-height="115%" fo:margin-left="1.27cm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T305_9" style:family="text"/>
    <style:style style:name="T305_10" style:family="text"/>
    <style:style style:name="T305_11" style:family="text"/>
    <style:style style:name="T305_12" style:family="text"/>
    <style:style style:name="T305_13" style:family="text"/>
    <style:style style:name="T305_14" style:family="text"/>
    <style:style style:name="T305_15" style:family="text"/>
    <style:style style:name="T305_16" style:family="text"/>
    <style:style style:name="T305_17" style:family="text"/>
    <style:style style:name="T305_18" style:family="text"/>
    <style:style style:name="T305_19" style:family="text"/>
    <style:style style:name="T305_20" style:family="text"/>
    <style:style style:name="T305_21" style:family="text"/>
    <style:style style:name="T305_22" style:family="text"/>
    <style:style style:name="T305_23" style:family="text"/>
    <style:style style:name="T305_24" style:family="text"/>
    <style:style style:name="T305_25" style:family="text"/>
    <style:style style:name="T305_26" style:family="text"/>
    <style:style style:name="T305_27" style:family="text"/>
    <style:style style:name="T305_28" style:family="text"/>
    <style:style style:name="T305_29" style:family="text"/>
    <style:style style:name="T305_30" style:family="text"/>
    <style:style style:name="T305_31" style:family="text"/>
    <style:style style:name="T305_32" style:family="text"/>
    <style:style style:name="T305_33" style:family="text"/>
    <style:style style:name="T305_34" style:family="text"/>
    <style:style style:name="T305_35" style:family="text"/>
    <style:style style:name="T305_36" style:family="text"/>
    <style:style style:name="T305_37" style:family="text"/>
    <style:style style:name="T305_38" style:family="text"/>
    <style:style style:name="T305_39" style:family="text"/>
    <style:style style:name="T305_40" style:family="text"/>
    <style:style style:name="T305_41" style:family="text"/>
    <style:style style:name="T305_42" style:family="text"/>
    <style:style style:name="P306" style:family="paragraph" style:parent-style-name="Standard">
      <style:paragraph-properties fo:break-before="auto" fo:line-height="115%" style:writing-mode="lr-tb"/>
    </style:style>
    <style:style style:name="P307" style:family="paragraph" style:parent-style-name="Heading_20_4">
      <style:paragraph-properties fo:break-before="auto" fo:line-height="115%" style:writing-mode="lr-tb"/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T307_5" style:family="text"/>
    <style:style style:name="P308" style:family="paragraph" style:parent-style-name="Standard">
      <style:paragraph-properties fo:break-before="auto" fo:text-indent="0cm" fo:line-height="115%" fo:margin-left="1.27cm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T308_11" style:family="text"/>
    <style:style style:name="T308_12" style:family="text"/>
    <style:style style:name="T308_13" style:family="text"/>
    <style:style style:name="T308_14" style:family="text"/>
    <style:style style:name="T308_15" style:family="text"/>
    <style:style style:name="T308_16" style:family="text"/>
    <style:style style:name="T308_17" style:family="text"/>
    <style:style style:name="T308_18" style:family="text"/>
    <style:style style:name="T308_19" style:family="text"/>
    <style:style style:name="T308_20" style:family="text"/>
    <style:style style:name="T308_21" style:family="text"/>
    <style:style style:name="T308_22" style:family="text"/>
    <style:style style:name="T308_23" style:family="text"/>
    <style:style style:name="T308_24" style:family="text"/>
    <style:style style:name="T308_25" style:family="text"/>
    <style:style style:name="T308_26" style:family="text"/>
    <style:style style:name="T308_27" style:family="text"/>
    <style:style style:name="T308_28" style:family="text"/>
    <style:style style:name="T308_29" style:family="text"/>
    <style:style style:name="T308_30" style:family="text"/>
    <style:style style:name="P309" style:family="paragraph" style:parent-style-name="Standard">
      <style:paragraph-properties fo:break-before="auto" fo:line-height="115%" style:writing-mode="lr-tb"/>
    </style:style>
    <style:style style:name="P310" style:family="paragraph" style:parent-style-name="Heading_20_2">
      <style:paragraph-properties fo:break-before="auto" fo:line-height="115%" style:writing-mode="lr-tb"/>
    </style:style>
    <style:style style:name="T310_1" style:family="text"/>
    <style:style style:name="T310_2" style:family="text"/>
    <style:style style:name="T310_3" style:family="text"/>
    <style:style style:name="P311" style:family="paragraph" style:parent-style-name="Standard">
      <style:paragraph-properties fo:break-before="auto" fo:line-height="115%" style:writing-mode="lr-tb"/>
    </style:style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T312_9" style:family="text"/>
    <style:style style:name="T312_10" style:family="text"/>
    <style:style style:name="T312_11" style:family="text"/>
    <style:style style:name="T312_12" style:family="text"/>
    <style:style style:name="T312_13" style:family="text"/>
    <style:style style:name="T312_14" style:family="text"/>
    <style:style style:name="T312_15" style:family="text"/>
    <style:style style:name="T312_16" style:family="text"/>
    <style:style style:name="T312_17" style:family="text"/>
    <style:style style:name="T312_18" style:family="text"/>
    <style:style style:name="T312_19" style:family="text"/>
    <style:style style:name="T312_20" style:family="text"/>
    <style:style style:name="T312_21" style:family="text"/>
    <style:style style:name="T312_22" style:family="text"/>
    <style:style style:name="T312_23" style:family="text"/>
    <style:style style:name="T312_24" style:family="text"/>
    <style:style style:name="T312_25" style:family="text"/>
    <style:style style:name="T312_26" style:family="text"/>
    <style:style style:name="T312_27" style:family="text"/>
    <style:style style:name="T312_28" style:family="text"/>
    <style:style style:name="T312_29" style:family="text"/>
    <style:style style:name="T312_30" style:family="text"/>
    <style:style style:name="T312_31" style:family="text"/>
    <style:style style:name="T312_32" style:family="text"/>
    <style:style style:name="T312_33" style:family="text"/>
    <style:style style:name="T312_34" style:family="text"/>
    <style:style style:name="T312_35" style:family="text"/>
    <style:style style:name="T312_36" style:family="text"/>
    <style:style style:name="T312_37" style:family="text"/>
    <style:style style:name="T312_38" style:family="text"/>
    <style:style style:name="T312_39" style:family="text"/>
    <style:style style:name="T312_40" style:family="text"/>
    <style:style style:name="T312_41" style:family="text"/>
    <style:style style:name="T312_42" style:family="text"/>
    <style:style style:name="P313" style:family="paragraph" style:parent-style-name="Standard">
      <style:paragraph-properties fo:break-before="auto" fo:line-height="115%" style:writing-mode="lr-tb"/>
    </style:style>
    <style:style style:name="P314" style:family="paragraph" style:parent-style-name="Standard">
      <style:paragraph-properties fo:break-before="auto" fo:line-height="115%" style:writing-mode="lr-tb"/>
    </style:style>
    <style:style style:name="P315" style:family="paragraph" style:parent-style-name="Heading_20_2">
      <style:paragraph-properties fo:break-before="auto" fo:line-height="115%" style:writing-mode="lr-tb"/>
    </style:style>
    <style:style style:name="T315_1" style:family="text"/>
    <style:style style:name="T315_2" style:family="text"/>
    <style:style style:name="T315_3" style:family="text"/>
    <style:style style:name="T315_4" style:family="text"/>
    <style:style style:name="T315_5" style:family="text"/>
    <style:style style:name="P316" style:family="paragraph" style:parent-style-name="Standard">
      <style:paragraph-properties fo:break-before="auto" fo:line-height="115%" style:writing-mode="lr-tb"/>
    </style:style>
    <style:style style:name="P317" style:family="paragraph" style:parent-style-name="Standard">
      <style:paragraph-properties fo:break-before="auto" fo:line-height="115%" style:writing-mode="lr-tb"/>
    </style:style>
    <style:style style:name="T317_1" style:family="text"/>
    <style:style style:name="T317_2" style:family="text"/>
    <style:style style:name="T317_3" style:family="text"/>
    <style:style style:name="T317_4" style:family="text"/>
    <style:style style:name="T317_5" style:family="text"/>
    <style:style style:name="T317_6" style:family="text"/>
    <style:style style:name="T317_7" style:family="text"/>
    <style:style style:name="T317_8" style:family="text"/>
    <style:style style:name="T317_9" style:family="text"/>
    <style:style style:name="T317_10" style:family="text"/>
    <style:style style:name="T317_11" style:family="text"/>
    <style:style style:name="T317_12" style:family="text"/>
    <style:style style:name="T317_13" style:family="text"/>
    <style:style style:name="T317_14" style:family="text"/>
    <style:style style:name="T317_15" style:family="text"/>
    <style:style style:name="T317_16" style:family="text"/>
    <style:style style:name="P318" style:family="paragraph" style:parent-style-name="Standard">
      <style:paragraph-properties fo:break-before="auto" fo:line-height="115%" fo:margin-top="0cm" style:writing-mode="lr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T318_5" style:family="text"/>
    <style:style style:name="T318_6" style:family="text"/>
    <style:style style:name="T318_7" style:family="text"/>
    <style:style style:name="T318_8" style:family="text"/>
    <style:style style:name="T318_9" style:family="text"/>
    <style:style style:name="T318_10" style:family="text"/>
    <style:style style:name="T318_11" style:family="text"/>
    <style:style style:name="T318_12" style:family="text"/>
    <style:style style:name="T318_13" style:family="text"/>
    <style:style style:name="T318_14" style:family="text"/>
    <style:style style:name="T318_15" style:family="text"/>
    <style:style style:name="T318_16" style:family="text"/>
    <style:style style:name="P319" style:family="paragraph" style:parent-style-name="Standard">
      <style:paragraph-properties fo:break-before="auto" fo:line-height="115%" fo:margin-top="0cm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T319_8" style:family="text"/>
    <style:style style:name="T319_9" style:family="text"/>
    <style:style style:name="T319_10" style:family="text"/>
    <style:style style:name="T319_11" style:family="text"/>
    <style:style style:name="T319_12" style:family="text"/>
    <style:style style:name="T319_13" style:family="text"/>
    <style:style style:name="T319_14" style:family="text"/>
    <style:style style:name="T319_15" style:family="text"/>
    <style:style style:name="T319_16" style:family="text"/>
    <style:style style:name="T319_17" style:family="text"/>
    <style:style style:name="T319_18" style:family="text"/>
    <style:style style:name="T319_19" style:family="text"/>
    <style:style style:name="T319_20" style:family="text"/>
    <style:style style:name="P320" style:family="paragraph" style:parent-style-name="Standard">
      <style:paragraph-properties fo:break-before="auto" fo:line-height="115%" fo:margin-top="0cm" fo:margin-bottom="0cm" style:writing-mode="lr-tb"/>
    </style:style>
    <style:style style:name="T320_1" style:family="text"/>
    <style:style style:name="T320_2" style:family="text"/>
    <style:style style:name="T320_3" style:family="text"/>
    <style:style style:name="T320_4" style:family="text"/>
    <style:style style:name="T320_5" style:family="text"/>
    <style:style style:name="T320_6" style:family="text"/>
    <style:style style:name="T320_7" style:family="text"/>
    <style:style style:name="T320_8" style:family="text"/>
    <style:style style:name="T320_9" style:family="text"/>
    <style:style style:name="T320_10" style:family="text"/>
    <style:style style:name="T320_11" style:family="text"/>
    <style:style style:name="T320_12" style:family="text"/>
    <style:style style:name="T320_13" style:family="text"/>
    <style:style style:name="T320_14" style:family="text"/>
    <style:style style:name="T320_15" style:family="text"/>
    <style:style style:name="T320_16" style:family="text"/>
    <style:style style:name="T320_17" style:family="text"/>
    <style:style style:name="T320_18" style:family="text"/>
    <style:style style:name="T320_19" style:family="text"/>
    <style:style style:name="T320_20" style:family="text"/>
    <style:style style:name="T320_21" style:family="text"/>
    <style:style style:name="T320_22" style:family="text"/>
    <style:style style:name="T320_23" style:family="text"/>
    <style:style style:name="T320_24" style:family="text"/>
    <style:style style:name="T320_25" style:family="text"/>
    <style:style style:name="T320_26" style:family="text"/>
    <style:style style:name="T320_27" style:family="text"/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<text:span text:style-name="T19_1">Cahier</text:span><text:span text:style-name="T19_2"><text:s/></text:span><text:span text:style-name="T19_3">des</text:span><text:span text:style-name="T19_4"><text:s/></text:span><text:span text:style-name="T19_5">charges</text:span><text:span text:style-name="T19_6"><text:s/>:<text:s/></text:span><text:span text:style-name="T19_7">Takuzu</text:span></text:p>
      <text:p text:style-name="P20"><text:span text:style-name="T20_1"><text:tab/><text:tab/></text:span></text:p>
      <text:p text:style-name="P21"/>
      <text:p text:style-name="P22"><text:span text:style-name="T22_1"><text:tab/><text:tab/><text:tab/></text:span></text:p>
      <text:p text:style-name="P23"/>
      <text:p text:style-name="P24"/>
      <text:p text:style-name="P25"><text:span text:style-name="T25_1"><text:tab/><text:tab/><text:tab/><text:tab/></text:span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h text:style-name="P44" text:outline-level="10"><text:bookmark-start text:name="h.cgnx6oho7jzc"/><text:bookmark-end text:name="h.cgnx6oho7jzc"/><text:span text:style-name="T44_1">Sommaire</text:span></text:h>
      <text:p text:style-name="P45"/>
      <text:p text:style-name="P46"/>
      <text:list text:style-name="LS1" xml:id="list0">
        <text:list-item>
          <text:p text:style-name="P47"><text:span text:style-name="T47_1"><text:a xlink:type="simple" xlink:href="#h.514b1kf1sa6j"><text:span text:style-name="T47_2">Présentation</text:span></text:a></text:span><text:span text:style-name="T47_3"><text:a xlink:type="simple" xlink:href="#h.514b1kf1sa6j"><text:span text:style-name="T47_4"><text:s/></text:span></text:a></text:span><text:span text:style-name="T47_5"><text:a xlink:type="simple" xlink:href="#h.514b1kf1sa6j"><text:span text:style-name="T47_6">du</text:span></text:a></text:span><text:span text:style-name="T47_7"><text:a xlink:type="simple" xlink:href="#h.514b1kf1sa6j"><text:span text:style-name="T47_8"><text:s/></text:span></text:a></text:span><text:span text:style-name="T47_9"><text:a xlink:type="simple" xlink:href="#h.514b1kf1sa6j"><text:span text:style-name="T47_10">projet</text:span></text:a></text:span><text:span text:style-name="T47_11"><text:s/></text:span><text:span text:style-name="T47_12"><text:tab/>3</text:span></text:p>
        </text:list-item>
      </text:list>
      <text:p text:style-name="P48"><text:span text:style-name="T48_1"><text:a xlink:type="simple" xlink:href="#h.n8yj9fxsuy8t"><text:span text:style-name="T48_2">1.1<text:s/></text:span></text:a></text:span><text:span text:style-name="T48_3"><text:a xlink:type="simple" xlink:href="#h.n8yj9fxsuy8t"><text:span text:style-name="T48_4">Contexte</text:span></text:a></text:span><text:span text:style-name="T48_5"><text:tab/>3</text:span></text:p>
      <text:p text:style-name="P49"><text:span text:style-name="T49_1"><text:a xlink:type="simple" xlink:href="#h.v514oyt8jbnr"><text:span text:style-name="T49_2">1.2<text:s/></text:span></text:a></text:span><text:span text:style-name="T49_3"><text:a xlink:type="simple" xlink:href="#h.v514oyt8jbnr"><text:span text:style-name="T49_4">Étude</text:span></text:a></text:span><text:span text:style-name="T49_5"><text:a xlink:type="simple" xlink:href="#h.v514oyt8jbnr"><text:span text:style-name="T49_6"><text:s/></text:span></text:a></text:span><text:span text:style-name="T49_7"><text:a xlink:type="simple" xlink:href="#h.v514oyt8jbnr"><text:span text:style-name="T49_8">de</text:span></text:a></text:span><text:span text:style-name="T49_9"><text:a xlink:type="simple" xlink:href="#h.v514oyt8jbnr"><text:span text:style-name="T49_10"><text:s/></text:span></text:a></text:span><text:span text:style-name="T49_11"><text:a xlink:type="simple" xlink:href="#h.v514oyt8jbnr"><text:span text:style-name="T49_12">l</text:span></text:a></text:span><text:span text:style-name="T49_13"><text:a xlink:type="simple" xlink:href="#h.v514oyt8jbnr"><text:span text:style-name="T49_14">’</text:span></text:a></text:span><text:span text:style-name="T49_15"><text:a xlink:type="simple" xlink:href="#h.v514oyt8jbnr"><text:span text:style-name="T49_16">existant</text:span></text:a></text:span><text:span text:style-name="T49_17"><text:tab/>3</text:span></text:p>
      <text:p text:style-name="P50"><text:span text:style-name="T50_1"><text:a xlink:type="simple" xlink:href="#h.og3ubj95e5r2"><text:span text:style-name="T50_2">1.3<text:s/></text:span></text:a></text:span><text:span text:style-name="T50_3"><text:a xlink:type="simple" xlink:href="#h.og3ubj95e5r2"><text:span text:style-name="T50_4">Objectifs</text:span></text:a></text:span><text:span text:style-name="T50_5"><text:tab/>4</text:span></text:p>
      <text:p text:style-name="P51"><text:span text:style-name="T51_1"><text:a xlink:type="simple" xlink:href="#h.s1pl09uffad7"><text:span text:style-name="T51_2">1.4<text:s/></text:span></text:a></text:span><text:span text:style-name="T51_3"><text:a xlink:type="simple" xlink:href="#h.s1pl09uffad7"><text:span text:style-name="T51_4">Calendrier</text:span></text:a></text:span><text:span text:style-name="T51_5"><text:tab/>4</text:span></text:p>
      <text:p text:style-name="P52"><text:span text:style-name="T52_1"><text:a xlink:type="simple" xlink:href="#h.uyf03b5nsg2u"><text:span text:style-name="T52_2">1.5<text:s/></text:span></text:a></text:span><text:span text:style-name="T52_3"><text:a xlink:type="simple" xlink:href="#h.uyf03b5nsg2u"><text:span text:style-name="T52_4">Critères</text:span></text:a></text:span><text:span text:style-name="T52_5"><text:a xlink:type="simple" xlink:href="#h.uyf03b5nsg2u"><text:span text:style-name="T52_6"><text:s/></text:span></text:a></text:span><text:span text:style-name="T52_7"><text:a xlink:type="simple" xlink:href="#h.uyf03b5nsg2u"><text:span text:style-name="T52_8">d</text:span></text:a></text:span><text:span text:style-name="T52_9"><text:a xlink:type="simple" xlink:href="#h.uyf03b5nsg2u"><text:span text:style-name="T52_10">'</text:span></text:a></text:span><text:span text:style-name="T52_11"><text:a xlink:type="simple" xlink:href="#h.uyf03b5nsg2u"><text:span text:style-name="T52_12">acceptibilité</text:span></text:a></text:span><text:span text:style-name="T52_13"><text:a xlink:type="simple" xlink:href="#h.uyf03b5nsg2u"><text:span text:style-name="T52_14"><text:s/></text:span></text:a></text:span><text:span text:style-name="T52_15"><text:a xlink:type="simple" xlink:href="#h.uyf03b5nsg2u"><text:span text:style-name="T52_16">du</text:span></text:a></text:span><text:span text:style-name="T52_17"><text:a xlink:type="simple" xlink:href="#h.uyf03b5nsg2u"><text:span text:style-name="T52_18"><text:s/></text:span></text:a></text:span><text:span text:style-name="T52_19"><text:a xlink:type="simple" xlink:href="#h.uyf03b5nsg2u"><text:span text:style-name="T52_20">produit</text:span></text:a></text:span><text:span text:style-name="T52_21"><text:tab/>4</text:span></text:p>
      <text:p text:style-name="P53"/>
      <text:list text:style-name="LS1" xml:id="list1" text:continue-list="list0">
        <text:list-item>
          <text:p text:style-name="P54"><text:span text:style-name="T54_1"><text:a xlink:type="simple" xlink:href="#h.ib7nl9k1y842"><text:span text:style-name="T54_2">Analyse</text:span></text:a></text:span><text:span text:style-name="T54_3"><text:a xlink:type="simple" xlink:href="#h.ib7nl9k1y842"><text:span text:style-name="T54_4"><text:s/></text:span></text:a></text:span><text:span text:style-name="T54_5"><text:a xlink:type="simple" xlink:href="#h.ib7nl9k1y842"><text:span text:style-name="T54_6">des</text:span></text:a></text:span><text:span text:style-name="T54_7"><text:a xlink:type="simple" xlink:href="#h.ib7nl9k1y842"><text:span text:style-name="T54_8"><text:s/></text:span></text:a></text:span><text:span text:style-name="T54_9"><text:a xlink:type="simple" xlink:href="#h.ib7nl9k1y842"><text:span text:style-name="T54_10">besoin</text:span></text:a></text:span><text:span text:style-name="T54_11"><text:tab/>5</text:span></text:p>
        </text:list-item>
      </text:list>
      <text:p text:style-name="P55"><text:span text:style-name="T55_1"><text:a xlink:type="simple" xlink:href="#h.d5x1vz621dho"><text:span text:style-name="T55_2">2.1<text:s/></text:span></text:a></text:span><text:span text:style-name="T55_3"><text:a xlink:type="simple" xlink:href="#h.d5x1vz621dho"><text:span text:style-name="T55_4">Liste</text:span></text:a></text:span><text:span text:style-name="T55_5"><text:a xlink:type="simple" xlink:href="#h.d5x1vz621dho"><text:span text:style-name="T55_6"><text:s/></text:span></text:a></text:span><text:span text:style-name="T55_7"><text:a xlink:type="simple" xlink:href="#h.d5x1vz621dho"><text:span text:style-name="T55_8">des</text:span></text:a></text:span><text:span text:style-name="T55_9"><text:a xlink:type="simple" xlink:href="#h.d5x1vz621dho"><text:span text:style-name="T55_10"><text:s/></text:span></text:a></text:span><text:span text:style-name="T55_11"><text:a xlink:type="simple" xlink:href="#h.d5x1vz621dho"><text:span text:style-name="T55_12">acteurs</text:span></text:a></text:span><text:span text:style-name="T55_13"><text:tab/></text:span><text:span text:style-name="T55_14">5</text:span></text:p>
      <text:p text:style-name="P56"><text:span text:style-name="T56_1"><text:a xlink:type="simple" xlink:href="#h.5yuy6lht9u1y"><text:span text:style-name="T56_2">2.2<text:s/></text:span></text:a></text:span><text:span text:style-name="T56_3"><text:a xlink:type="simple" xlink:href="#h.5yuy6lht9u1y"><text:span text:style-name="T56_4">Expression</text:span></text:a></text:span><text:span text:style-name="T56_5"><text:a xlink:type="simple" xlink:href="#h.5yuy6lht9u1y"><text:span text:style-name="T56_6"><text:s/></text:span></text:a></text:span><text:span text:style-name="T56_7"><text:a xlink:type="simple" xlink:href="#h.5yuy6lht9u1y"><text:span text:style-name="T56_8">des</text:span></text:a></text:span><text:span text:style-name="T56_9"><text:a xlink:type="simple" xlink:href="#h.5yuy6lht9u1y"><text:span text:style-name="T56_10"><text:s/></text:span></text:a></text:span><text:span text:style-name="T56_11"><text:a xlink:type="simple" xlink:href="#h.5yuy6lht9u1y"><text:span text:style-name="T56_12">besoins</text:span></text:a></text:span><text:span text:style-name="T56_13"><text:tab/></text:span><text:span text:style-name="T56_14">5</text:span></text:p>
      <text:p text:style-name="P57"><text:span text:style-name="T57_1"><text:a xlink:type="simple" xlink:href="#h.g4m9jvj13bj3"><text:span text:style-name="T57_2">2.3<text:s/></text:span></text:a></text:span><text:span text:style-name="T57_3"><text:a xlink:type="simple" xlink:href="#h.g4m9jvj13bj3"><text:span text:style-name="T57_4">Besoins</text:span></text:a></text:span><text:span text:style-name="T57_5"><text:a xlink:type="simple" xlink:href="#h.g4m9jvj13bj3"><text:span text:style-name="T57_6"><text:s/></text:span></text:a></text:span><text:span text:style-name="T57_7"><text:a xlink:type="simple" xlink:href="#h.g4m9jvj13bj3"><text:span text:style-name="T57_8">fonctionnels</text:span></text:a></text:span><text:span text:style-name="T57_9"><text:tab/></text:span><text:span text:style-name="T57_10">5</text:span></text:p>
      <text:p text:style-name="P58"><text:span text:style-name="T58_1"><text:a xlink:type="simple" xlink:href="#h.1gz8ay97h25p"><text:span text:style-name="T58_2">2.4<text:s/></text:span></text:a></text:span><text:span text:style-name="T58_3"><text:a xlink:type="simple" xlink:href="#h.1gz8ay97h25p"><text:span text:style-name="T58_4">Besoins</text:span></text:a></text:span><text:span text:style-name="T58_5"><text:a xlink:type="simple" xlink:href="#h.1gz8ay97h25p"><text:span text:style-name="T58_6"><text:s/></text:span></text:a></text:span><text:span text:style-name="T58_7"><text:a xlink:type="simple" xlink:href="#h.1gz8ay97h25p"><text:span text:style-name="T58_8">non</text:span></text:a></text:span><text:span text:style-name="T58_9"><text:a xlink:type="simple" xlink:href="#h.1gz8ay97h25p"><text:span text:style-name="T58_10"><text:s/></text:span></text:a></text:span><text:span text:style-name="T58_11"><text:a xlink:type="simple" xlink:href="#h.1gz8ay97h25p"><text:span text:style-name="T58_12">fonctionnels</text:span></text:a></text:span><text:span text:style-name="T58_13"><text:tab/></text:span><text:span text:style-name="T58_14">6</text:span></text:p>
      <text:p text:style-name="P59"><text:span text:style-name="T59_1"><text:a xlink:type="simple" xlink:href="#h.d7v1pc432vjf"><text:span text:style-name="T59_2">2.5<text:s/></text:span></text:a></text:span><text:span text:style-name="T59_3"><text:a xlink:type="simple" xlink:href="#h.d7v1pc432vjf"><text:span text:style-name="T59_4">Fonctionnalités</text:span></text:a></text:span><text:span text:style-name="T59_5"><text:tab/></text:span><text:span text:style-name="T59_6">6</text:span></text:p>
      <text:p text:style-name="P60"><text:span text:style-name="T60_1"><text:a xlink:type="simple" xlink:href="#h.qwgckinoecr3"><text:span text:style-name="T60_2">2.6<text:s/></text:span></text:a></text:span><text:span text:style-name="T60_3"><text:a xlink:type="simple" xlink:href="#h.qwgckinoecr3"><text:span text:style-name="T60_4">Cas</text:span></text:a></text:span><text:span text:style-name="T60_5"><text:a xlink:type="simple" xlink:href="#h.qwgckinoecr3"><text:span text:style-name="T60_6"><text:s/></text:span></text:a></text:span><text:span text:style-name="T60_7"><text:a xlink:type="simple" xlink:href="#h.qwgckinoecr3"><text:span text:style-name="T60_8">d</text:span></text:a></text:span><text:span text:style-name="T60_9"><text:a xlink:type="simple" xlink:href="#h.qwgckinoecr3"><text:span text:style-name="T60_10">'</text:span></text:a></text:span><text:span text:style-name="T60_11"><text:a xlink:type="simple" xlink:href="#h.qwgckinoecr3"><text:span text:style-name="T60_12">utilisation</text:span></text:a></text:span><text:span text:style-name="T60_13"><text:tab/></text:span><text:span text:style-name="T60_14">8</text:span></text:p>
      <text:p text:style-name="P61"/>
      <text:list text:style-name="LS1" xml:id="list2" text:continue-list="list0">
        <text:list-item>
          <text:p text:style-name="P62"><text:span text:style-name="T62_1">L</text:span><text:span text:style-name="T62_2"><text:a xlink:type="simple" xlink:href="#h.2xvfveplmlms"><text:span text:style-name="T62_3">ivrables</text:span></text:a></text:span><text:span text:style-name="T62_4"><text:tab/>9</text:span></text:p>
        </text:list-item>
      </text:list>
      <text:p text:style-name="P63"/>
      <text:list text:style-name="LS1" xml:id="list3" text:continue-list="list0">
        <text:list-item>
          <text:p text:style-name="P64"><text:span text:style-name="T64_1"><text:a xlink:type="simple" xlink:href="#h.mnz2gjosswd3"><text:span text:style-name="T64_2">Contraintes</text:span></text:a></text:span><text:span text:style-name="T64_3"><text:tab/>9</text:span></text:p>
        </text:list-item>
      </text:list>
      <text:p text:style-name="P65"><text:span text:style-name="T65_1"><text:a xlink:type="simple" xlink:href="#h.m5ky4l57y4l8"><text:span text:style-name="T65_2">4.1<text:s/></text:span></text:a></text:span><text:span text:style-name="T65_3"><text:a xlink:type="simple" xlink:href="#h.m5ky4l57y4l8"><text:span text:style-name="T65_4">Documentations</text:span></text:a></text:span><text:span text:style-name="T65_5"><text:tab/>9</text:span></text:p>
      <text:p text:style-name="P66"><text:span text:style-name="T66_1"><text:a xlink:type="simple" xlink:href="#h.twclqsy7fref"><text:span text:style-name="T66_2">4.2<text:s/></text:span></text:a></text:span><text:span text:style-name="T66_3"><text:a xlink:type="simple" xlink:href="#h.twclqsy7fref"><text:span text:style-name="T66_4">Délais</text:span></text:a></text:span><text:span text:style-name="T66_5"><text:tab/>9</text:span></text:p>
      <text:p text:style-name="P67"><text:span text:style-name="T67_1"><text:a xlink:type="simple" xlink:href="#h.mdfu609six0z"><text:span text:style-name="T67_2">4.3<text:s/></text:span></text:a></text:span><text:span text:style-name="T67_3"><text:a xlink:type="simple" xlink:href="#h.mdfu609six0z"><text:span text:style-name="T67_4">Contraintes</text:span></text:a></text:span><text:span text:style-name="T67_5"><text:a xlink:type="simple" xlink:href="#h.mdfu609six0z"><text:span text:style-name="T67_6"><text:s/></text:span></text:a></text:span><text:span text:style-name="T67_7"><text:a xlink:type="simple" xlink:href="#h.mdfu609six0z"><text:span text:style-name="T67_8">techniques</text:span></text:a></text:span><text:span text:style-name="T67_9"><text:tab/>9</text:span></text:p>
      <text:p text:style-name="P68"/>
      <text:p text:style-name="P69"/>
      <text:h text:style-name="P70" text:outline-level="10"><text:bookmark-start text:name="h.5ukfve4qhb7v"/><text:bookmark-end text:name="h.5ukfve4qhb7v"/></text:h>
      <text:h text:style-name="P71" text:outline-level="10"><text:bookmark-start text:name="h.514b1kf1sa6j"/><text:bookmark-end text:name="h.514b1kf1sa6j"/><text:bookmark-start text:name="h.4c3s2j8rapik"/><text:bookmark-end text:name="h.4c3s2j8rapik"/><text:span text:style-name="T71_1">1)<text:s/></text:span><text:span text:style-name="T71_2">Présentation</text:span><text:span text:style-name="T71_3"><text:s/></text:span><text:span text:style-name="T71_4">du</text:span><text:span text:style-name="T71_5"><text:s/></text:span><text:span text:style-name="T71_6">projet</text:span></text:h>
      <text:p text:style-name="P72"/>
      <text:h text:style-name="P73" text:outline-level="10"><text:bookmark-start text:name="h.n8yj9fxsuy8t"/><text:bookmark-end text:name="h.n8yj9fxsuy8t"/><text:span text:style-name="T73_1">1.1<text:s/></text:span><text:span text:style-name="T73_2">Contexte</text:span></text:h>
      <text:p text:style-name="P74"/>
      <text:p text:style-name="P75"/>
      <text:p text:style-name="P76"><text:span text:style-name="T76_1">Ce</text:span><text:span text:style-name="T76_2"><text:s/></text:span><text:span text:style-name="T76_3">projet</text:span><text:span text:style-name="T76_4"><text:s/></text:span><text:span text:style-name="T76_5">se</text:span><text:span text:style-name="T76_6"><text:s/></text:span><text:span text:style-name="T76_7">déroulera</text:span><text:span text:style-name="T76_8"><text:s/></text:span><text:span text:style-name="T76_9">dans</text:span><text:span text:style-name="T76_10"><text:s/></text:span><text:span text:style-name="T76_11">le</text:span><text:span text:style-name="T76_12"><text:s/></text:span><text:span text:style-name="T76_13">cadre</text:span><text:span text:style-name="T76_14"><text:s/></text:span><text:span text:style-name="T76_15">d</text:span><text:span text:style-name="T76_16">’</text:span><text:span text:style-name="T76_17">un</text:span><text:span text:style-name="T76_18"><text:s/></text:span><text:span text:style-name="T76_19">projet</text:span><text:span text:style-name="T76_20"><text:s/></text:span><text:span text:style-name="T76_21">lors</text:span><text:span text:style-name="T76_22"><text:s/></text:span><text:span text:style-name="T76_23">du</text:span><text:span text:style-name="T76_24"><text:s/></text:span><text:span text:style-name="T76_25">semestre</text:span><text:span text:style-name="T76_26"><text:s/>6<text:s/></text:span><text:span text:style-name="T76_27">de</text:span><text:span text:style-name="T76_28"><text:s/></text:span><text:span text:style-name="T76_29">L</text:span><text:span text:style-name="T76_30">3<text:s/></text:span><text:span text:style-name="T76_31">SPI</text:span><text:span text:style-name="T76_32"><text:s/></text:span><text:span text:style-name="T76_33">Informatique</text:span><text:span text:style-name="T76_34">.<text:s/></text:span><text:span text:style-name="T76_35">Le</text:span><text:span text:style-name="T76_36"><text:s/></text:span><text:span text:style-name="T76_37">but</text:span><text:span text:style-name="T76_38"><text:s/></text:span><text:span text:style-name="T76_39">de</text:span><text:span text:style-name="T76_40"><text:s/></text:span><text:span text:style-name="T76_41">ce</text:span><text:span text:style-name="T76_42"><text:s/></text:span><text:span text:style-name="T76_43">projet</text:span><text:span text:style-name="T76_44"><text:s/></text:span><text:span text:style-name="T76_45">est</text:span><text:span text:style-name="T76_46"><text:s/></text:span><text:span text:style-name="T76_47">de</text:span><text:span text:style-name="T76_48"><text:s/></text:span><text:span text:style-name="T76_49">développer</text:span><text:span text:style-name="T76_50"><text:s/></text:span><text:span text:style-name="T76_51">un</text:span><text:span text:style-name="T76_52"><text:s/></text:span><text:span text:style-name="T76_53">logiciel</text:span><text:span text:style-name="T76_54"><text:s/></text:span><text:span text:style-name="T76_55">suffisamment</text:span><text:span text:style-name="T76_56"><text:s/></text:span><text:span text:style-name="T76_57">complexe</text:span><text:span text:style-name="T76_58"><text:s/></text:span><text:span text:style-name="T76_59">pour</text:span><text:span text:style-name="T76_60"><text:s/></text:span><text:span text:style-name="T76_61">justifier</text:span><text:span text:style-name="T76_62"><text:s/></text:span><text:span text:style-name="T76_63">un</text:span><text:span text:style-name="T76_64"><text:s/></text:span><text:span text:style-name="T76_65">travail</text:span><text:span text:style-name="T76_66"><text:s/></text:span><text:span text:style-name="T76_67">en</text:span><text:span text:style-name="T76_68"><text:s/></text:span><text:span text:style-name="T76_69">équipe</text:span><text:span text:style-name="T76_70"><text:s/></text:span><text:span text:style-name="T76_71">et</text:span><text:span text:style-name="T76_72"><text:s/></text:span><text:span text:style-name="T76_73">la</text:span><text:span text:style-name="T76_74"><text:s/></text:span><text:span text:style-name="T76_75">mise</text:span><text:span text:style-name="T76_76"><text:s/></text:span><text:span text:style-name="T76_77">en</text:span><text:span text:style-name="T76_78"><text:s/></text:span><text:span text:style-name="T76_79">œuvre</text:span><text:span text:style-name="T76_80"><text:s/></text:span><text:span text:style-name="T76_81">des</text:span><text:span text:style-name="T76_82"><text:s/></text:span><text:span text:style-name="T76_83">préceptes</text:span><text:span text:style-name="T76_84"><text:s/></text:span><text:span text:style-name="T76_85">de</text:span><text:span text:style-name="T76_86"><text:s/></text:span><text:span text:style-name="T76_87">Génie</text:span><text:span text:style-name="T76_88"><text:s/></text:span><text:span text:style-name="T76_89">Logiciel</text:span><text:span text:style-name="T76_90">.</text:span></text:p>
      <text:p text:style-name="P77"/>
      <text:p text:style-name="P78"/>
      <text:p text:style-name="P79"/>
      <text:h text:style-name="P80" text:outline-level="10"><text:bookmark-start text:name="h.v514oyt8jbnr"/><text:bookmark-end text:name="h.v514oyt8jbnr"/><text:span text:style-name="T80_1">1.2<text:s/></text:span><text:span text:style-name="T80_2">Étude</text:span><text:span text:style-name="T80_3"><text:s/></text:span><text:span text:style-name="T80_4">de</text:span><text:span text:style-name="T80_5"><text:s/></text:span><text:span text:style-name="T80_6">l</text:span><text:span text:style-name="T80_7">’</text:span><text:span text:style-name="T80_8">existant</text:span></text:h>
      <text:p text:style-name="P81"/>
      <text:list text:style-name="LS2" xml:id="list4">
        <text:list-item>
          <text:p text:style-name="P82"><text:span text:style-name="T82_1">Tic</text:span><text:span text:style-name="T82_2"><text:s/></text:span><text:span text:style-name="T82_3">tac</text:span><text:span text:style-name="T82_4"><text:s/></text:span><text:span text:style-name="T82_5">logic</text:span><text:span text:style-name="T82_6"><text:s/>:<text:s/></text:span><text:span text:style-name="T82_7">Jeu</text:span><text:span text:style-name="T82_8"><text:s/></text:span><text:span text:style-name="T82_9">de</text:span><text:span text:style-name="T82_10"><text:s/></text:span><text:span text:style-name="T82_11">takuzu</text:span><text:span text:style-name="T82_12"><text:s/></text:span><text:span text:style-name="T82_13">en</text:span><text:span text:style-name="T82_14"><text:s/></text:span><text:span text:style-name="T82_15">ligne</text:span><text:span text:style-name="T82_16"><text:s/></text:span><text:span text:style-name="T82_17">gratuit</text:span><text:span text:style-name="T82_18">.</text:span></text:p>
        </text:list-item>
      </text:list>
      <text:p text:style-name="P83"><text:span text:style-name="T83_1"><text:s/></text:span><text:span text:style-name="T83_2"><text:a xlink:type="simple" xlink:href="http://www.conceptispuzzles.com/index.aspx?uri=puzzle/tic-tac-logic"><text:span text:style-name="T83_3">http</text:span></text:a></text:span><text:span text:style-name="T83_4"><text:a xlink:type="simple" xlink:href="http://www.conceptispuzzles.com/index.aspx?uri=puzzle/tic-tac-logic"><text:span text:style-name="T83_5">://</text:span></text:a></text:span><text:span text:style-name="T83_6"><text:a xlink:type="simple" xlink:href="http://www.conceptispuzzles.com/index.aspx?uri=puzzle/tic-tac-logic"><text:span text:style-name="T83_7">www</text:span></text:a></text:span><text:span text:style-name="T83_8"><text:a xlink:type="simple" xlink:href="http://www.conceptispuzzles.com/index.aspx?uri=puzzle/tic-tac-logic"><text:span text:style-name="T83_9">.</text:span></text:a></text:span><text:span text:style-name="T83_10"><text:a xlink:type="simple" xlink:href="http://www.conceptispuzzles.com/index.aspx?uri=puzzle/tic-tac-logic"><text:span text:style-name="T83_11">conceptispuzzles</text:span></text:a></text:span><text:span text:style-name="T83_12"><text:a xlink:type="simple" xlink:href="http://www.conceptispuzzles.com/index.aspx?uri=puzzle/tic-tac-logic"><text:span text:style-name="T83_13">.</text:span></text:a></text:span><text:span text:style-name="T83_14"><text:a xlink:type="simple" xlink:href="http://www.conceptispuzzles.com/index.aspx?uri=puzzle/tic-tac-logic"><text:span text:style-name="T83_15">com</text:span></text:a></text:span><text:span text:style-name="T83_16"><text:a xlink:type="simple" xlink:href="http://www.conceptispuzzles.com/index.aspx?uri=puzzle/tic-tac-logic"><text:span text:style-name="T83_17">/</text:span></text:a></text:span><text:span text:style-name="T83_18"><text:a xlink:type="simple" xlink:href="http://www.conceptispuzzles.com/index.aspx?uri=puzzle/tic-tac-logic"><text:span text:style-name="T83_19">index</text:span></text:a></text:span><text:span text:style-name="T83_20"><text:a xlink:type="simple" xlink:href="http://www.conceptispuzzles.com/index.aspx?uri=puzzle/tic-tac-logic"><text:span text:style-name="T83_21">.</text:span></text:a></text:span><text:span text:style-name="T83_22"><text:a xlink:type="simple" xlink:href="http://www.conceptispuzzles.com/index.aspx?uri=puzzle/tic-tac-logic"><text:span text:style-name="T83_23">aspx</text:span></text:a></text:span><text:span text:style-name="T83_24"><text:a xlink:type="simple" xlink:href="http://www.conceptispuzzles.com/index.aspx?uri=puzzle/tic-tac-logic"><text:span text:style-name="T83_25">?</text:span></text:a></text:span><text:span text:style-name="T83_26"><text:a xlink:type="simple" xlink:href="http://www.conceptispuzzles.com/index.aspx?uri=puzzle/tic-tac-logic"><text:span text:style-name="T83_27">uri</text:span></text:a></text:span><text:span text:style-name="T83_28"><text:a xlink:type="simple" xlink:href="http://www.conceptispuzzles.com/index.aspx?uri=puzzle/tic-tac-logic"><text:span text:style-name="T83_29">=</text:span></text:a></text:span><text:span text:style-name="T83_30"><text:a xlink:type="simple" xlink:href="http://www.conceptispuzzles.com/index.aspx?uri=puzzle/tic-tac-logic"><text:span text:style-name="T83_31">puzzle</text:span></text:a></text:span><text:span text:style-name="T83_32"><text:a xlink:type="simple" xlink:href="http://www.conceptispuzzles.com/index.aspx?uri=puzzle/tic-tac-logic"><text:span text:style-name="T83_33">/</text:span></text:a></text:span><text:span text:style-name="T83_34"><text:a xlink:type="simple" xlink:href="http://www.conceptispuzzles.com/index.aspx?uri=puzzle/tic-tac-logic"><text:span text:style-name="T83_35">tic</text:span></text:a></text:span><text:span text:style-name="T83_36"><text:a xlink:type="simple" xlink:href="http://www.conceptispuzzles.com/index.aspx?uri=puzzle/tic-tac-logic"><text:span text:style-name="T83_37">-</text:span></text:a></text:span><text:span text:style-name="T83_38"><text:a xlink:type="simple" xlink:href="http://www.conceptispuzzles.com/index.aspx?uri=puzzle/tic-tac-logic"><text:span text:style-name="T83_39">tac</text:span></text:a></text:span><text:span text:style-name="T83_40"><text:a xlink:type="simple" xlink:href="http://www.conceptispuzzles.com/index.aspx?uri=puzzle/tic-tac-logic"><text:span text:style-name="T83_41">-</text:span></text:a></text:span><text:span text:style-name="T83_42"><text:a xlink:type="simple" xlink:href="http://www.conceptispuzzles.com/index.aspx?uri=puzzle/tic-tac-logic"><text:span text:style-name="T83_43">logic</text:span></text:a></text:span></text:p>
      <text:p text:style-name="P84"/>
      <text:list text:style-name="LS3" xml:id="list5">
        <text:list-item>
          <text:p text:style-name="P85"><text:span text:style-name="T85_1"><text:s/></text:span><text:span text:style-name="T85_2">Kas</text:span><text:span text:style-name="T85_3"><text:s/></text:span><text:span text:style-name="T85_4">tete</text:span><text:span text:style-name="T85_5"><text:s/></text:span><text:span text:style-name="T85_6">takuzu</text:span><text:span text:style-name="T85_7"><text:s/>:<text:s/></text:span><text:span text:style-name="T85_8">Jeu</text:span><text:span text:style-name="T85_9"><text:s/></text:span><text:span text:style-name="T85_10">de</text:span><text:span text:style-name="T85_11"><text:s/></text:span><text:span text:style-name="T85_12">takuzu</text:span><text:span text:style-name="T85_13"><text:s/></text:span><text:span text:style-name="T85_14">en</text:span><text:span text:style-name="T85_15"><text:s/></text:span><text:span text:style-name="T85_16">ligne</text:span><text:span text:style-name="T85_17"><text:s/></text:span><text:span text:style-name="T85_18">gratuit</text:span><text:span text:style-name="T85_19">.</text:span></text:p>
        </text:list-item>
      </text:list>
      <text:p text:style-name="P86"><text:span text:style-name="T86_1"><text:s/></text:span><text:span text:style-name="T86_2"><text:a xlink:type="simple" xlink:href="http://www.kastete.fr/jouer-une-grille-de-takuzu-binero"><text:span text:style-name="T86_3">http</text:span></text:a></text:span><text:span text:style-name="T86_4"><text:a xlink:type="simple" xlink:href="http://www.kastete.fr/jouer-une-grille-de-takuzu-binero"><text:span text:style-name="T86_5">://</text:span></text:a></text:span><text:span text:style-name="T86_6"><text:a xlink:type="simple" xlink:href="http://www.kastete.fr/jouer-une-grille-de-takuzu-binero"><text:span text:style-name="T86_7">www</text:span></text:a></text:span><text:span text:style-name="T86_8"><text:a xlink:type="simple" xlink:href="http://www.kastete.fr/jouer-une-grille-de-takuzu-binero"><text:span text:style-name="T86_9">.</text:span></text:a></text:span><text:span text:style-name="T86_10"><text:a xlink:type="simple" xlink:href="http://www.kastete.fr/jouer-une-grille-de-takuzu-binero"><text:span text:style-name="T86_11">kastete</text:span></text:a></text:span><text:span text:style-name="T86_12"><text:a xlink:type="simple" xlink:href="http://www.kastete.fr/jouer-une-grille-de-takuzu-binero"><text:span text:style-name="T86_13">.</text:span></text:a></text:span><text:span text:style-name="T86_14"><text:a xlink:type="simple" xlink:href="http://www.kastete.fr/jouer-une-grille-de-takuzu-binero"><text:span text:style-name="T86_15">fr</text:span></text:a></text:span><text:span text:style-name="T86_16"><text:a xlink:type="simple" xlink:href="http://www.kastete.fr/jouer-une-grille-de-takuzu-binero"><text:span text:style-name="T86_17">/</text:span></text:a></text:span><text:span text:style-name="T86_18"><text:a xlink:type="simple" xlink:href="http://www.kastete.fr/jouer-une-grille-de-takuzu-binero"><text:span text:style-name="T86_19">jouer</text:span></text:a></text:span><text:span text:style-name="T86_20"><text:a xlink:type="simple" xlink:href="http://www.kastete.fr/jouer-une-grille-de-takuzu-binero"><text:span text:style-name="T86_21">-</text:span></text:a></text:span><text:span text:style-name="T86_22"><text:a xlink:type="simple" xlink:href="http://www.kastete.fr/jouer-une-grille-de-takuzu-binero"><text:span text:style-name="T86_23">une</text:span></text:a></text:span><text:span text:style-name="T86_24"><text:a xlink:type="simple" xlink:href="http://www.kastete.fr/jouer-une-grille-de-takuzu-binero"><text:span text:style-name="T86_25">-</text:span></text:a></text:span><text:span text:style-name="T86_26"><text:a xlink:type="simple" xlink:href="http://www.kastete.fr/jouer-une-grille-de-takuzu-binero"><text:span text:style-name="T86_27">grille</text:span></text:a></text:span><text:span text:style-name="T86_28"><text:a xlink:type="simple" xlink:href="http://www.kastete.fr/jouer-une-grille-de-takuzu-binero"><text:span text:style-name="T86_29">-</text:span></text:a></text:span><text:span text:style-name="T86_30"><text:a xlink:type="simple" xlink:href="http://www.kastete.fr/jouer-une-grille-de-takuzu-binero"><text:span text:style-name="T86_31">de</text:span></text:a></text:span><text:span text:style-name="T86_32"><text:a xlink:type="simple" xlink:href="http://www.kastete.fr/jouer-une-grille-de-takuzu-binero"><text:span text:style-name="T86_33">-</text:span></text:a></text:span><text:span text:style-name="T86_34"><text:a xlink:type="simple" xlink:href="http://www.kastete.fr/jouer-une-grille-de-takuzu-binero"><text:span text:style-name="T86_35">takuzu</text:span></text:a></text:span><text:span text:style-name="T86_36"><text:a xlink:type="simple" xlink:href="http://www.kastete.fr/jouer-une-grille-de-takuzu-binero"><text:span text:style-name="T86_37">-</text:span></text:a></text:span><text:span text:style-name="T86_38"><text:a xlink:type="simple" xlink:href="http://www.kastete.fr/jouer-une-grille-de-takuzu-binero"><text:span text:style-name="T86_39">binero</text:span></text:a></text:span></text:p>
      <text:p text:style-name="P87"/>
      <text:p text:style-name="P88"/>
      <text:p text:style-name="P89"><text:span text:style-name="T89_1">La</text:span><text:span text:style-name="T89_2"><text:s/></text:span><text:span text:style-name="T89_3">partie</text:span><text:span text:style-name="T89_4"><text:s/></text:span><text:span text:style-name="T89_5">ci</text:span><text:span text:style-name="T89_6">-</text:span><text:span text:style-name="T89_7">dessous</text:span><text:span text:style-name="T89_8"><text:s/></text:span><text:span text:style-name="T89_9">décrit</text:span><text:span text:style-name="T89_10"><text:s/></text:span><text:span text:style-name="T89_11">les</text:span><text:span text:style-name="T89_12"><text:s/></text:span><text:span text:style-name="T89_13">différentes</text:span><text:span text:style-name="T89_14"><text:s/></text:span><text:span text:style-name="T89_15">fonctions</text:span><text:span text:style-name="T89_16"><text:s/></text:span><text:span text:style-name="T89_17">communes</text:span><text:span text:style-name="T89_18"><text:s/></text:span><text:span text:style-name="T89_19">et</text:span><text:span text:style-name="T89_20"><text:s/></text:span><text:span text:style-name="T89_21">spécifiques</text:span><text:span text:style-name="T89_22"><text:s/></text:span><text:span text:style-name="T89_23">des</text:span><text:span text:style-name="T89_24"><text:s/></text:span></text:p>
      <text:p text:style-name="P90"><text:span text:style-name="T90_1">deux</text:span><text:span text:style-name="T90_2"><text:s/></text:span><text:span text:style-name="T90_3">applications</text:span><text:span text:style-name="T90_4"><text:s/>:</text:span></text:p>
      <text:p text:style-name="P91"/>
      <text:h text:style-name="P92" text:outline-level="10"><text:bookmark-start text:name="h.85ckw0ueae2u"/><text:bookmark-end text:name="h.85ckw0ueae2u"/><text:span text:style-name="T92_1">Fonctions</text:span><text:span text:style-name="T92_2"><text:s/></text:span><text:span text:style-name="T92_3">communes</text:span><text:span text:style-name="T92_4"><text:s/>:<text:tab/></text:span></text:h>
      <text:list text:style-name="LS4" xml:id="list6">
        <text:list-item>
          <text:p text:style-name="P93"><text:span text:style-name="T93_1">un</text:span><text:span text:style-name="T93_2"><text:s/></text:span><text:span text:style-name="T93_3">menu</text:span><text:span text:style-name="T93_4"><text:s/></text:span><text:span text:style-name="T93_5">d</text:span><text:span text:style-name="T93_6">'</text:span><text:span text:style-name="T93_7">aide</text:span></text:p>
        </text:list-item>
        <text:list-item>
          <text:p text:style-name="P94"><text:span text:style-name="T94_1">un</text:span><text:span text:style-name="T94_2"><text:s/></text:span><text:span text:style-name="T94_3">compteur</text:span><text:span text:style-name="T94_4"><text:s/></text:span><text:span text:style-name="T94_5">de</text:span><text:span text:style-name="T94_6"><text:s/></text:span><text:span text:style-name="T94_7">temps</text:span></text:p>
        </text:list-item>
        <text:list-item>
          <text:p text:style-name="P95"><text:span text:style-name="T95_1">un</text:span><text:span text:style-name="T95_2"><text:s/></text:span><text:span text:style-name="T95_3">choix</text:span><text:span text:style-name="T95_4"><text:s/></text:span><text:span text:style-name="T95_5">de</text:span><text:span text:style-name="T95_6"><text:s/></text:span><text:span text:style-name="T95_7">difficulté</text:span><text:span text:style-name="T95_8"><text:s/></text:span><text:span text:style-name="T95_9">du</text:span><text:span text:style-name="T95_10"><text:s/></text:span><text:span text:style-name="T95_11">jeu</text:span><text:span text:style-name="T95_12"><text:s text:c="4"/></text:span></text:p>
        </text:list-item>
      </text:list>
      <text:p text:style-name="P96"><text:span text:style-name="T96_1"><text:s text:c="88"/></text:span></text:p>
      <text:h text:style-name="P97" text:outline-level="10"><text:bookmark-start text:name="h.a9y2mxlm06vo"/><text:bookmark-end text:name="h.a9y2mxlm06vo"/><text:span text:style-name="T97_1">Tic</text:span><text:span text:style-name="T97_2"><text:s/></text:span><text:span text:style-name="T97_3">tac</text:span><text:span text:style-name="T97_4"><text:s/></text:span><text:span text:style-name="T97_5">logic</text:span><text:span text:style-name="T97_6"><text:s/>:</text:span></text:h>
      <text:list text:style-name="LS5" xml:id="list9">
        <text:list-item>
          <text:p text:style-name="P98"><text:span text:style-name="T98_1">système</text:span><text:span text:style-name="T98_2"><text:s/></text:span><text:span text:style-name="T98_3">de</text:span><text:span text:style-name="T98_4"><text:s/></text:span><text:span text:style-name="T98_5">zoom</text:span></text:p>
        </text:list-item>
        <text:list-item>
          <text:p text:style-name="P99"><text:span text:style-name="T99_1">système</text:span><text:span text:style-name="T99_2"><text:s/></text:span><text:span text:style-name="T99_3">de</text:span><text:span text:style-name="T99_4"><text:s/></text:span><text:span text:style-name="T99_5">hypothèse</text:span></text:p>
        </text:list-item>
        <text:list-item>
          <text:p text:style-name="P100"><text:span text:style-name="T100_1">imprimer</text:span><text:span text:style-name="T100_2"><text:s/></text:span><text:span text:style-name="T100_3">la</text:span><text:span text:style-name="T100_4"><text:s/></text:span><text:span text:style-name="T100_5">feuille</text:span><text:span text:style-name="T100_6"><text:s/></text:span></text:p>
        </text:list-item>
        <text:list-item>
          <text:p text:style-name="P101"><text:span text:style-name="T101_1">systèm</text:span><text:span text:style-name="T101_2"><text:s/></text:span><text:span text:style-name="T101_3">de</text:span><text:span text:style-name="T101_4"><text:s/></text:span><text:span text:style-name="T101_5">sauvegarde</text:span></text:p>
        </text:list-item>
      </text:list>
      <text:p text:style-name="P102"/>
      <text:h text:style-name="P103" text:outline-level="10"><text:bookmark-start text:name="h.x3fskqyl432g"/><text:bookmark-end text:name="h.x3fskqyl432g"/><text:span text:style-name="T103_1">Kas</text:span><text:span text:style-name="T103_2"><text:s/></text:span><text:span text:style-name="T103_3">tete</text:span><text:span text:style-name="T103_4"><text:s/></text:span><text:span text:style-name="T103_5">takuzu</text:span><text:span text:style-name="T103_6"><text:s/>:</text:span></text:h>
      <text:list text:style-name="LS6" xml:id="list13">
        <text:list-item>
          <text:p text:style-name="P104"><text:span text:style-name="T104_1">système</text:span><text:span text:style-name="T104_2"><text:s/></text:span><text:span text:style-name="T104_3">de</text:span><text:span text:style-name="T104_4"><text:s/></text:span><text:span text:style-name="T104_5">succès</text:span></text:p>
        </text:list-item>
        <text:list-item>
          <text:p text:style-name="P105"><text:span text:style-name="T105_1">statistique</text:span><text:span text:style-name="T105_2"><text:s/></text:span><text:span text:style-name="T105_3">de</text:span><text:span text:style-name="T105_4"><text:s/></text:span><text:span text:style-name="T105_5">la</text:span><text:span text:style-name="T105_6"><text:s/></text:span><text:span text:style-name="T105_7">grille</text:span></text:p>
        </text:list-item>
      </text:list>
      <text:p text:style-name="P106"/>
      <text:p text:style-name="P107"/>
      <text:h text:style-name="P108" text:outline-level="10"><text:bookmark-start text:name="h.og3ubj95e5r2"/><text:bookmark-end text:name="h.og3ubj95e5r2"/><text:span text:style-name="T108_1">1.3<text:s/></text:span><text:span text:style-name="T108_2">Objectifs</text:span></text:h>
      <text:p text:style-name="P109"/>
      <text:p text:style-name="P110"><text:span text:style-name="T110_1">Ce</text:span><text:span text:style-name="T110_2"><text:s/></text:span><text:span text:style-name="T110_3">projet</text:span><text:span text:style-name="T110_4"><text:s/></text:span><text:span text:style-name="T110_5">doit</text:span><text:span text:style-name="T110_6"><text:s/></text:span><text:span text:style-name="T110_7">aboutir</text:span><text:span text:style-name="T110_8"><text:s/></text:span><text:span text:style-name="T110_9">à</text:span><text:span text:style-name="T110_10"><text:s/></text:span><text:span text:style-name="T110_11">la</text:span><text:span text:style-name="T110_12"><text:s/></text:span><text:span text:style-name="T110_13">création</text:span><text:span text:style-name="T110_14"><text:s/></text:span><text:span text:style-name="T110_15">d</text:span><text:span text:style-name="T110_16">’</text:span><text:span text:style-name="T110_17">une</text:span><text:span text:style-name="T110_18"><text:s/></text:span><text:span text:style-name="T110_19">application</text:span><text:span text:style-name="T110_20"><text:s/></text:span><text:span text:style-name="T110_21">de</text:span><text:span text:style-name="T110_22"><text:s/></text:span><text:span text:style-name="T110_23">type</text:span><text:span text:style-name="T110_24"><text:s/></text:span><text:span text:style-name="T110_25">jeu</text:span><text:span text:style-name="T110_26"><text:s/></text:span><text:span text:style-name="T110_27">de</text:span><text:span text:style-name="T110_28"><text:s/></text:span><text:span text:style-name="T110_29">takuzu</text:span><text:span text:style-name="T110_30"><text:s/>(</text:span><text:span text:style-name="T110_31">ou</text:span><text:span text:style-name="T110_32"><text:s/></text:span><text:span text:style-name="T110_33">binairo</text:span><text:span text:style-name="T110_34">),<text:s/></text:span><text:span text:style-name="T110_35">destinée</text:span><text:span text:style-name="T110_36"><text:s/></text:span><text:span text:style-name="T110_37">à</text:span><text:span text:style-name="T110_38"><text:s/></text:span><text:span text:style-name="T110_39">tout</text:span><text:span text:style-name="T110_40"><text:s/></text:span><text:span text:style-name="T110_41">public</text:span><text:span text:style-name="T110_42">.<text:s/></text:span><text:span text:style-name="T110_43">Un</text:span><text:span text:style-name="T110_44"><text:s/></text:span><text:span text:style-name="T110_45">système</text:span><text:span text:style-name="T110_46"><text:s/></text:span><text:span text:style-name="T110_47">d</text:span><text:span text:style-name="T110_48">’</text:span><text:span text:style-name="T110_49">aide</text:span><text:span text:style-name="T110_50"><text:s/></text:span><text:span text:style-name="T110_51">permettra</text:span><text:span text:style-name="T110_52"><text:s/></text:span><text:span text:style-name="T110_53">de</text:span><text:span text:style-name="T110_54"><text:s/></text:span><text:span text:style-name="T110_55">débloquer</text:span><text:span text:style-name="T110_56"><text:s/></text:span><text:span text:style-name="T110_57">le</text:span><text:span text:style-name="T110_58"><text:s/></text:span><text:span text:style-name="T110_59">joueur</text:span><text:span text:style-name="T110_60">,<text:s/></text:span><text:span text:style-name="T110_61">peu</text:span><text:span text:style-name="T110_62"><text:s/></text:span><text:span text:style-name="T110_63">importe</text:span><text:span text:style-name="T110_64"><text:s/></text:span><text:span text:style-name="T110_65">son</text:span><text:span text:style-name="T110_66"><text:s/></text:span><text:span text:style-name="T110_67">expérience</text:span><text:span text:style-name="T110_68"><text:s/></text:span><text:span text:style-name="T110_69">et</text:span><text:span text:style-name="T110_70"><text:s/></text:span><text:span text:style-name="T110_71">la</text:span><text:span text:style-name="T110_72"><text:s/></text:span><text:span text:style-name="T110_73">difficulté</text:span><text:span text:style-name="T110_74"><text:s/></text:span><text:span text:style-name="T110_75">du</text:span><text:span text:style-name="T110_76"><text:s/></text:span><text:span text:style-name="T110_77">niveau</text:span><text:span text:style-name="T110_78">.</text:span></text:p>
      <text:p text:style-name="P111"><text:span text:style-name="T111_1">L</text:span><text:span text:style-name="T111_2">’</text:span><text:span text:style-name="T111_3">application</text:span><text:span text:style-name="T111_4"><text:s/></text:span><text:span text:style-name="T111_5">comprendra</text:span><text:span text:style-name="T111_6"><text:s/>:</text:span></text:p>
      <text:list text:style-name="LS7" xml:id="list15">
        <text:list-item>
          <text:p text:style-name="P112"><text:span text:style-name="T112_1">La</text:span><text:span text:style-name="T112_2"><text:s/></text:span><text:span text:style-name="T112_3">résolution</text:span><text:span text:style-name="T112_4"><text:s/></text:span><text:span text:style-name="T112_5">d</text:span><text:span text:style-name="T112_6">'</text:span><text:span text:style-name="T112_7">un</text:span><text:span text:style-name="T112_8"><text:s/></text:span><text:span text:style-name="T112_9">takuzu</text:span></text:p>
        </text:list-item>
        <text:list-item>
          <text:p text:style-name="P113"><text:span text:style-name="T113_1">Un</text:span><text:span text:style-name="T113_2"><text:s/></text:span><text:span text:style-name="T113_3">système</text:span><text:span text:style-name="T113_4"><text:s/></text:span><text:span text:style-name="T113_5">d</text:span><text:span text:style-name="T113_6">'</text:span><text:span text:style-name="T113_7">aide</text:span><text:span text:style-name="T113_8"><text:s/></text:span><text:span text:style-name="T113_9">à</text:span><text:span text:style-name="T113_10"><text:s/></text:span><text:span text:style-name="T113_11">partir</text:span><text:span text:style-name="T113_12"><text:s/></text:span><text:span text:style-name="T113_13">des</text:span><text:span text:style-name="T113_14"><text:s/>3<text:s/></text:span><text:span text:style-name="T113_15">règles</text:span><text:span text:style-name="T113_16"><text:s/></text:span><text:span text:style-name="T113_17">du</text:span><text:span text:style-name="T113_18"><text:s/></text:span><text:span text:style-name="T113_19">jeu</text:span></text:p>
        </text:list-item>
        <text:list-item>
          <text:p text:style-name="P114"><text:span text:style-name="T114_1">Un</text:span><text:span text:style-name="T114_2"><text:s/></text:span><text:span text:style-name="T114_3">système</text:span><text:span text:style-name="T114_4"><text:s/></text:span><text:span text:style-name="T114_5">de</text:span><text:span text:style-name="T114_6"><text:s/></text:span><text:span text:style-name="T114_7">sauvegarde</text:span><text:span text:style-name="T114_8">/</text:span><text:span text:style-name="T114_9">chargement</text:span><text:span text:style-name="T114_10"><text:s/></text:span><text:span text:style-name="T114_11">de</text:span><text:span text:style-name="T114_12"><text:s/></text:span><text:span text:style-name="T114_13">parties</text:span></text:p>
        </text:list-item>
      </text:list>
      <text:p text:style-name="P115"/>
      <text:p text:style-name="P116"/>
      <text:h text:style-name="P117" text:outline-level="10"><text:bookmark-start text:name="h.s1pl09uffad7"/><text:bookmark-end text:name="h.s1pl09uffad7"/><text:span text:style-name="T117_1">1.4<text:s/></text:span><text:span text:style-name="T117_2">Calendrier</text:span></text:h>
      <text:p text:style-name="P118"/>
      <text:p text:style-name="P119"><text:span text:style-name="T119_1">14<text:s/></text:span><text:span text:style-name="T119_2">Janvier</text:span><text:span text:style-name="T119_3"><text:s/>2015<text:s/>:<text:s/></text:span></text:p>
      <text:list text:style-name="LS8" xml:id="list18">
        <text:list-item>
          <text:p text:style-name="P120"><text:span text:style-name="T120_1">Premier</text:span><text:span text:style-name="T120_2"><text:s/></text:span><text:span text:style-name="T120_3">contact</text:span><text:span text:style-name="T120_4"><text:s/></text:span><text:span text:style-name="T120_5">avec</text:span><text:span text:style-name="T120_6"><text:s/></text:span><text:span text:style-name="T120_7">le</text:span><text:span text:style-name="T120_8"><text:s/></text:span><text:span text:style-name="T120_9">client</text:span><text:span text:style-name="T120_10">,<text:s/></text:span><text:span text:style-name="T120_11">présentation</text:span><text:span text:style-name="T120_12"><text:s/></text:span><text:span text:style-name="T120_13">de</text:span><text:span text:style-name="T120_14"><text:s/></text:span><text:span text:style-name="T120_15">ses</text:span><text:span text:style-name="T120_16"><text:s/></text:span><text:span text:style-name="T120_17">idées</text:span><text:span text:style-name="T120_18"><text:s/></text:span><text:span text:style-name="T120_19">et</text:span><text:span text:style-name="T120_20"><text:s/></text:span><text:span text:style-name="T120_21">de</text:span><text:span text:style-name="T120_22"><text:s/></text:span><text:span text:style-name="T120_23">son</text:span><text:span text:style-name="T120_24"><text:s/></text:span><text:span text:style-name="T120_25">besoin</text:span><text:span text:style-name="T120_26">.</text:span></text:p>
        </text:list-item>
      </text:list>
      <text:p text:style-name="P121"/>
      <text:p text:style-name="P122"><text:span text:style-name="T122_1">20<text:s/></text:span><text:span text:style-name="T122_2">Janvier</text:span><text:span text:style-name="T122_3"><text:s/>2015<text:s/>:</text:span></text:p>
      <text:list text:style-name="LS9" xml:id="list19">
        <text:list-item>
          <text:p text:style-name="P123"><text:span text:style-name="T123_1">Entretien</text:span><text:span text:style-name="T123_2"><text:s/></text:span><text:span text:style-name="T123_3">client</text:span><text:span text:style-name="T123_4"><text:s/>1<text:s/>-<text:s/></text:span><text:span text:style-name="T123_5">Propositions</text:span><text:span text:style-name="T123_6"><text:s/></text:span><text:span text:style-name="T123_7">de</text:span><text:span text:style-name="T123_8"><text:s/></text:span><text:span text:style-name="T123_9">concepts</text:span><text:span text:style-name="T123_10"><text:s/></text:span><text:span text:style-name="T123_11">liés</text:span><text:span text:style-name="T123_12"><text:s/></text:span><text:span text:style-name="T123_13">au</text:span><text:span text:style-name="T123_14"><text:s/></text:span><text:span text:style-name="T123_15">projet</text:span><text:span text:style-name="T123_16"><text:s/></text:span><text:span text:style-name="T123_17">pour</text:span><text:span text:style-name="T123_18"><text:s/></text:span><text:span text:style-name="T123_19">validation</text:span><text:span text:style-name="T123_20"><text:s/></text:span><text:span text:style-name="T123_21">ou</text:span><text:span text:style-name="T123_22"><text:s/></text:span><text:span text:style-name="T123_23">non</text:span><text:span text:style-name="T123_24">.</text:span></text:p>
        </text:list-item>
      </text:list>
      <text:p text:style-name="P124"/>
      <text:p text:style-name="P125"><text:span text:style-name="T125_1">21<text:s/></text:span><text:span text:style-name="T125_2">Janvier</text:span><text:span text:style-name="T125_3"><text:s/>2015<text:s/>:</text:span></text:p>
      <text:list text:style-name="LS10" xml:id="list20">
        <text:list-item>
          <text:p text:style-name="P126"><text:span text:style-name="T126_1">Entretien</text:span><text:span text:style-name="T126_2"><text:s/></text:span><text:span text:style-name="T126_3">client</text:span><text:span text:style-name="T126_4"><text:s/>2<text:s/>-<text:s/></text:span><text:span text:style-name="T126_5">Exposition</text:span><text:span text:style-name="T126_6"><text:s/></text:span><text:span text:style-name="T126_7">du</text:span><text:span text:style-name="T126_8"><text:s/></text:span><text:span text:style-name="T126_9">premier</text:span><text:span text:style-name="T126_10"><text:s/></text:span><text:span text:style-name="T126_11">jet</text:span><text:span text:style-name="T126_12"><text:s/></text:span><text:span text:style-name="T126_13">du</text:span><text:span text:style-name="T126_14"><text:s/></text:span><text:span text:style-name="T126_15">cahier</text:span><text:span text:style-name="T126_16"><text:s/></text:span><text:span text:style-name="T126_17">des</text:span><text:span text:style-name="T126_18"><text:s/></text:span><text:span text:style-name="T126_19">charges</text:span></text:p>
        </text:list-item>
      </text:list>
      <text:p text:style-name="P127"/>
      <text:p text:style-name="P128"><text:span text:style-name="T128_1">Début</text:span><text:span text:style-name="T128_2"><text:s/></text:span><text:span text:style-name="T128_3">février</text:span><text:span text:style-name="T128_4"><text:s/>:<text:s/></text:span><text:span text:style-name="T128_5">Début</text:span><text:span text:style-name="T128_6"><text:s/></text:span><text:span text:style-name="T128_7">du</text:span><text:span text:style-name="T128_8"><text:s/></text:span><text:span text:style-name="T128_9">codage</text:span></text:p>
      <text:p text:style-name="P129"><text:span text:style-name="T129_1">Lundi</text:span><text:span text:style-name="T129_2"><text:s/>9<text:s/></text:span><text:span text:style-name="T129_3">février</text:span><text:span text:style-name="T129_4"><text:s/>:<text:s/></text:span><text:span text:style-name="T129_5">Bilan</text:span><text:span text:style-name="T129_6"><text:s/></text:span><text:span text:style-name="T129_7">de</text:span><text:span text:style-name="T129_8"><text:s/></text:span><text:span text:style-name="T129_9">milieu</text:span><text:span text:style-name="T129_10"><text:s/></text:span><text:span text:style-name="T129_11">de</text:span><text:span text:style-name="T129_12"><text:s/></text:span><text:span text:style-name="T129_13">projet</text:span><text:span text:style-name="T129_14">.</text:span></text:p>
      <text:p text:style-name="P130"/>
      <text:p text:style-name="P131"><text:span text:style-name="T131_1">27<text:s/></text:span><text:span text:style-name="T131_2">Avril</text:span><text:span text:style-name="T131_3"><text:s/>2015<text:s/>:</text:span></text:p>
      <text:list text:style-name="LS11" xml:id="list21">
        <text:list-item>
          <text:p text:style-name="P132"><text:span text:style-name="T132_1">Présentation</text:span><text:span text:style-name="T132_2"><text:s/></text:span><text:span text:style-name="T132_3">du</text:span><text:span text:style-name="T132_4"><text:s/></text:span><text:span text:style-name="T132_5">jeu</text:span><text:span text:style-name="T132_6"><text:s/></text:span><text:span text:style-name="T132_7">et</text:span><text:span text:style-name="T132_8"><text:s/></text:span><text:span text:style-name="T132_9">livraison</text:span><text:span text:style-name="T132_10"><text:s/></text:span><text:span text:style-name="T132_11">du</text:span><text:span text:style-name="T132_12"><text:s/></text:span><text:span text:style-name="T132_13">produit</text:span><text:span text:style-name="T132_14">.</text:span></text:p>
        </text:list-item>
      </text:list>
      <text:p text:style-name="P133"/>
      <text:p text:style-name="P134"/>
      <text:h text:style-name="P135" text:outline-level="10"><text:bookmark-start text:name="h.uyf03b5nsg2u"/><text:bookmark-end text:name="h.uyf03b5nsg2u"/><text:span text:style-name="T135_1">1.5<text:s/></text:span><text:span text:style-name="T135_2">Critères</text:span><text:span text:style-name="T135_3"><text:s/></text:span><text:span text:style-name="T135_4">d</text:span><text:span text:style-name="T135_5">'</text:span><text:span text:style-name="T135_6">acceptibilité</text:span><text:span text:style-name="T135_7"><text:s/></text:span><text:span text:style-name="T135_8">du</text:span><text:span text:style-name="T135_9"><text:s/></text:span><text:span text:style-name="T135_10">produit</text:span></text:h>
      <text:p text:style-name="P136"/>
      <text:p text:style-name="P137"><text:span text:style-name="T137_1">L</text:span><text:span text:style-name="T137_2">'</text:span><text:span text:style-name="T137_3">application</text:span><text:span text:style-name="T137_4"><text:s/></text:span><text:span text:style-name="T137_5">doit</text:span><text:span text:style-name="T137_6"><text:s/></text:span><text:span text:style-name="T137_7">répondre</text:span><text:span text:style-name="T137_8"><text:s/></text:span><text:span text:style-name="T137_9">aux</text:span><text:span text:style-name="T137_10"><text:s/></text:span><text:span text:style-name="T137_11">critères</text:span><text:span text:style-name="T137_12"><text:s/></text:span><text:span text:style-name="T137_13">suivants</text:span><text:span text:style-name="T137_14"><text:s/>:</text:span></text:p>
      <text:list text:style-name="LS12" xml:id="list22">
        <text:list-item>
          <text:p text:style-name="P138"><text:span text:style-name="T138_1">Validation</text:span><text:span text:style-name="T138_2"><text:s/></text:span><text:span text:style-name="T138_3">du</text:span><text:span text:style-name="T138_4"><text:s/></text:span><text:span text:style-name="T138_5">produit</text:span><text:span text:style-name="T138_6"><text:s/></text:span><text:span text:style-name="T138_7">via</text:span><text:span text:style-name="T138_8"><text:s/></text:span><text:span text:style-name="T138_9">un</text:span><text:span text:style-name="T138_10"><text:s/></text:span><text:span text:style-name="T138_11">dossier</text:span><text:span text:style-name="T138_12"><text:s/></text:span><text:span text:style-name="T138_13">de</text:span><text:span text:style-name="T138_14"><text:s/></text:span><text:span text:style-name="T138_15">tests</text:span><text:span text:style-name="T138_16"><text:s/></text:span><text:span text:style-name="T138_17">réalisé</text:span><text:span text:style-name="T138_18"><text:s/></text:span><text:span text:style-name="T138_19">par</text:span><text:span text:style-name="T138_20"><text:s/></text:span><text:span text:style-name="T138_21">notre</text:span><text:span text:style-name="T138_22"><text:s/></text:span><text:span text:style-name="T138_23">groupe</text:span></text:p>
        </text:list-item>
        <text:list-item>
          <text:p text:style-name="P139"><text:span text:style-name="T139_1">Respect</text:span><text:span text:style-name="T139_2"><text:s/></text:span><text:span text:style-name="T139_3">des</text:span><text:span text:style-name="T139_4"><text:s/></text:span><text:span text:style-name="T139_5">contraintes</text:span><text:span text:style-name="T139_6"><text:s/></text:span><text:span text:style-name="T139_7">client</text:span><text:span text:style-name="T139_8"><text:s/>(<text:s/></text:span><text:span text:style-name="T139_9">choix</text:span><text:span text:style-name="T139_10"><text:s/></text:span><text:span text:style-name="T139_11">technologique</text:span><text:span text:style-name="T139_12">,<text:s/></text:span><text:span text:style-name="T139_13">fonctionnalités</text:span><text:span text:style-name="T139_14"><text:s/></text:span><text:span text:style-name="T139_15">de</text:span><text:span text:style-name="T139_16"><text:s/></text:span><text:span text:style-name="T139_17">l</text:span><text:span text:style-name="T139_18">'</text:span><text:span text:style-name="T139_19">application</text:span><text:span text:style-name="T139_20">,<text:s/></text:span><text:span text:style-name="T139_21">délais</text:span><text:span text:style-name="T139_22">)</text:span></text:p>
        </text:list-item>
      </text:list>
      <text:p text:style-name="P140"/>
      <text:h text:style-name="P141" text:outline-level="10"><text:bookmark-start text:name="h.ib7nl9k1y842"/><text:bookmark-end text:name="h.ib7nl9k1y842"/><text:bookmark-start text:name="h.hgrl40ibfjv0"/><text:bookmark-end text:name="h.hgrl40ibfjv0"/><text:span text:style-name="T141_1">2)<text:s/></text:span><text:span text:style-name="T141_2">Analyse</text:span><text:span text:style-name="T141_3"><text:s/></text:span><text:span text:style-name="T141_4">des</text:span><text:span text:style-name="T141_5"><text:s/></text:span><text:span text:style-name="T141_6">besoins</text:span><text:span text:style-name="T141_7"><text:s/></text:span></text:h>
      <text:p text:style-name="P142"/>
      <text:h text:style-name="P143" text:outline-level="10"><text:bookmark-start text:name="h.d5x1vz621dho"/><text:bookmark-end text:name="h.d5x1vz621dho"/><text:span text:style-name="T143_1">2.1<text:s/></text:span><text:span text:style-name="T143_2">Liste</text:span><text:span text:style-name="T143_3"><text:s/></text:span><text:span text:style-name="T143_4">des</text:span><text:span text:style-name="T143_5"><text:s/></text:span><text:span text:style-name="T143_6">acteurs</text:span><text:span text:style-name="T143_7"><text:s/></text:span></text:h>
      <text:p text:style-name="P144"/>
      <text:p text:style-name="P145"><text:span text:style-name="T145_1">L</text:span><text:span text:style-name="T145_2">'</text:span><text:span text:style-name="T145_3">utilisateur</text:span><text:span text:style-name="T145_4"><text:s/>:<text:s/></text:span></text:p>
      <text:list text:style-name="LS13" xml:id="list24">
        <text:list-item>
          <text:p text:style-name="P146"><text:span text:style-name="T146_1">L</text:span><text:span text:style-name="T146_2">'</text:span><text:span text:style-name="T146_3">utilisateur</text:span><text:span text:style-name="T146_4"><text:s/></text:span><text:span text:style-name="T146_5">peut</text:span><text:span text:style-name="T146_6"><text:s/></text:span><text:span text:style-name="T146_7">choisir</text:span><text:span text:style-name="T146_8"><text:s/></text:span><text:span text:style-name="T146_9">la</text:span><text:span text:style-name="T146_10"><text:s/></text:span><text:span text:style-name="T146_11">difficulté</text:span><text:span text:style-name="T146_12"><text:s/></text:span><text:span text:style-name="T146_13">et</text:span><text:span text:style-name="T146_14"><text:s/></text:span><text:span text:style-name="T146_15">la</text:span><text:span text:style-name="T146_16"><text:s/></text:span><text:span text:style-name="T146_17">taille</text:span><text:span text:style-name="T146_18"><text:s/></text:span><text:span text:style-name="T146_19">de</text:span><text:span text:style-name="T146_20"><text:s/></text:span><text:span text:style-name="T146_21">la</text:span><text:span text:style-name="T146_22"><text:s/></text:span><text:span text:style-name="T146_23">grille</text:span><text:span text:style-name="T146_24">.<text:s/></text:span></text:p>
        </text:list-item>
        <text:list-item>
          <text:p text:style-name="P147"><text:span text:style-name="T147_1">Il</text:span><text:span text:style-name="T147_2"><text:s/></text:span><text:span text:style-name="T147_3">pourra</text:span><text:span text:style-name="T147_4"><text:s/></text:span><text:span text:style-name="T147_5">faire</text:span><text:span text:style-name="T147_6"><text:s/></text:span><text:span text:style-name="T147_7">appel</text:span><text:span text:style-name="T147_8"><text:s/></text:span><text:span text:style-name="T147_9">à</text:span><text:span text:style-name="T147_10"><text:s/></text:span><text:span text:style-name="T147_11">une</text:span><text:span text:style-name="T147_12"><text:s/></text:span><text:span text:style-name="T147_13">aide</text:span><text:span text:style-name="T147_14"><text:s/></text:span></text:p>
        </text:list-item>
        <text:list-item>
          <text:p text:style-name="P148"><text:span text:style-name="T148_1">Il</text:span><text:span text:style-name="T148_2"><text:s/></text:span><text:span text:style-name="T148_3">peut</text:span><text:span text:style-name="T148_4"><text:s/></text:span><text:span text:style-name="T148_5">sauvegarder</text:span><text:span text:style-name="T148_6"><text:s/></text:span><text:span text:style-name="T148_7">la</text:span><text:span text:style-name="T148_8"><text:s/></text:span><text:span text:style-name="T148_9">partie</text:span><text:span text:style-name="T148_10"><text:s/></text:span><text:span text:style-name="T148_11">et</text:span><text:span text:style-name="T148_12"><text:s/></text:span><text:span text:style-name="T148_13">la</text:span><text:span text:style-name="T148_14"><text:s/></text:span><text:span text:style-name="T148_15">charger</text:span><text:span text:style-name="T148_16"><text:s/></text:span><text:span text:style-name="T148_17">plus</text:span><text:span text:style-name="T148_18"><text:s/></text:span><text:span text:style-name="T148_19">tard</text:span><text:span text:style-name="T148_20">.<text:s/></text:span></text:p>
        </text:list-item>
        <text:list-item>
          <text:p text:style-name="P149"><text:span text:style-name="T149_1">L</text:span><text:span text:style-name="T149_2">'</text:span><text:span text:style-name="T149_3">utilisateur</text:span><text:span text:style-name="T149_4"><text:s/></text:span><text:span text:style-name="T149_5">peut</text:span><text:span text:style-name="T149_6"><text:s/></text:span><text:span text:style-name="T149_7">également</text:span><text:span text:style-name="T149_8"><text:s/></text:span><text:span text:style-name="T149_9">consulter</text:span><text:span text:style-name="T149_10"><text:s/></text:span><text:span text:style-name="T149_11">le</text:span><text:span text:style-name="T149_12"><text:s/></text:span><text:span text:style-name="T149_13">classement</text:span><text:span text:style-name="T149_14"><text:s/></text:span><text:span text:style-name="T149_15">du</text:span><text:span text:style-name="T149_16"><text:s/></text:span><text:span text:style-name="T149_17">jeu</text:span><text:span text:style-name="T149_18"><text:s/>(</text:span><text:span text:style-name="T149_19">local</text:span><text:span text:style-name="T149_20"><text:s/></text:span><text:span text:style-name="T149_21">et</text:span><text:span text:style-name="T149_22"><text:s/></text:span><text:span text:style-name="T149_23">global</text:span><text:span text:style-name="T149_24">).<text:s/></text:span></text:p>
        </text:list-item>
      </text:list>
      <text:p text:style-name="P150"/>
      <text:h text:style-name="P151" text:outline-level="10"><text:bookmark-start text:name="h.5yuy6lht9u1y"/><text:bookmark-end text:name="h.5yuy6lht9u1y"/><text:span text:style-name="T151_1">2.2<text:s/></text:span><text:span text:style-name="T151_2">Expression</text:span><text:span text:style-name="T151_3"><text:s/></text:span><text:span text:style-name="T151_4">des</text:span><text:span text:style-name="T151_5"><text:s/></text:span><text:span text:style-name="T151_6">besoins</text:span><text:span text:style-name="T151_7"><text:s/></text:span></text:h>
      <text:p text:style-name="P152"/>
      <text:list text:style-name="LS14" xml:id="list28">
        <text:list-item>
          <text:p text:style-name="P153"><text:span text:style-name="T153_1">Le</text:span><text:span text:style-name="T153_2"><text:s/></text:span><text:span text:style-name="T153_3">client</text:span><text:span text:style-name="T153_4"><text:s/></text:span><text:span text:style-name="T153_5">souhaite</text:span><text:span text:style-name="T153_6"><text:s/></text:span><text:span text:style-name="T153_7">disposer</text:span><text:span text:style-name="T153_8"><text:s/></text:span><text:span text:style-name="T153_9">d</text:span><text:span text:style-name="T153_10">'</text:span><text:span text:style-name="T153_11">une</text:span><text:span text:style-name="T153_12"><text:s/></text:span><text:span text:style-name="T153_13">application</text:span><text:span text:style-name="T153_14"><text:s/></text:span><text:span text:style-name="T153_15">réalisée</text:span><text:span text:style-name="T153_16"><text:s/></text:span><text:span text:style-name="T153_17">sous</text:span><text:span text:style-name="T153_18"><text:s/></text:span><text:span text:style-name="T153_19">Ruby</text:span><text:span text:style-name="T153_20"><text:s/></text:span><text:span text:style-name="T153_21">et</text:span><text:span text:style-name="T153_22"><text:s/></text:span><text:span text:style-name="T153_23">l</text:span><text:span text:style-name="T153_24">'</text:span><text:span text:style-name="T153_25">interface</text:span><text:span text:style-name="T153_26"><text:s/></text:span><text:span text:style-name="T153_27">graphique</text:span><text:span text:style-name="T153_28"><text:s/></text:span><text:span text:style-name="T153_29">en</text:span><text:span text:style-name="T153_30"><text:s/></text:span><text:span text:style-name="T153_31">GTK</text:span><text:span text:style-name="T153_32">+.<text:s/></text:span></text:p>
        </text:list-item>
      </text:list>
      <text:p text:style-name="P154"><text:span text:style-name="T154_1"><text:tab/><text:s/></text:span></text:p>
      <text:list text:style-name="LS15" xml:id="list29">
        <text:list-item>
          <text:p text:style-name="P155"><text:span text:style-name="T155_1">La</text:span><text:span text:style-name="T155_2"><text:s/></text:span><text:span text:style-name="T155_3">résolution</text:span><text:span text:style-name="T155_4"><text:s/></text:span><text:span text:style-name="T155_5">de</text:span><text:span text:style-name="T155_6"><text:s/></text:span><text:span text:style-name="T155_7">grilles</text:span><text:span text:style-name="T155_8"><text:s/></text:span><text:span text:style-name="T155_9">de</text:span><text:span text:style-name="T155_10"><text:s/></text:span><text:span text:style-name="T155_11">Takuzu</text:span><text:span text:style-name="T155_12">,<text:s/></text:span><text:span text:style-name="T155_13">selon</text:span><text:span text:style-name="T155_14"><text:s/></text:span><text:span text:style-name="T155_15">les</text:span><text:span text:style-name="T155_16"><text:s/></text:span><text:span text:style-name="T155_17">règles</text:span><text:span text:style-name="T155_18"><text:s/></text:span><text:span text:style-name="T155_19">traditionnelles</text:span><text:span text:style-name="T155_20"><text:s/></text:span><text:span text:style-name="T155_21">du</text:span><text:span text:style-name="T155_22"><text:s/></text:span><text:span text:style-name="T155_23">jeu</text:span><text:span text:style-name="T155_24">,<text:s/><text:tab/></text:span><text:span text:style-name="T155_25">avec</text:span><text:span text:style-name="T155_26"><text:s/></text:span><text:span text:style-name="T155_27">possibilité</text:span><text:span text:style-name="T155_28"><text:s/></text:span><text:span text:style-name="T155_29">de</text:span><text:span text:style-name="T155_30"><text:s/></text:span><text:span text:style-name="T155_31">demander</text:span><text:span text:style-name="T155_32"><text:s/></text:span><text:span text:style-name="T155_33">de</text:span><text:span text:style-name="T155_34"><text:s/></text:span><text:span text:style-name="T155_35">l</text:span><text:span text:style-name="T155_36">'</text:span><text:span text:style-name="T155_37">aide</text:span><text:span text:style-name="T155_38"><text:s/></text:span><text:span text:style-name="T155_39">si</text:span><text:span text:style-name="T155_40"><text:s/></text:span><text:span text:style-name="T155_41">le</text:span><text:span text:style-name="T155_42"><text:s/></text:span><text:span text:style-name="T155_43">joueur</text:span><text:span text:style-name="T155_44"><text:s/></text:span><text:span text:style-name="T155_45">est</text:span><text:span text:style-name="T155_46"><text:s/></text:span><text:span text:style-name="T155_47">bloqué</text:span><text:span text:style-name="T155_48">.<text:s/></text:span><text:span text:style-name="T155_49">L</text:span><text:span text:style-name="T155_50">'</text:span><text:span text:style-name="T155_51">application</text:span><text:span text:style-name="T155_52"><text:s/></text:span><text:span text:style-name="T155_53">doit</text:span><text:span text:style-name="T155_54"><text:s/></text:span><text:span text:style-name="T155_55">pouvoir</text:span><text:span text:style-name="T155_56"><text:s/></text:span><text:span text:style-name="T155_57">charger</text:span><text:span text:style-name="T155_58"><text:s/></text:span><text:span text:style-name="T155_59">une</text:span><text:span text:style-name="T155_60"><text:s/></text:span><text:span text:style-name="T155_61">partie</text:span><text:span text:style-name="T155_62"><text:s/></text:span><text:span text:style-name="T155_63">précédente</text:span><text:span text:style-name="T155_64">.<text:s/></text:span></text:p>
        </text:list-item>
      </text:list>
      <text:p text:style-name="P156"/>
      <text:h text:style-name="P157" text:outline-level="10"><text:bookmark-start text:name="h.g4m9jvj13bj3"/><text:bookmark-end text:name="h.g4m9jvj13bj3"/><text:span text:style-name="T157_1">2.3<text:s/></text:span><text:span text:style-name="T157_2">Besoins</text:span><text:span text:style-name="T157_3"><text:s/></text:span><text:span text:style-name="T157_4">fonctionnels</text:span><text:span text:style-name="T157_5"><text:s/></text:span></text:h>
      <text:p text:style-name="P158"/>
      <text:h text:style-name="P159" text:outline-level="10"><text:bookmark-start text:name="h.fk57i2zo3ub"/><text:bookmark-end text:name="h.fk57i2zo3ub"/><text:span text:style-name="T159_1">Résolution</text:span><text:span text:style-name="T159_2"><text:s/></text:span><text:span text:style-name="T159_3">des</text:span><text:span text:style-name="T159_4"><text:s/></text:span><text:span text:style-name="T159_5">grilles</text:span><text:span text:style-name="T159_6"><text:s/></text:span><text:span text:style-name="T159_7">de</text:span><text:span text:style-name="T159_8"><text:s/></text:span><text:span text:style-name="T159_9">Takuzu</text:span><text:span text:style-name="T159_10"><text:s/></text:span></text:h>
      <text:list text:style-name="LS16" xml:id="list30">
        <text:list-item>
          <text:p text:style-name="P160"><text:span text:style-name="T160_1">Démarrer</text:span><text:span text:style-name="T160_2"><text:s/></text:span><text:span text:style-name="T160_3">une</text:span><text:span text:style-name="T160_4"><text:s/></text:span><text:span text:style-name="T160_5">partie</text:span><text:span text:style-name="T160_6"><text:s/></text:span></text:p>
        </text:list-item>
      </text:list>
      <text:p text:style-name="P161"><text:span text:style-name="T161_1">L</text:span><text:span text:style-name="T161_2">'</text:span><text:span text:style-name="T161_3">utilisateur</text:span><text:span text:style-name="T161_4"><text:s/></text:span><text:span text:style-name="T161_5">doit</text:span><text:span text:style-name="T161_6"><text:s/></text:span><text:span text:style-name="T161_7">pouvoir</text:span><text:span text:style-name="T161_8"><text:s/></text:span><text:span text:style-name="T161_9">choisir</text:span><text:span text:style-name="T161_10"><text:s/></text:span><text:span text:style-name="T161_11">le</text:span><text:span text:style-name="T161_12"><text:s/></text:span><text:span text:style-name="T161_13">niveau</text:span><text:span text:style-name="T161_14"><text:s/></text:span><text:span text:style-name="T161_15">de</text:span><text:span text:style-name="T161_16"><text:s/></text:span><text:span text:style-name="T161_17">difficulté</text:span><text:span text:style-name="T161_18"><text:s/></text:span><text:span text:style-name="T161_19">et</text:span><text:span text:style-name="T161_20"><text:s/></text:span><text:span text:style-name="T161_21">la</text:span><text:span text:style-name="T161_22"><text:s/></text:span></text:p>
      <text:p text:style-name="P162"><text:span text:style-name="T162_1"><text:tab/><text:tab/></text:span><text:span text:style-name="T162_2">taille</text:span><text:span text:style-name="T162_3"><text:s/></text:span><text:span text:style-name="T162_4">de</text:span><text:span text:style-name="T162_5"><text:s/></text:span><text:span text:style-name="T162_6">la</text:span><text:span text:style-name="T162_7"><text:s/></text:span><text:span text:style-name="T162_8">grille</text:span><text:span text:style-name="T162_9">.<text:tab/><text:s/></text:span></text:p>
      <text:p text:style-name="P163"/>
      <text:list text:style-name="LS17" xml:id="list31">
        <text:list-item>
          <text:p text:style-name="P164"><text:span text:style-name="T164_1">Lors</text:span><text:span text:style-name="T164_2"><text:s/></text:span><text:span text:style-name="T164_3">d</text:span><text:span text:style-name="T164_4">'</text:span><text:span text:style-name="T164_5">une</text:span><text:span text:style-name="T164_6"><text:s/></text:span><text:span text:style-name="T164_7">partie</text:span><text:span text:style-name="T164_8">,<text:s/></text:span><text:span text:style-name="T164_9">le</text:span><text:span text:style-name="T164_10"><text:s/></text:span><text:span text:style-name="T164_11">joueur</text:span><text:span text:style-name="T164_12"><text:s/></text:span><text:span text:style-name="T164_13">peut</text:span><text:span text:style-name="T164_14"><text:s/></text:span><text:span text:style-name="T164_15">demander</text:span><text:span text:style-name="T164_16"><text:s/></text:span><text:span text:style-name="T164_17">de</text:span><text:span text:style-name="T164_18"><text:s/></text:span><text:span text:style-name="T164_19">l</text:span><text:span text:style-name="T164_20">'</text:span><text:span text:style-name="T164_21">aide</text:span><text:span text:style-name="T164_22"><text:s/></text:span><text:span text:style-name="T164_23">s</text:span><text:span text:style-name="T164_24">'</text:span><text:span text:style-name="T164_25">il</text:span><text:span text:style-name="T164_26"><text:s/></text:span><text:span text:style-name="T164_27">se</text:span><text:span text:style-name="T164_28"><text:s/></text:span><text:span text:style-name="T164_29">voit</text:span><text:span text:style-name="T164_30"><text:s/></text:span><text:span text:style-name="T164_31">bloqué</text:span><text:span text:style-name="T164_32">.<text:s/></text:span></text:p>
        </text:list-item>
      </text:list>
      <text:p text:style-name="P165"><text:span text:style-name="T165_1"><text:tab/></text:span><text:span text:style-name="T165_2">Deux</text:span><text:span text:style-name="T165_3"><text:s/></text:span><text:span text:style-name="T165_4">niveaux</text:span><text:span text:style-name="T165_5"><text:s/></text:span><text:span text:style-name="T165_6">d</text:span><text:span text:style-name="T165_7">'</text:span><text:span text:style-name="T165_8">aide</text:span><text:span text:style-name="T165_9"><text:s/></text:span><text:span text:style-name="T165_10">sont</text:span><text:span text:style-name="T165_11"><text:s/></text:span><text:span text:style-name="T165_12">disponibles</text:span><text:span text:style-name="T165_13"><text:s/>:<text:s/></text:span></text:p>
      <text:list text:style-name="LS18" xml:id="list32">
        <text:list-item>
          <text:p text:style-name="P166"><text:span text:style-name="T166_1">Aide</text:span><text:span text:style-name="T166_2"><text:s/></text:span><text:span text:style-name="T166_3">indirecte</text:span><text:span text:style-name="T166_4"><text:s/></text:span><text:span text:style-name="T166_5">qui</text:span><text:span text:style-name="T166_6"><text:s/></text:span><text:span text:style-name="T166_7">énonce</text:span><text:span text:style-name="T166_8"><text:s/></text:span><text:span text:style-name="T166_9">une</text:span><text:span text:style-name="T166_10"><text:s/></text:span><text:span text:style-name="T166_11">règle</text:span><text:span text:style-name="T166_12"><text:s/></text:span><text:span text:style-name="T166_13">applicable</text:span><text:span text:style-name="T166_14"><text:s/></text:span><text:span text:style-name="T166_15">à</text:span><text:span text:style-name="T166_16"><text:s/></text:span><text:span text:style-name="T166_17">la</text:span><text:span text:style-name="T166_18"><text:s/></text:span><text:span text:style-name="T166_19">situation</text:span><text:span text:style-name="T166_20"><text:s/></text:span><text:span text:style-name="T166_21">de</text:span><text:span text:style-name="T166_22"><text:s/></text:span><text:span text:style-name="T166_23">jeu</text:span><text:span text:style-name="T166_24"><text:s/></text:span></text:p>
        </text:list-item>
        <text:list-item>
          <text:p text:style-name="P167"><text:span text:style-name="T167_1">Conseil</text:span><text:span text:style-name="T167_2"><text:s/></text:span><text:span text:style-name="T167_3">qui</text:span><text:span text:style-name="T167_4"><text:s/></text:span><text:span text:style-name="T167_5">résout</text:span><text:span text:style-name="T167_6"><text:s/></text:span><text:span text:style-name="T167_7">une</text:span><text:span text:style-name="T167_8"><text:s/></text:span><text:span text:style-name="T167_9">case</text:span><text:span text:style-name="T167_10"><text:s/></text:span><text:span text:style-name="T167_11">par</text:span><text:span text:style-name="T167_12"><text:s/></text:span><text:span text:style-name="T167_13">rapport</text:span><text:span text:style-name="T167_14"><text:s/></text:span><text:span text:style-name="T167_15">à</text:span><text:span text:style-name="T167_16"><text:s/></text:span><text:span text:style-name="T167_17">la</text:span><text:span text:style-name="T167_18"><text:s/></text:span><text:span text:style-name="T167_19">solution</text:span><text:span text:style-name="T167_20"><text:s/></text:span></text:p>
        </text:list-item>
      </text:list>
      <text:p text:style-name="P168"/>
      <text:list text:style-name="LS19" xml:id="list34">
        <text:list-item>
          <text:p text:style-name="P169"><text:span text:style-name="T169_1">Sauvegarder</text:span><text:span text:style-name="T169_2"><text:s/></text:span><text:span text:style-name="T169_3">la</text:span><text:span text:style-name="T169_4"><text:s/></text:span><text:span text:style-name="T169_5">grille</text:span><text:span text:style-name="T169_6"><text:s/></text:span><text:span text:style-name="T169_7">en</text:span><text:span text:style-name="T169_8"><text:s/></text:span><text:span text:style-name="T169_9">cours</text:span><text:span text:style-name="T169_10"><text:s/></text:span></text:p>
        </text:list-item>
      </text:list>
      <text:p text:style-name="P170"><text:span text:style-name="T170_1"><text:tab/><text:s/><text:tab/></text:span><text:span text:style-name="T170_2">L</text:span><text:span text:style-name="T170_3">'</text:span><text:span text:style-name="T170_4">application</text:span><text:span text:style-name="T170_5"><text:s/></text:span><text:span text:style-name="T170_6">doit</text:span><text:span text:style-name="T170_7"><text:s/></text:span><text:span text:style-name="T170_8">pouvoir</text:span><text:span text:style-name="T170_9"><text:s/></text:span><text:span text:style-name="T170_10">gérer</text:span><text:span text:style-name="T170_11"><text:s/></text:span><text:span text:style-name="T170_12">les</text:span><text:span text:style-name="T170_13"><text:s/></text:span><text:span text:style-name="T170_14">sauvegardes</text:span><text:span text:style-name="T170_15"><text:s/></text:span><text:span text:style-name="T170_16">des</text:span><text:span text:style-name="T170_17"><text:s/></text:span><text:span text:style-name="T170_18">grilles</text:span><text:span text:style-name="T170_19"><text:s/></text:span><text:span text:style-name="T170_20">en</text:span><text:span text:style-name="T170_21"><text:s/></text:span><text:span text:style-name="T170_22">fonction</text:span><text:span text:style-name="T170_23"><text:s/></text:span></text:p>
      <text:p text:style-name="P171"><text:span text:style-name="T171_1"><text:tab/><text:tab/></text:span><text:span text:style-name="T171_2">du</text:span><text:span text:style-name="T171_3"><text:s/></text:span><text:span text:style-name="T171_4">niveau</text:span><text:span text:style-name="T171_5"><text:s/></text:span><text:span text:style-name="T171_6">de</text:span><text:span text:style-name="T171_7"><text:s/></text:span><text:span text:style-name="T171_8">difficulté</text:span><text:span text:style-name="T171_9"><text:s/></text:span><text:span text:style-name="T171_10">et</text:span><text:span text:style-name="T171_11"><text:s/></text:span><text:span text:style-name="T171_12">de</text:span><text:span text:style-name="T171_13"><text:s/></text:span><text:span text:style-name="T171_14">la</text:span><text:span text:style-name="T171_15"><text:s/></text:span><text:span text:style-name="T171_16">taille</text:span><text:span text:style-name="T171_17"><text:s/></text:span><text:span text:style-name="T171_18">de</text:span><text:span text:style-name="T171_19"><text:s/></text:span><text:span text:style-name="T171_20">la</text:span><text:span text:style-name="T171_21"><text:s/></text:span><text:span text:style-name="T171_22">grille</text:span><text:span text:style-name="T171_23">.<text:s/></text:span></text:p>
      <text:list text:style-name="LS20" xml:id="list35">
        <text:list-item>
          <text:p text:style-name="P172"><text:span text:style-name="T172_1">Charger</text:span><text:span text:style-name="T172_2"><text:s/></text:span><text:span text:style-name="T172_3">une</text:span><text:span text:style-name="T172_4"><text:s/></text:span><text:span text:style-name="T172_5">grille</text:span><text:span text:style-name="T172_6"><text:s/></text:span></text:p>
        </text:list-item>
      </text:list>
      <text:p text:style-name="P173"><text:span text:style-name="T173_1"><text:tab/><text:tab/></text:span><text:span text:style-name="T173_2">L</text:span><text:span text:style-name="T173_3">'</text:span><text:span text:style-name="T173_4">utilisateur</text:span><text:span text:style-name="T173_5"><text:s/></text:span><text:span text:style-name="T173_6">doit</text:span><text:span text:style-name="T173_7"><text:s/></text:span><text:span text:style-name="T173_8">pouvoir</text:span><text:span text:style-name="T173_9"><text:s/></text:span><text:span text:style-name="T173_10">charger</text:span><text:span text:style-name="T173_11"><text:s/></text:span><text:span text:style-name="T173_12">une</text:span><text:span text:style-name="T173_13"><text:s/></text:span><text:span text:style-name="T173_14">grille</text:span><text:span text:style-name="T173_15"><text:s/></text:span><text:span text:style-name="T173_16">à</text:span><text:span text:style-name="T173_17"><text:s/></text:span><text:span text:style-name="T173_18">l</text:span><text:span text:style-name="T173_19">'</text:span><text:span text:style-name="T173_20">aide</text:span><text:span text:style-name="T173_21"><text:s/></text:span><text:span text:style-name="T173_22">d</text:span><text:span text:style-name="T173_23">'</text:span><text:span text:style-name="T173_24">un</text:span><text:span text:style-name="T173_25"><text:s/></text:span><text:span text:style-name="T173_26">menu</text:span><text:span text:style-name="T173_27"><text:s/></text:span></text:p>
      <text:p text:style-name="P174"><text:span text:style-name="T174_1"><text:tab/><text:tab/></text:span><text:span text:style-name="T174_2">de</text:span><text:span text:style-name="T174_3"><text:s/></text:span><text:span text:style-name="T174_4">sauvegarde</text:span><text:span text:style-name="T174_5"><text:s/></text:span></text:p>
      <text:p text:style-name="P175"/>
      <text:h text:style-name="P176" text:outline-level="10"><text:bookmark-start text:name="h.1gz8ay97h25p"/><text:bookmark-end text:name="h.1gz8ay97h25p"/><text:span text:style-name="T176_1">2.4<text:s/></text:span><text:span text:style-name="T176_2">Besoins</text:span><text:span text:style-name="T176_3"><text:s/></text:span><text:span text:style-name="T176_4">non</text:span><text:span text:style-name="T176_5"><text:s/></text:span><text:span text:style-name="T176_6">fonctionnels</text:span><text:span text:style-name="T176_7"><text:s/></text:span></text:h>
      <text:p text:style-name="P177"/>
      <text:list text:style-name="LS21" xml:id="list36">
        <text:list-item>
          <text:p text:style-name="P178"><text:span text:style-name="T178_1">Sérialisation</text:span><text:span text:style-name="T178_2"><text:s/></text:span><text:span text:style-name="T178_3">des</text:span><text:span text:style-name="T178_4"><text:s/></text:span><text:span text:style-name="T178_5">objets</text:span><text:span text:style-name="T178_6"><text:s/></text:span><text:span text:style-name="T178_7">pour</text:span><text:span text:style-name="T178_8"><text:s/></text:span><text:span text:style-name="T178_9">la</text:span><text:span text:style-name="T178_10"><text:s/></text:span><text:span text:style-name="T178_11">persistance</text:span><text:span text:style-name="T178_12"><text:s/></text:span><text:span text:style-name="T178_13">des</text:span><text:span text:style-name="T178_14"><text:s/></text:span><text:span text:style-name="T178_15">données</text:span><text:span text:style-name="T178_16"><text:s/>:</text:span></text:p>
        </text:list-item>
      </text:list>
      <text:p text:style-name="P179"><text:span text:style-name="T179_1">L</text:span><text:span text:style-name="T179_2">'</text:span><text:span text:style-name="T179_3">application</text:span><text:span text:style-name="T179_4"><text:s/></text:span><text:span text:style-name="T179_5">doit</text:span><text:span text:style-name="T179_6"><text:s/></text:span><text:span text:style-name="T179_7">pouvoir</text:span><text:span text:style-name="T179_8"><text:s/></text:span><text:span text:style-name="T179_9">sérialiser</text:span><text:span text:style-name="T179_10"><text:s/></text:span><text:span text:style-name="T179_11">les</text:span><text:span text:style-name="T179_12"><text:s/></text:span><text:span text:style-name="T179_13">grilles</text:span><text:span text:style-name="T179_14">,<text:s/></text:span><text:span text:style-name="T179_15">le</text:span><text:span text:style-name="T179_16"><text:s/></text:span><text:span text:style-name="T179_17">classement</text:span><text:span text:style-name="T179_18">,<text:s/></text:span><text:span text:style-name="T179_19">les</text:span><text:span text:style-name="T179_20"><text:s/></text:span><text:span text:style-name="T179_21">options</text:span><text:span text:style-name="T179_22"><text:s/></text:span><text:span text:style-name="T179_23">afin</text:span><text:span text:style-name="T179_24"><text:s/></text:span><text:span text:style-name="T179_25">de</text:span><text:span text:style-name="T179_26"><text:s/></text:span><text:span text:style-name="T179_27">pouvoir</text:span><text:span text:style-name="T179_28"><text:s/></text:span><text:span text:style-name="T179_29">les</text:span><text:span text:style-name="T179_30"><text:s/></text:span><text:span text:style-name="T179_31">récupérer</text:span><text:span text:style-name="T179_32"><text:s/></text:span><text:span text:style-name="T179_33">au</text:span><text:span text:style-name="T179_34"><text:s/></text:span><text:span text:style-name="T179_35">redémarrage</text:span><text:span text:style-name="T179_36"><text:s/></text:span><text:span text:style-name="T179_37">de</text:span><text:span text:style-name="T179_38"><text:s/></text:span><text:span text:style-name="T179_39">l</text:span><text:span text:style-name="T179_40">'</text:span><text:span text:style-name="T179_41">application</text:span><text:span text:style-name="T179_42">.</text:span></text:p>
      <text:p text:style-name="P180"/>
      <text:h text:style-name="P181" text:outline-level="10"><text:bookmark-start text:name="h.d7v1pc432vjf"/><text:bookmark-end text:name="h.d7v1pc432vjf"/><text:span text:style-name="T181_1">2.5<text:s/></text:span><text:span text:style-name="T181_2">Fonctionnalités</text:span><text:span text:style-name="T181_3"><text:s/></text:span></text:h>
      <text:p text:style-name="P182"/>
      <text:p text:style-name="P183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84"><text:span text:style-name="T184_1">Référence</text:span></text:p>
          </table:table-cell>
          <table:table-cell table:style-name="Cell2">
            <text:p text:style-name="P185"><text:span text:style-name="T185_1">Fonctionnalité</text:span></text:p>
          </table:table-cell>
        </table:table-row>
        <table:table-row table:style-name="Row2">
          <table:table-cell table:style-name="Cell3">
            <text:p text:style-name="P186"><text:span text:style-name="T186_1">FP</text:span><text:span text:style-name="T186_2">100</text:span></text:p>
          </table:table-cell>
          <table:table-cell table:style-name="Cell4">
            <text:h text:style-name="P187" text:outline-level="10"><text:bookmark-start text:name="h.320tm7v7j6f5"/><text:bookmark-end text:name="h.320tm7v7j6f5"/><text:span text:style-name="T187_1">Jeu</text:span></text:h>
          </table:table-cell>
        </table:table-row>
        <table:table-row table:style-name="Row3">
          <table:table-cell table:style-name="Cell5">
            <text:p text:style-name="P188"><text:span text:style-name="T188_1">FS</text:span><text:span text:style-name="T188_2">101</text:span></text:p>
          </table:table-cell>
          <table:table-cell table:style-name="Cell6">
            <text:p text:style-name="P189"><text:span text:style-name="T189_1">Jouer</text:span><text:span text:style-name="T189_2"><text:s/></text:span><text:span text:style-name="T189_3">une</text:span><text:span text:style-name="T189_4"><text:s/></text:span><text:span text:style-name="T189_5">partie</text:span></text:p>
          </table:table-cell>
        </table:table-row>
        <table:table-row table:style-name="Row4">
          <table:table-cell table:style-name="Cell7">
            <text:p text:style-name="P190"><text:span text:style-name="T190_1">FS</text:span><text:span text:style-name="T190_2">102</text:span></text:p>
          </table:table-cell>
          <table:table-cell table:style-name="Cell8">
            <text:p text:style-name="P191"><text:span text:style-name="T191_1">Utiliser</text:span><text:span text:style-name="T191_2"><text:s/></text:span><text:span text:style-name="T191_3">l</text:span><text:span text:style-name="T191_4">’</text:span><text:span text:style-name="T191_5">aide</text:span></text:p>
          </table:table-cell>
        </table:table-row>
        <table:table-row table:style-name="Row5">
          <table:table-cell table:style-name="Cell9">
            <text:p text:style-name="P192"><text:span text:style-name="T192_1">FP</text:span><text:span text:style-name="T192_2">200</text:span></text:p>
          </table:table-cell>
          <table:table-cell table:style-name="Cell10">
            <text:h text:style-name="P193" text:outline-level="10"><text:bookmark-start text:name="h.1y3uuqt5ocht"/><text:bookmark-end text:name="h.1y3uuqt5ocht"/><text:span text:style-name="T193_1">Options</text:span></text:h>
          </table:table-cell>
        </table:table-row>
        <table:table-row table:style-name="Row6">
          <table:table-cell table:style-name="Cell11">
            <text:p text:style-name="P194"><text:span text:style-name="T194_1">FS</text:span><text:span text:style-name="T194_2">201</text:span></text:p>
          </table:table-cell>
          <table:table-cell table:style-name="Cell12">
            <text:p text:style-name="P195"><text:span text:style-name="T195_1">Personnaliser</text:span><text:span text:style-name="T195_2"><text:s/></text:span><text:span text:style-name="T195_3">l</text:span><text:span text:style-name="T195_4">’</text:span><text:span text:style-name="T195_5">interface</text:span></text:p>
          </table:table-cell>
        </table:table-row>
        <table:table-row table:style-name="Row7">
          <table:table-cell table:style-name="Cell13">
            <text:p text:style-name="P196"><text:span text:style-name="T196_1">FS</text:span><text:span text:style-name="T196_2">202</text:span></text:p>
          </table:table-cell>
          <table:table-cell table:style-name="Cell14">
            <text:p text:style-name="P197"><text:span text:style-name="T197_1">Gérer</text:span><text:span text:style-name="T197_2"><text:s/></text:span><text:span text:style-name="T197_3">les</text:span><text:span text:style-name="T197_4"><text:s/></text:span><text:span text:style-name="T197_5">aides</text:span></text:p>
          </table:table-cell>
        </table:table-row>
        <table:table-row table:style-name="Row8">
          <table:table-cell table:style-name="Cell15">
            <text:p text:style-name="P198"><text:span text:style-name="T198_1">FS</text:span><text:span text:style-name="T198_2">203</text:span></text:p>
          </table:table-cell>
          <table:table-cell table:style-name="Cell16">
            <text:p text:style-name="P199"><text:span text:style-name="T199_1">Changer</text:span><text:span text:style-name="T199_2"><text:s/></text:span><text:span text:style-name="T199_3">la</text:span><text:span text:style-name="T199_4"><text:s/></text:span><text:span text:style-name="T199_5">langue</text:span></text:p>
          </table:table-cell>
        </table:table-row>
        <table:table-row table:style-name="Row9">
          <table:table-cell table:style-name="Cell17">
            <text:p text:style-name="P200"><text:span text:style-name="T200_1">FP</text:span><text:span text:style-name="T200_2">300</text:span></text:p>
          </table:table-cell>
          <table:table-cell table:style-name="Cell18">
            <text:h text:style-name="P201" text:outline-level="10"><text:bookmark-start text:name="h.kx191qfb4rqp"/><text:bookmark-end text:name="h.kx191qfb4rqp"/><text:span text:style-name="T201_1">Profils</text:span></text:h>
          </table:table-cell>
        </table:table-row>
        <table:table-row table:style-name="Row10">
          <table:table-cell table:style-name="Cell19">
            <text:p text:style-name="P202"><text:span text:style-name="T202_1">FS</text:span><text:span text:style-name="T202_2">301</text:span></text:p>
          </table:table-cell>
          <table:table-cell table:style-name="Cell20">
            <text:p text:style-name="P203"><text:span text:style-name="T203_1">Creer</text:span><text:span text:style-name="T203_2"><text:s/></text:span><text:span text:style-name="T203_3">un</text:span><text:span text:style-name="T203_4"><text:s/></text:span><text:span text:style-name="T203_5">profil</text:span></text:p>
          </table:table-cell>
        </table:table-row>
        <table:table-row table:style-name="Row11">
          <table:table-cell table:style-name="Cell21">
            <text:p text:style-name="P204"><text:span text:style-name="T204_1">FS</text:span><text:span text:style-name="T204_2">302</text:span></text:p>
          </table:table-cell>
          <table:table-cell table:style-name="Cell22">
            <text:p text:style-name="P205"><text:span text:style-name="T205_1">Supprimer</text:span><text:span text:style-name="T205_2"><text:s/></text:span><text:span text:style-name="T205_3">un</text:span><text:span text:style-name="T205_4"><text:s/></text:span><text:span text:style-name="T205_5">profil</text:span></text:p>
          </table:table-cell>
        </table:table-row>
        <table:table-row table:style-name="Row12">
          <table:table-cell table:style-name="Cell23">
            <text:p text:style-name="P206"><text:span text:style-name="T206_1">FS</text:span><text:span text:style-name="T206_2">303</text:span></text:p>
          </table:table-cell>
          <table:table-cell table:style-name="Cell24">
            <text:p text:style-name="P207"><text:span text:style-name="T207_1">Réinitialiser</text:span><text:span text:style-name="T207_2"><text:s/></text:span><text:span text:style-name="T207_3">un</text:span><text:span text:style-name="T207_4"><text:s/></text:span><text:span text:style-name="T207_5">profil</text:span></text:p>
          </table:table-cell>
        </table:table-row>
        <table:table-row table:style-name="Row13">
          <table:table-cell table:style-name="Cell25">
            <text:p text:style-name="P208"><text:span text:style-name="T208_1">FS</text:span><text:span text:style-name="T208_2">304</text:span></text:p>
          </table:table-cell>
          <table:table-cell table:style-name="Cell26">
            <text:p text:style-name="P209"><text:span text:style-name="T209_1">Consulter</text:span><text:span text:style-name="T209_2"><text:s/></text:span><text:span text:style-name="T209_3">un</text:span><text:span text:style-name="T209_4"><text:s/></text:span><text:span text:style-name="T209_5">profil</text:span></text:p>
          </table:table-cell>
        </table:table-row>
        <table:table-row table:style-name="Row14">
          <table:table-cell table:style-name="Cell27">
            <text:p text:style-name="P210"><text:span text:style-name="T210_1">FP</text:span><text:span text:style-name="T210_2">400</text:span></text:p>
          </table:table-cell>
          <table:table-cell table:style-name="Cell28">
            <text:h text:style-name="P211" text:outline-level="10"><text:bookmark-start text:name="h.l4tpuefw3gxe"/><text:bookmark-end text:name="h.l4tpuefw3gxe"/><text:span text:style-name="T211_1">Traitement</text:span><text:span text:style-name="T211_2"><text:s/>/<text:s/></text:span><text:span text:style-name="T211_3">Persistance</text:span><text:span text:style-name="T211_4"><text:s/></text:span><text:span text:style-name="T211_5">des</text:span><text:span text:style-name="T211_6"><text:s/></text:span><text:span text:style-name="T211_7">données</text:span></text:h>
          </table:table-cell>
        </table:table-row>
        <table:table-row table:style-name="Row15">
          <table:table-cell table:style-name="Cell29">
            <text:p text:style-name="P212"><text:span text:style-name="T212_1">FS</text:span><text:span text:style-name="T212_2">401</text:span></text:p>
          </table:table-cell>
          <table:table-cell table:style-name="Cell30">
            <text:p text:style-name="P213"><text:span text:style-name="T213_1">Sauvegarder</text:span><text:span text:style-name="T213_2"><text:s/></text:span><text:span text:style-name="T213_3">une</text:span><text:span text:style-name="T213_4"><text:s/></text:span><text:span text:style-name="T213_5">partie</text:span></text:p>
          </table:table-cell>
        </table:table-row>
        <table:table-row table:style-name="Row16">
          <table:table-cell table:style-name="Cell31">
            <text:p text:style-name="P214"><text:span text:style-name="T214_1">FS</text:span><text:span text:style-name="T214_2">402</text:span></text:p>
          </table:table-cell>
          <table:table-cell table:style-name="Cell32">
            <text:p text:style-name="P215"><text:span text:style-name="T215_1">Charger</text:span><text:span text:style-name="T215_2"><text:s/></text:span><text:span text:style-name="T215_3">une</text:span><text:span text:style-name="T215_4"><text:s/></text:span><text:span text:style-name="T215_5">partie</text:span></text:p>
          </table:table-cell>
        </table:table-row>
        <table:table-row table:style-name="Row17">
          <table:table-cell table:style-name="Cell33">
            <text:p text:style-name="P216"><text:span text:style-name="T216_1">FS</text:span><text:span text:style-name="T216_2">403</text:span></text:p>
          </table:table-cell>
          <table:table-cell table:style-name="Cell34">
            <text:p text:style-name="P217"><text:span text:style-name="T217_1">Supprimer</text:span><text:span text:style-name="T217_2"><text:s/></text:span><text:span text:style-name="T217_3">une</text:span><text:span text:style-name="T217_4"><text:s/></text:span><text:span text:style-name="T217_5">sauvegarde</text:span></text:p>
          </table:table-cell>
        </table:table-row>
      </table:table>
      <text:p text:style-name="P218"/>
      <text:p text:style-name="P219"/>
      <text:list text:style-name="LS22" xml:id="list37">
        <text:list-item>
          <text:h text:style-name="P220" text:outline-level="10"><text:bookmark-start text:name="h.gfhb6sddszv8"/><text:bookmark-end text:name="h.gfhb6sddszv8"/><text:span text:style-name="T220_1">Jeu</text:span><text:span text:style-name="T220_2"><text:s/></text:span></text:h>
        </text:list-item>
      </text:list>
      <text:p text:style-name="P221"><text:span text:style-name="T221_1"><text:tab/><text:tab/></text:span><text:span text:style-name="T221_2">Aider</text:span><text:span text:style-name="T221_3"><text:s/></text:span><text:span text:style-name="T221_4">le</text:span><text:span text:style-name="T221_5"><text:s/></text:span><text:span text:style-name="T221_6">joueur</text:span><text:span text:style-name="T221_7"><text:s/>:<text:s/></text:span></text:p>
      <text:p text:style-name="P222"><text:span text:style-name="T222_1">L</text:span><text:span text:style-name="T222_2">'</text:span><text:span text:style-name="T222_3">utilisateur</text:span><text:span text:style-name="T222_4"><text:s/></text:span><text:span text:style-name="T222_5">doit</text:span><text:span text:style-name="T222_6"><text:s/></text:span><text:span text:style-name="T222_7">pouvoir</text:span><text:span text:style-name="T222_8"><text:s/></text:span><text:span text:style-name="T222_9">recevoir</text:span><text:span text:style-name="T222_10"><text:s/></text:span><text:span text:style-name="T222_11">une</text:span><text:span text:style-name="T222_12"><text:s/></text:span><text:span text:style-name="T222_13">aide</text:span><text:span text:style-name="T222_14"><text:s/></text:span><text:span text:style-name="T222_15">du</text:span><text:span text:style-name="T222_16"><text:s/></text:span><text:span text:style-name="T222_17">logiciel</text:span><text:span text:style-name="T222_18"><text:s/></text:span><text:span text:style-name="T222_19">dans</text:span><text:span text:style-name="T222_20"><text:s/></text:span><text:span text:style-name="T222_21">le</text:span><text:span text:style-name="T222_22"><text:s/></text:span><text:span text:style-name="T222_23">cas</text:span><text:span text:style-name="T222_24"><text:s/></text:span><text:span text:style-name="T222_25">ou</text:span><text:span text:style-name="T222_26"><text:s/></text:span><text:span text:style-name="T222_27">il</text:span><text:span text:style-name="T222_28"><text:s/></text:span><text:span text:style-name="T222_29">est</text:span><text:span text:style-name="T222_30"><text:s/></text:span><text:span text:style-name="T222_31">bloqué</text:span><text:span text:style-name="T222_32">.<text:s/></text:span></text:p>
      <text:p text:style-name="P223"/>
      <text:p text:style-name="P224"><text:span text:style-name="T224_1"><text:tab/><text:tab/></text:span><text:span text:style-name="T224_2">Jouer</text:span><text:span text:style-name="T224_3"><text:s/></text:span><text:span text:style-name="T224_4">une</text:span><text:span text:style-name="T224_5"><text:s/></text:span><text:span text:style-name="T224_6">partie</text:span><text:span text:style-name="T224_7"><text:s/>:<text:s/></text:span></text:p>
      <text:p text:style-name="P225"><text:span text:style-name="T225_1">L</text:span><text:span text:style-name="T225_2">'</text:span><text:span text:style-name="T225_3">utilisateur</text:span><text:span text:style-name="T225_4"><text:s/></text:span><text:span text:style-name="T225_5">doit</text:span><text:span text:style-name="T225_6"><text:s/></text:span><text:span text:style-name="T225_7">pouvoir</text:span><text:span text:style-name="T225_8"><text:s/></text:span><text:span text:style-name="T225_9">jouer</text:span><text:span text:style-name="T225_10"><text:s/></text:span><text:span text:style-name="T225_11">une</text:span><text:span text:style-name="T225_12"><text:s/></text:span><text:span text:style-name="T225_13">partie</text:span><text:span text:style-name="T225_14"><text:s/></text:span><text:span text:style-name="T225_15">de</text:span><text:span text:style-name="T225_16"><text:s/></text:span><text:span text:style-name="T225_17">Takuzu</text:span><text:span text:style-name="T225_18"><text:s/></text:span><text:span text:style-name="T225_19">à</text:span><text:span text:style-name="T225_20"><text:s/></text:span><text:span text:style-name="T225_21">l</text:span><text:span text:style-name="T225_22">'</text:span><text:span text:style-name="T225_23">aide</text:span><text:span text:style-name="T225_24"><text:s/></text:span><text:span text:style-name="T225_25">de</text:span><text:span text:style-name="T225_26"><text:s/></text:span><text:span text:style-name="T225_27">la</text:span><text:span text:style-name="T225_28"><text:s/></text:span><text:span text:style-name="T225_29">souris</text:span><text:span text:style-name="T225_30">.<text:s/></text:span><text:span text:style-name="T225_31">Les</text:span><text:span text:style-name="T225_32"><text:s/></text:span><text:span text:style-name="T225_33">différentes</text:span><text:span text:style-name="T225_34"><text:s/></text:span><text:span text:style-name="T225_35">interactions</text:span><text:span text:style-name="T225_36"><text:s/></text:span><text:span text:style-name="T225_37">disponibles</text:span><text:span text:style-name="T225_38"><text:s/></text:span><text:span text:style-name="T225_39">seront</text:span><text:span text:style-name="T225_40"><text:s/></text:span><text:span text:style-name="T225_41">définies</text:span><text:span text:style-name="T225_42"><text:s/></text:span><text:span text:style-name="T225_43">lors</text:span><text:span text:style-name="T225_44"><text:s/></text:span><text:span text:style-name="T225_45">de</text:span><text:span text:style-name="T225_46"><text:s/></text:span><text:span text:style-name="T225_47">la</text:span><text:span text:style-name="T225_48"><text:s/></text:span><text:span text:style-name="T225_49">phase</text:span><text:span text:style-name="T225_50"><text:s/></text:span><text:span text:style-name="T225_51">de</text:span><text:span text:style-name="T225_52"><text:s/></text:span><text:span text:style-name="T225_53">conception</text:span><text:span text:style-name="T225_54">.</text:span></text:p>
      <text:list text:style-name="LS23" xml:id="list38">
        <text:list-item>
          <text:h text:style-name="P226" text:outline-level="10"><text:bookmark-start text:name="h.m7d3s96b6l4b"/><text:bookmark-end text:name="h.m7d3s96b6l4b"/><text:span text:style-name="T226_1">Options</text:span><text:span text:style-name="T226_2"><text:s/></text:span></text:h>
        </text:list-item>
      </text:list>
      <text:p text:style-name="P227"><text:span text:style-name="T227_1">Personnaliser</text:span><text:span text:style-name="T227_2"><text:s/></text:span><text:span text:style-name="T227_3">les</text:span><text:span text:style-name="T227_4"><text:s/></text:span><text:span text:style-name="T227_5">couleurs</text:span><text:span text:style-name="T227_6"><text:s/>:<text:s/></text:span></text:p>
      <text:p text:style-name="P228"><text:span text:style-name="T228_1">L</text:span><text:span text:style-name="T228_2">'</text:span><text:span text:style-name="T228_3">utilisateur</text:span><text:span text:style-name="T228_4"><text:s/></text:span><text:span text:style-name="T228_5">doit</text:span><text:span text:style-name="T228_6"><text:s/></text:span><text:span text:style-name="T228_7">pouvoir</text:span><text:span text:style-name="T228_8"><text:s/></text:span><text:span text:style-name="T228_9">modifier</text:span><text:span text:style-name="T228_10"><text:s/></text:span><text:span text:style-name="T228_11">la</text:span><text:span text:style-name="T228_12"><text:s/></text:span><text:span text:style-name="T228_13">couleur</text:span><text:span text:style-name="T228_14"><text:s/></text:span><text:span text:style-name="T228_15">des</text:span><text:span text:style-name="T228_16"><text:s/></text:span><text:span text:style-name="T228_17">cases</text:span><text:span text:style-name="T228_18"><text:s/></text:span></text:p>
      <text:p text:style-name="P229"><text:span text:style-name="T229_1"><text:tab/><text:tab/><text:s/></text:span></text:p>
      <text:p text:style-name="P230"><text:span text:style-name="T230_1">Aide</text:span><text:span text:style-name="T230_2"><text:s/>:<text:s/></text:span></text:p>
      <text:p text:style-name="P231"><text:span text:style-name="T231_1">L</text:span><text:span text:style-name="T231_2">'</text:span><text:span text:style-name="T231_3">utilisateur</text:span><text:span text:style-name="T231_4"><text:s/></text:span><text:span text:style-name="T231_5">doit</text:span><text:span text:style-name="T231_6"><text:s/></text:span><text:span text:style-name="T231_7">pouvoir</text:span><text:span text:style-name="T231_8"><text:s/></text:span><text:span text:style-name="T231_9">activer</text:span><text:span text:style-name="T231_10"><text:s/></text:span><text:span text:style-name="T231_11">ou</text:span><text:span text:style-name="T231_12"><text:s/></text:span><text:span text:style-name="T231_13">désactiver</text:span><text:span text:style-name="T231_14"><text:s/></text:span><text:span text:style-name="T231_15">les</text:span><text:span text:style-name="T231_16"><text:s/></text:span><text:span text:style-name="T231_17">différentes</text:span><text:span text:style-name="T231_18"><text:s/></text:span><text:span text:style-name="T231_19">aides</text:span><text:span text:style-name="T231_20"><text:s/></text:span></text:p>
      <text:p text:style-name="P232"/>
      <text:p text:style-name="P233"><text:span text:style-name="T233_1">Sélectionner</text:span><text:span text:style-name="T233_2"><text:s/></text:span><text:span text:style-name="T233_3">une</text:span><text:span text:style-name="T233_4"><text:s/></text:span><text:span text:style-name="T233_5">langue</text:span><text:span text:style-name="T233_6"><text:s/>:<text:s/></text:span></text:p>
      <text:p text:style-name="P234"><text:span text:style-name="T234_1">L</text:span><text:span text:style-name="T234_2">'</text:span><text:span text:style-name="T234_3">utilisateur</text:span><text:span text:style-name="T234_4"><text:s/></text:span><text:span text:style-name="T234_5">doit</text:span><text:span text:style-name="T234_6"><text:s/></text:span><text:span text:style-name="T234_7">pouvoir</text:span><text:span text:style-name="T234_8"><text:s/></text:span><text:span text:style-name="T234_9">changer</text:span><text:span text:style-name="T234_10"><text:s/></text:span><text:span text:style-name="T234_11">la</text:span><text:span text:style-name="T234_12"><text:s/></text:span><text:span text:style-name="T234_13">langue</text:span><text:span text:style-name="T234_14"><text:s/></text:span><text:span text:style-name="T234_15">du</text:span><text:span text:style-name="T234_16"><text:s/></text:span><text:span text:style-name="T234_17">jeu</text:span><text:span text:style-name="T234_18"><text:s/><text:tab/><text:tab/><text:s/></text:span></text:p>
      <text:list text:style-name="LS24" xml:id="list39">
        <text:list-item>
          <text:h text:style-name="P235" text:outline-level="10"><text:bookmark-start text:name="h.7qlolvozs3cr"/><text:bookmark-end text:name="h.7qlolvozs3cr"/><text:span text:style-name="T235_1">Profil</text:span><text:span text:style-name="T235_2"><text:s/></text:span></text:h>
        </text:list-item>
      </text:list>
      <text:p text:style-name="P236"><text:span text:style-name="T236_1">Créer</text:span><text:span text:style-name="T236_2"><text:s/></text:span><text:span text:style-name="T236_3">un</text:span><text:span text:style-name="T236_4"><text:s/></text:span><text:span text:style-name="T236_5">profil</text:span><text:span text:style-name="T236_6"><text:s/>:<text:s/></text:span></text:p>
      <text:p text:style-name="P237"><text:span text:style-name="T237_1">L</text:span><text:span text:style-name="T237_2">'</text:span><text:span text:style-name="T237_3">utilisateur</text:span><text:span text:style-name="T237_4"><text:s/></text:span><text:span text:style-name="T237_5">doit</text:span><text:span text:style-name="T237_6"><text:s/></text:span><text:span text:style-name="T237_7">créer</text:span><text:span text:style-name="T237_8"><text:s/></text:span><text:span text:style-name="T237_9">un</text:span><text:span text:style-name="T237_10"><text:s/></text:span><text:span text:style-name="T237_11">profil</text:span><text:span text:style-name="T237_12"><text:s/></text:span><text:span text:style-name="T237_13">avec</text:span><text:span text:style-name="T237_14"><text:s/></text:span><text:span text:style-name="T237_15">son</text:span><text:span text:style-name="T237_16"><text:s/></text:span><text:span text:style-name="T237_17">nom</text:span><text:span text:style-name="T237_18"><text:s/></text:span><text:span text:style-name="T237_19">d</text:span><text:span text:style-name="T237_20">'</text:span><text:span text:style-name="T237_21">utilisateur</text:span><text:span text:style-name="T237_22"><text:s/></text:span><text:span text:style-name="T237_23">lors</text:span><text:span text:style-name="T237_24"><text:s/></text:span><text:span text:style-name="T237_25">du</text:span><text:span text:style-name="T237_26"><text:s/></text:span><text:span text:style-name="T237_27">premier</text:span><text:span text:style-name="T237_28"><text:s/></text:span><text:span text:style-name="T237_29">démarrage</text:span><text:span text:style-name="T237_30"><text:s/></text:span></text:p>
      <text:p text:style-name="P238"/>
      <text:p text:style-name="P239"><text:span text:style-name="T239_1">Consulter</text:span><text:span text:style-name="T239_2"><text:s/></text:span><text:span text:style-name="T239_3">le</text:span><text:span text:style-name="T239_4"><text:s/></text:span><text:span text:style-name="T239_5">profil</text:span><text:span text:style-name="T239_6"><text:s/>:<text:s/></text:span></text:p>
      <text:p text:style-name="P240"><text:span text:style-name="T240_1">L</text:span><text:span text:style-name="T240_2">'</text:span><text:span text:style-name="T240_3">utilisateur</text:span><text:span text:style-name="T240_4"><text:s/></text:span><text:span text:style-name="T240_5">doit</text:span><text:span text:style-name="T240_6"><text:s/></text:span><text:span text:style-name="T240_7">pouvoir</text:span><text:span text:style-name="T240_8"><text:s/></text:span><text:span text:style-name="T240_9">consulter</text:span><text:span text:style-name="T240_10"><text:s/></text:span><text:span text:style-name="T240_11">ses</text:span><text:span text:style-name="T240_12"><text:s/></text:span><text:span text:style-name="T240_13">statistiques</text:span><text:span text:style-name="T240_14">,<text:s/></text:span><text:span text:style-name="T240_15">ses</text:span><text:span text:style-name="T240_16"><text:s/></text:span><text:span text:style-name="T240_17">succès</text:span><text:span text:style-name="T240_18"><text:s/></text:span></text:p>
      <text:p text:style-name="P241"/>
      <text:p text:style-name="P242"><text:span text:style-name="T242_1">Supprimer</text:span><text:span text:style-name="T242_2"><text:s/></text:span><text:span text:style-name="T242_3">le</text:span><text:span text:style-name="T242_4"><text:s/></text:span><text:span text:style-name="T242_5">profil</text:span><text:span text:style-name="T242_6"><text:s/>:<text:s/></text:span></text:p>
      <text:p text:style-name="P243"><text:span text:style-name="T243_1">L</text:span><text:span text:style-name="T243_2">'</text:span><text:span text:style-name="T243_3">utilisateur</text:span><text:span text:style-name="T243_4"><text:s/></text:span><text:span text:style-name="T243_5">doit</text:span><text:span text:style-name="T243_6"><text:s/></text:span><text:span text:style-name="T243_7">pouvoir</text:span><text:span text:style-name="T243_8"><text:s/></text:span><text:span text:style-name="T243_9">supprimer</text:span><text:span text:style-name="T243_10"><text:s/></text:span><text:span text:style-name="T243_11">son</text:span><text:span text:style-name="T243_12"><text:s/></text:span><text:span text:style-name="T243_13">profil</text:span><text:span text:style-name="T243_14"><text:s/></text:span></text:p>
      <text:p text:style-name="P244"/>
      <text:p text:style-name="P245"><text:span text:style-name="T245_1">Réinitialiser</text:span><text:span text:style-name="T245_2"><text:s/></text:span><text:span text:style-name="T245_3">le</text:span><text:span text:style-name="T245_4"><text:s/></text:span><text:span text:style-name="T245_5">profil</text:span><text:span text:style-name="T245_6"><text:s/>:<text:s/></text:span></text:p>
      <text:p text:style-name="P246"><text:span text:style-name="T246_1">L</text:span><text:span text:style-name="T246_2">'</text:span><text:span text:style-name="T246_3">utilisateur</text:span><text:span text:style-name="T246_4"><text:s/></text:span><text:span text:style-name="T246_5">peut</text:span><text:span text:style-name="T246_6"><text:s/></text:span><text:span text:style-name="T246_7">réinitialiser</text:span><text:span text:style-name="T246_8"><text:s/></text:span><text:span text:style-name="T246_9">toutes</text:span><text:span text:style-name="T246_10"><text:s/></text:span><text:span text:style-name="T246_11">les</text:span><text:span text:style-name="T246_12"><text:s/></text:span><text:span text:style-name="T246_13">statistiques</text:span><text:span text:style-name="T246_14"><text:s/></text:span><text:span text:style-name="T246_15">et</text:span><text:span text:style-name="T246_16"><text:s/></text:span><text:span text:style-name="T246_17">succès</text:span><text:span text:style-name="T246_18"><text:s/></text:span><text:span text:style-name="T246_19">de</text:span><text:span text:style-name="T246_20"><text:s/></text:span><text:span text:style-name="T246_21">son</text:span><text:span text:style-name="T246_22"><text:s/></text:span><text:span text:style-name="T246_23">profil</text:span><text:span text:style-name="T246_24"><text:tab/><text:s/></text:span></text:p>
      <text:p text:style-name="P247"/>
      <text:list text:style-name="LS25" xml:id="list40">
        <text:list-item>
          <text:h text:style-name="P248" text:outline-level="10"><text:bookmark-start text:name="h.ql08p2s3iw4g"/><text:bookmark-end text:name="h.ql08p2s3iw4g"/><text:span text:style-name="T248_1">Traitement</text:span><text:span text:style-name="T248_2"><text:s/></text:span><text:span text:style-name="T248_3">et</text:span><text:span text:style-name="T248_4"><text:s/></text:span><text:span text:style-name="T248_5">persistance</text:span><text:span text:style-name="T248_6"><text:s/></text:span><text:span text:style-name="T248_7">des</text:span><text:span text:style-name="T248_8"><text:s/></text:span><text:span text:style-name="T248_9">données</text:span><text:span text:style-name="T248_10"><text:tab/><text:s/></text:span></text:h>
        </text:list-item>
      </text:list>
      <text:p text:style-name="P249"><text:span text:style-name="T249_1">Sauvegarder</text:span><text:span text:style-name="T249_2"><text:s/></text:span><text:span text:style-name="T249_3">une</text:span><text:span text:style-name="T249_4"><text:s/></text:span><text:span text:style-name="T249_5">partie</text:span><text:span text:style-name="T249_6"><text:s/>:</text:span></text:p>
      <text:p text:style-name="P250"><text:span text:style-name="T250_1">L</text:span><text:span text:style-name="T250_2">'</text:span><text:span text:style-name="T250_3">utilisateur</text:span><text:span text:style-name="T250_4"><text:s/></text:span><text:span text:style-name="T250_5">peut</text:span><text:span text:style-name="T250_6"><text:s/></text:span><text:span text:style-name="T250_7">sauvegarder</text:span><text:span text:style-name="T250_8"><text:s/></text:span><text:span text:style-name="T250_9">une</text:span><text:span text:style-name="T250_10"><text:s/></text:span><text:span text:style-name="T250_11">partie</text:span><text:span text:style-name="T250_12"><text:s/></text:span><text:span text:style-name="T250_13">en</text:span><text:span text:style-name="T250_14"><text:s/></text:span><text:span text:style-name="T250_15">cours</text:span><text:span text:style-name="T250_16"><text:s/></text:span><text:span text:style-name="T250_17">afin</text:span><text:span text:style-name="T250_18"><text:s/></text:span><text:span text:style-name="T250_19">de</text:span><text:span text:style-name="T250_20"><text:s/></text:span><text:span text:style-name="T250_21">la</text:span><text:span text:style-name="T250_22"><text:s/></text:span><text:span text:style-name="T250_23">reprendre</text:span><text:span text:style-name="T250_24"><text:s/></text:span><text:span text:style-name="T250_25">ultérieurement</text:span><text:span text:style-name="T250_26">.<text:s/></text:span></text:p>
      <text:p text:style-name="P251"/>
      <text:p text:style-name="P252"><text:span text:style-name="T252_1">Charger</text:span><text:span text:style-name="T252_2"><text:s/></text:span><text:span text:style-name="T252_3">une</text:span><text:span text:style-name="T252_4"><text:s/></text:span><text:span text:style-name="T252_5">partie</text:span><text:span text:style-name="T252_6"><text:s/>:</text:span></text:p>
      <text:p text:style-name="P253"><text:span text:style-name="T253_1">L</text:span><text:span text:style-name="T253_2">’</text:span><text:span text:style-name="T253_3">utilisateur</text:span><text:span text:style-name="T253_4"><text:s/></text:span><text:span text:style-name="T253_5">peut</text:span><text:span text:style-name="T253_6"><text:s/></text:span><text:span text:style-name="T253_7">charger</text:span><text:span text:style-name="T253_8"><text:s/></text:span><text:span text:style-name="T253_9">une</text:span><text:span text:style-name="T253_10"><text:s/></text:span><text:span text:style-name="T253_11">partie</text:span><text:span text:style-name="T253_12"><text:s/></text:span><text:span text:style-name="T253_13">parmi</text:span><text:span text:style-name="T253_14"><text:s/></text:span><text:span text:style-name="T253_15">celles</text:span><text:span text:style-name="T253_16"><text:s/></text:span><text:span text:style-name="T253_17">sauvegardées</text:span><text:span text:style-name="T253_18">.</text:span></text:p>
      <text:p text:style-name="P254"/>
      <text:p text:style-name="P255"><text:span text:style-name="T255_1">Supprimer</text:span><text:span text:style-name="T255_2"><text:s/></text:span><text:span text:style-name="T255_3">une</text:span><text:span text:style-name="T255_4"><text:s/></text:span><text:span text:style-name="T255_5">sauvegarde</text:span><text:span text:style-name="T255_6">:</text:span></text:p>
      <text:p text:style-name="P256"><text:span text:style-name="T256_1">L</text:span><text:span text:style-name="T256_2">'</text:span><text:span text:style-name="T256_3">utilisateur</text:span><text:span text:style-name="T256_4"><text:s/></text:span><text:span text:style-name="T256_5">peut</text:span><text:span text:style-name="T256_6"><text:s/></text:span><text:span text:style-name="T256_7">supprimer</text:span><text:span text:style-name="T256_8"><text:s/></text:span><text:span text:style-name="T256_9">des</text:span><text:span text:style-name="T256_10"><text:s/></text:span><text:span text:style-name="T256_11">parties</text:span><text:span text:style-name="T256_12"><text:s/></text:span><text:span text:style-name="T256_13">parmi</text:span><text:span text:style-name="T256_14"><text:s/></text:span><text:span text:style-name="T256_15">celles</text:span><text:span text:style-name="T256_16"><text:s/></text:span><text:span text:style-name="T256_17">sauvegardés</text:span><text:span text:style-name="T256_18">.</text:span></text:p>
      <text:p text:style-name="P257"/>
      <text:p text:style-name="P258"/>
      <text:h text:style-name="P259" text:outline-level="10"><text:bookmark-start text:name="h.qwgckinoecr3"/><text:bookmark-end text:name="h.qwgckinoecr3"/><text:span text:style-name="T259_1">2.6<text:s/></text:span><text:span text:style-name="T259_2">Cas</text:span><text:span text:style-name="T259_3"><text:s/></text:span><text:span text:style-name="T259_4">d</text:span><text:span text:style-name="T259_5">'</text:span><text:span text:style-name="T259_6">utilisation</text:span><text:span text:style-name="T259_7"><text:s/></text:span></text:h>
      <text:p text:style-name="P260"/>
      <text:p text:style-name="P261"><text:span text:style-name="T261_1">Cas</text:span><text:span text:style-name="T261_2"><text:s/></text:span><text:span text:style-name="T261_3">d</text:span><text:span text:style-name="T261_4">'</text:span><text:span text:style-name="T261_5">utilisation</text:span><text:span text:style-name="T261_6"><text:s/></text:span><text:span text:style-name="T261_7">n</text:span><text:span text:style-name="T261_8">°1<text:s/></text:span></text:p>
      <text:p text:style-name="P262"><text:span text:style-name="T262_1">Nom</text:span><text:span text:style-name="T262_2"><text:s/>:<text:s/></text:span><text:span text:style-name="T262_3">Résolution</text:span><text:span text:style-name="T262_4"><text:s/></text:span><text:span text:style-name="T262_5">Takuzu</text:span><text:span text:style-name="T262_6"><text:s/></text:span></text:p>
      <text:p text:style-name="P263"><text:span text:style-name="T263_1">Description</text:span><text:span text:style-name="T263_2"><text:s/>:<text:s/></text:span><text:span text:style-name="T263_3">L</text:span><text:span text:style-name="T263_4">'</text:span><text:span text:style-name="T263_5">utilisateur</text:span><text:span text:style-name="T263_6"><text:s/></text:span><text:span text:style-name="T263_7">tente</text:span><text:span text:style-name="T263_8"><text:s/></text:span><text:span text:style-name="T263_9">de</text:span><text:span text:style-name="T263_10"><text:s/></text:span><text:span text:style-name="T263_11">résoudre</text:span><text:span text:style-name="T263_12"><text:s/></text:span><text:span text:style-name="T263_13">une</text:span><text:span text:style-name="T263_14"><text:s/></text:span><text:span text:style-name="T263_15">grille</text:span><text:span text:style-name="T263_16"><text:s/></text:span><text:span text:style-name="T263_17">de</text:span><text:span text:style-name="T263_18"><text:s/></text:span><text:span text:style-name="T263_19">Takuzu</text:span><text:span text:style-name="T263_20"><text:s/></text:span></text:p>
      <text:p text:style-name="P264"><text:span text:style-name="T264_1">Acteur</text:span><text:span text:style-name="T264_2"><text:s/>:<text:s/></text:span><text:span text:style-name="T264_3">L</text:span><text:span text:style-name="T264_4">'</text:span><text:span text:style-name="T264_5">utilisateur</text:span><text:span text:style-name="T264_6"><text:s/></text:span><text:span text:style-name="T264_7">de</text:span><text:span text:style-name="T264_8"><text:s/></text:span><text:span text:style-name="T264_9">l</text:span><text:span text:style-name="T264_10">'</text:span><text:span text:style-name="T264_11">application</text:span><text:span text:style-name="T264_12"><text:s/></text:span></text:p>
      <text:p text:style-name="P265"><text:span text:style-name="T265_1">Préalables</text:span><text:span text:style-name="T265_2"><text:s/>:<text:s/></text:span><text:span text:style-name="T265_3">L</text:span><text:span text:style-name="T265_4">'</text:span><text:span text:style-name="T265_5">application</text:span><text:span text:style-name="T265_6"><text:s/></text:span><text:span text:style-name="T265_7">doit</text:span><text:span text:style-name="T265_8"><text:s/></text:span><text:span text:style-name="T265_9">être</text:span><text:span text:style-name="T265_10"><text:s/></text:span><text:span text:style-name="T265_11">téléchargée</text:span><text:span text:style-name="T265_12"><text:s/></text:span></text:p>
      <text:p text:style-name="P266"><text:span text:style-name="T266_1">Conséquents</text:span><text:span text:style-name="T266_2"><text:s/>:<text:s/></text:span><text:span text:style-name="T266_3">L</text:span><text:span text:style-name="T266_4">'</text:span><text:span text:style-name="T266_5">utilisateur</text:span><text:span text:style-name="T266_6"><text:s/></text:span><text:span text:style-name="T266_7">peut</text:span><text:span text:style-name="T266_8"><text:s/></text:span><text:span text:style-name="T266_9">exécuter</text:span><text:span text:style-name="T266_10"><text:s/></text:span><text:span text:style-name="T266_11">l</text:span><text:span text:style-name="T266_12">'</text:span><text:span text:style-name="T266_13">application</text:span><text:span text:style-name="T266_14"><text:s/></text:span></text:p>
      <text:p text:style-name="P267"/>
      <text:h text:style-name="P268" text:outline-level="10"><text:bookmark-start text:name="h.33s4i979ocn6"/><text:bookmark-end text:name="h.33s4i979ocn6"/><text:span text:style-name="T268_1">1)<text:s/></text:span><text:span text:style-name="T268_2">Choix</text:span><text:span text:style-name="T268_3"><text:s/></text:span><text:span text:style-name="T268_4">des</text:span><text:span text:style-name="T268_5"><text:s/></text:span><text:span text:style-name="T268_6">options</text:span><text:span text:style-name="T268_7"><text:s/></text:span></text:h>
      <text:p text:style-name="P269"/>
      <text:list text:style-name="LS26" xml:id="list41">
        <text:list-item>
          <text:p text:style-name="P270"><text:span text:style-name="T270_1">L</text:span><text:span text:style-name="T270_2">'</text:span><text:span text:style-name="T270_3">utilisateur</text:span><text:span text:style-name="T270_4"><text:s/></text:span><text:span text:style-name="T270_5">clique</text:span><text:span text:style-name="T270_6"><text:s/></text:span><text:span text:style-name="T270_7">sur</text:span><text:span text:style-name="T270_8"><text:s/></text:span><text:span text:style-name="T270_9">l</text:span><text:span text:style-name="T270_10">'</text:span><text:span text:style-name="T270_11">option</text:span><text:span text:style-name="T270_12"><text:s/>"</text:span><text:span text:style-name="T270_13">Nouvelle</text:span><text:span text:style-name="T270_14"><text:s/></text:span><text:span text:style-name="T270_15">partie</text:span><text:span text:style-name="T270_16">"<text:s/></text:span></text:p>
        </text:list-item>
        <text:list-item>
          <text:p text:style-name="P271"><text:span text:style-name="T271_1">L</text:span><text:span text:style-name="T271_2">'</text:span><text:span text:style-name="T271_3">utilisateur</text:span><text:span text:style-name="T271_4"><text:s/></text:span><text:span text:style-name="T271_5">choisit</text:span><text:span text:style-name="T271_6"><text:s/></text:span><text:span text:style-name="T271_7">le</text:span><text:span text:style-name="T271_8"><text:s/></text:span><text:span text:style-name="T271_9">niveau</text:span><text:span text:style-name="T271_10"><text:s/></text:span><text:span text:style-name="T271_11">de</text:span><text:span text:style-name="T271_12"><text:s/></text:span><text:span text:style-name="T271_13">difficulté</text:span><text:span text:style-name="T271_14"><text:s/></text:span></text:p>
        </text:list-item>
        <text:list-item>
          <text:p text:style-name="P272"><text:span text:style-name="T272_1">L</text:span><text:span text:style-name="T272_2">'</text:span><text:span text:style-name="T272_3">utilisateur</text:span><text:span text:style-name="T272_4"><text:s/></text:span><text:span text:style-name="T272_5">choisit</text:span><text:span text:style-name="T272_6"><text:s/></text:span><text:span text:style-name="T272_7">la</text:span><text:span text:style-name="T272_8"><text:s/></text:span><text:span text:style-name="T272_9">taille</text:span><text:span text:style-name="T272_10"><text:s/></text:span><text:span text:style-name="T272_11">de</text:span><text:span text:style-name="T272_12"><text:s/></text:span><text:span text:style-name="T272_13">la</text:span><text:span text:style-name="T272_14"><text:s/></text:span><text:span text:style-name="T272_15">grille</text:span><text:span text:style-name="T272_16"><text:s/></text:span></text:p>
        </text:list-item>
        <text:list-item>
          <text:p text:style-name="P273"><text:span text:style-name="T273_1">Le</text:span><text:span text:style-name="T273_2"><text:s/></text:span><text:span text:style-name="T273_3">système</text:span><text:span text:style-name="T273_4"><text:s/></text:span><text:span text:style-name="T273_5">sélectionne</text:span><text:span text:style-name="T273_6"><text:s/></text:span><text:span text:style-name="T273_7">une</text:span><text:span text:style-name="T273_8"><text:s/></text:span><text:span text:style-name="T273_9">grille</text:span><text:span text:style-name="T273_10"><text:s/></text:span></text:p>
        </text:list-item>
        <text:list-item>
          <text:p text:style-name="P274"><text:span text:style-name="T274_1">Ajout</text:span><text:span text:style-name="T274_2"><text:s/></text:span><text:span text:style-name="T274_3">d</text:span><text:span text:style-name="T274_4">'</text:span><text:span text:style-name="T274_5">un</text:span><text:span text:style-name="T274_6"><text:s/></text:span><text:span text:style-name="T274_7">malus</text:span><text:span text:style-name="T274_8"><text:s/></text:span><text:span text:style-name="T274_9">par</text:span><text:span text:style-name="T274_10"><text:s/></text:span><text:span text:style-name="T274_11">conseil</text:span><text:span text:style-name="T274_12"><text:s/></text:span><text:span text:style-name="T274_13">utilisé</text:span><text:span text:style-name="T274_14"><text:s/></text:span></text:p>
        </text:list-item>
        <text:list-item>
          <text:p text:style-name="P275"><text:span text:style-name="T275_1">On</text:span><text:span text:style-name="T275_2"><text:s/></text:span><text:span text:style-name="T275_3">considère</text:span><text:span text:style-name="T275_4"><text:s/></text:span><text:span text:style-name="T275_5">que</text:span><text:span text:style-name="T275_6"><text:s/></text:span><text:span text:style-name="T275_7">le</text:span><text:span text:style-name="T275_8"><text:s/></text:span><text:span text:style-name="T275_9">timer</text:span><text:span text:style-name="T275_10"><text:s/></text:span><text:span text:style-name="T275_11">est</text:span><text:span text:style-name="T275_12"><text:s/></text:span><text:span text:style-name="T275_13">toujours</text:span><text:span text:style-name="T275_14"><text:s/></text:span><text:span text:style-name="T275_15">mis</text:span><text:span text:style-name="T275_16"><text:s/></text:span><text:span text:style-name="T275_17">en</text:span><text:span text:style-name="T275_18"><text:s/></text:span><text:span text:style-name="T275_19">place</text:span><text:span text:style-name="T275_20"><text:s/></text:span></text:p>
        </text:list-item>
      </text:list>
      <text:p text:style-name="P276"/>
      <text:h text:style-name="P277" text:outline-level="10"><text:bookmark-start text:name="h.vc4igiwnaf9p"/><text:bookmark-end text:name="h.vc4igiwnaf9p"/><text:span text:style-name="T277_1">2)<text:s/></text:span><text:span text:style-name="T277_2">Résolution</text:span><text:span text:style-name="T277_3"><text:s/></text:span><text:span text:style-name="T277_4">du</text:span><text:span text:style-name="T277_5"><text:s/></text:span><text:span text:style-name="T277_6">Takuzu</text:span><text:span text:style-name="T277_7"><text:s/></text:span></text:h>
      <text:p text:style-name="P278"/>
      <text:list text:style-name="LS27" xml:id="list47">
        <text:list-item>
          <text:p text:style-name="P279"><text:span text:style-name="T279_1">L</text:span><text:span text:style-name="T279_2">'</text:span><text:span text:style-name="T279_3">utilisateur</text:span><text:span text:style-name="T279_4"><text:s/></text:span><text:span text:style-name="T279_5">essaye</text:span><text:span text:style-name="T279_6"><text:s/></text:span><text:span text:style-name="T279_7">de</text:span><text:span text:style-name="T279_8"><text:s/></text:span><text:span text:style-name="T279_9">résoudre</text:span><text:span text:style-name="T279_10"><text:s/></text:span><text:span text:style-name="T279_11">la</text:span><text:span text:style-name="T279_12"><text:s/></text:span><text:span text:style-name="T279_13">grille</text:span><text:span text:style-name="T279_14"><text:s/></text:span></text:p>
        </text:list-item>
        <text:list-item>
          <text:p text:style-name="P280"><text:span text:style-name="T280_1">L</text:span><text:span text:style-name="T280_2">'</text:span><text:span text:style-name="T280_3">utilisateur</text:span><text:span text:style-name="T280_4"><text:s/></text:span><text:span text:style-name="T280_5">peut</text:span><text:span text:style-name="T280_6"><text:s/></text:span><text:span text:style-name="T280_7">utiliser</text:span><text:span text:style-name="T280_8"><text:s/></text:span><text:span text:style-name="T280_9">l</text:span><text:span text:style-name="T280_10">'</text:span><text:span text:style-name="T280_11">option</text:span><text:span text:style-name="T280_12"><text:s/>"</text:span><text:span text:style-name="T280_13">Aide</text:span><text:span text:style-name="T280_14">"<text:s/></text:span><text:span text:style-name="T280_15">et</text:span><text:span text:style-name="T280_16"><text:s/>"</text:span><text:span text:style-name="T280_17">Conseil</text:span><text:span text:style-name="T280_18">"<text:s/></text:span><text:span text:style-name="T280_19">pour</text:span><text:span text:style-name="T280_20"><text:s/></text:span><text:span text:style-name="T280_21">se</text:span><text:span text:style-name="T280_22"><text:s/></text:span><text:span text:style-name="T280_23">débloquer</text:span><text:span text:style-name="T280_24"><text:s/></text:span></text:p>
        </text:list-item>
        <text:list-item>
          <text:p text:style-name="P281"><text:span text:style-name="T281_1">Une</text:span><text:span text:style-name="T281_2"><text:s/></text:span><text:span text:style-name="T281_3">fois</text:span><text:span text:style-name="T281_4"><text:s/></text:span><text:span text:style-name="T281_5">la</text:span><text:span text:style-name="T281_6"><text:s/></text:span><text:span text:style-name="T281_7">grille</text:span><text:span text:style-name="T281_8"><text:s/></text:span><text:span text:style-name="T281_9">complète</text:span><text:span text:style-name="T281_10">,<text:s/></text:span><text:span text:style-name="T281_11">le</text:span><text:span text:style-name="T281_12"><text:s/></text:span><text:span text:style-name="T281_13">programme</text:span><text:span text:style-name="T281_14"><text:s/></text:span><text:span text:style-name="T281_15">vérifie</text:span><text:span text:style-name="T281_16"><text:s/></text:span><text:span text:style-name="T281_17">automatiquement</text:span><text:span text:style-name="T281_18"><text:s/></text:span><text:span text:style-name="T281_19">celle</text:span><text:span text:style-name="T281_20">-</text:span><text:span text:style-name="T281_21">ci</text:span><text:span text:style-name="T281_22"><text:s/></text:span></text:p>
        </text:list-item>
        <text:list-item>
          <text:p text:style-name="P282"><text:span text:style-name="T282_1">Le</text:span><text:span text:style-name="T282_2"><text:s/></text:span><text:span text:style-name="T282_3">système</text:span><text:span text:style-name="T282_4"><text:s/></text:span><text:span text:style-name="T282_5">compare</text:span><text:span text:style-name="T282_6"><text:s/></text:span><text:span text:style-name="T282_7">les</text:span><text:span text:style-name="T282_8"><text:s/></text:span><text:span text:style-name="T282_9">valeurs</text:span><text:span text:style-name="T282_10"><text:s/></text:span><text:span text:style-name="T282_11">du</text:span><text:span text:style-name="T282_12"><text:s/></text:span><text:span text:style-name="T282_13">joueur</text:span><text:span text:style-name="T282_14"><text:s/></text:span><text:span text:style-name="T282_15">avec</text:span><text:span text:style-name="T282_16"><text:s/></text:span><text:span text:style-name="T282_17">la</text:span><text:span text:style-name="T282_18"><text:s/></text:span><text:span text:style-name="T282_19">solution</text:span><text:span text:style-name="T282_20"><text:s text:c="2"/></text:span></text:p>
        </text:list-item>
        <text:list-item>
          <text:p text:style-name="P283"><text:span text:style-name="T283_1">Affichage</text:span><text:span text:style-name="T283_2"><text:s/></text:span><text:span text:style-name="T283_3">d</text:span><text:span text:style-name="T283_4">'</text:span><text:span text:style-name="T283_5">un</text:span><text:span text:style-name="T283_6"><text:s/></text:span><text:span text:style-name="T283_7">message</text:span><text:span text:style-name="T283_8"><text:s/></text:span><text:span text:style-name="T283_9">indiquant</text:span><text:span text:style-name="T283_10"><text:s/></text:span><text:span text:style-name="T283_11">s</text:span><text:span text:style-name="T283_12">'</text:span><text:span text:style-name="T283_13">il</text:span><text:span text:style-name="T283_14"><text:s/></text:span><text:span text:style-name="T283_15">y</text:span><text:span text:style-name="T283_16"><text:s/></text:span><text:span text:style-name="T283_17">a</text:span><text:span text:style-name="T283_18"><text:s/></text:span><text:span text:style-name="T283_19">correspondence</text:span><text:span text:style-name="T283_20"><text:s/>(</text:span><text:span text:style-name="T283_21">réussite</text:span><text:span text:style-name="T283_22">)<text:s/></text:span><text:span text:style-name="T283_23">ou</text:span><text:span text:style-name="T283_24"><text:s/></text:span><text:span text:style-name="T283_25">non</text:span><text:span text:style-name="T283_26"><text:s/></text:span><text:span text:style-name="T283_27">en</text:span><text:span text:style-name="T283_28"><text:s/></text:span><text:span text:style-name="T283_29">fonction</text:span><text:span text:style-name="T283_30"><text:s/></text:span><text:span text:style-name="T283_31">de</text:span><text:span text:style-name="T283_32"><text:s/></text:span><text:span text:style-name="T283_33">la</text:span><text:span text:style-name="T283_34"><text:s/></text:span><text:span text:style-name="T283_35">solution</text:span><text:span text:style-name="T283_36"><text:s/></text:span></text:p>
          <text:list>
            <text:list-item>
              <text:p text:style-name="P284"><text:span text:style-name="T284_1">S</text:span><text:span text:style-name="T284_2">'</text:span><text:span text:style-name="T284_3">il</text:span><text:span text:style-name="T284_4"><text:s/></text:span><text:span text:style-name="T284_5">y</text:span><text:span text:style-name="T284_6"><text:s/></text:span><text:span text:style-name="T284_7">a</text:span><text:span text:style-name="T284_8"><text:s/></text:span><text:span text:style-name="T284_9">correspondence</text:span><text:span text:style-name="T284_10"><text:s/>:<text:s/></text:span></text:p>
              <text:list>
                <text:list-item>
                  <text:p text:style-name="P285"><text:span text:style-name="T285_1">Enregistrement</text:span><text:span text:style-name="T285_2"><text:s/></text:span><text:span text:style-name="T285_3">du</text:span><text:span text:style-name="T285_4"><text:s/></text:span><text:span text:style-name="T285_5">temps</text:span><text:span text:style-name="T285_6"><text:s/></text:span><text:span text:style-name="T285_7">mis</text:span><text:span text:style-name="T285_8"><text:s/></text:span><text:span text:style-name="T285_9">pour</text:span><text:span text:style-name="T285_10"><text:s/></text:span><text:span text:style-name="T285_11">terminer</text:span><text:span text:style-name="T285_12"><text:s/></text:span><text:span text:style-name="T285_13">la</text:span><text:span text:style-name="T285_14"><text:s/></text:span><text:span text:style-name="T285_15">grille</text:span><text:span text:style-name="T285_16"><text:s/></text:span><text:span text:style-name="T285_17">et</text:span><text:span text:style-name="T285_18"><text:s/></text:span><text:span text:style-name="T285_19">calcul</text:span><text:span text:style-name="T285_20"><text:s/></text:span><text:span text:style-name="T285_21">du</text:span><text:span text:style-name="T285_22"><text:s/></text:span><text:span text:style-name="T285_23">score</text:span><text:span text:style-name="T285_24"><text:s/></text:span></text:p>
                </text:list-item>
                <text:list-item>
                  <text:p text:style-name="P286"><text:span text:style-name="T286_1">Affichage</text:span><text:span text:style-name="T286_2"><text:s/></text:span><text:span text:style-name="T286_3">du</text:span><text:span text:style-name="T286_4"><text:s/></text:span><text:span text:style-name="T286_5">classement</text:span><text:span text:style-name="T286_6"><text:s/></text:span><text:span text:style-name="T286_7">pour</text:span><text:span text:style-name="T286_8"><text:s/></text:span><text:span text:style-name="T286_9">cette</text:span><text:span text:style-name="T286_10"><text:s/></text:span><text:span text:style-name="T286_11">grille</text:span><text:span text:style-name="T286_12"><text:s/></text:span></text:p>
                </text:list-item>
              </text:list>
            </text:list-item>
            <text:list-item>
              <text:p text:style-name="P287"><text:span text:style-name="T287_1">Sinon</text:span><text:span text:style-name="T287_2"><text:s/></text:span><text:span text:style-name="T287_3">le</text:span><text:span text:style-name="T287_4"><text:s/></text:span><text:span text:style-name="T287_5">joueur</text:span><text:span text:style-name="T287_6"><text:s/></text:span><text:span text:style-name="T287_7">peut</text:span><text:span text:style-name="T287_8"><text:s/></text:span><text:span text:style-name="T287_9">corriger</text:span><text:span text:style-name="T287_10"><text:s/></text:span><text:span text:style-name="T287_11">et</text:span><text:span text:style-name="T287_12"><text:s/></text:span><text:span text:style-name="T287_13">effectuer</text:span><text:span text:style-name="T287_14"><text:s/></text:span><text:span text:style-name="T287_15">une</text:span><text:span text:style-name="T287_16"><text:s/></text:span><text:span text:style-name="T287_17">autre</text:span><text:span text:style-name="T287_18"><text:s/></text:span><text:span text:style-name="T287_19">validation</text:span><text:span text:style-name="T287_20"><text:s/></text:span><text:span text:style-name="T287_21">par</text:span><text:span text:style-name="T287_22"><text:s/></text:span><text:span text:style-name="T287_23">la</text:span><text:span text:style-name="T287_24"><text:s/></text:span><text:span text:style-name="T287_25">suite</text:span><text:span text:style-name="T287_26">,<text:s/></text:span><text:span text:style-name="T287_27">un</text:span><text:span text:style-name="T287_28"><text:s/></text:span><text:span text:style-name="T287_29">malus</text:span><text:span text:style-name="T287_30"><text:s/></text:span><text:span text:style-name="T287_31">sera</text:span><text:span text:style-name="T287_32"><text:s/></text:span><text:span text:style-name="T287_33">appliqué</text:span><text:span text:style-name="T287_34"><text:s/></text:span><text:span text:style-name="T287_35">à</text:span><text:span text:style-name="T287_36"><text:s/></text:span><text:span text:style-name="T287_37">son</text:span><text:span text:style-name="T287_38"><text:s/></text:span><text:span text:style-name="T287_39">score</text:span><text:span text:style-name="T287_40"><text:s/></text:span></text:p>
            </text:list-item>
          </text:list>
        </text:list-item>
        <text:list-item>
          <text:p text:style-name="P288"><text:span text:style-name="T288_1">Le</text:span><text:span text:style-name="T288_2"><text:s/></text:span><text:span text:style-name="T288_3">système</text:span><text:span text:style-name="T288_4"><text:s/></text:span><text:span text:style-name="T288_5">propose</text:span><text:span text:style-name="T288_6"><text:s/></text:span><text:span text:style-name="T288_7">ensuite</text:span><text:span text:style-name="T288_8"><text:s/></text:span><text:span text:style-name="T288_9">de</text:span><text:span text:style-name="T288_10"><text:s/></text:span><text:span text:style-name="T288_11">retourner</text:span><text:span text:style-name="T288_12"><text:s/></text:span><text:span text:style-name="T288_13">au</text:span><text:span text:style-name="T288_14"><text:s/></text:span><text:span text:style-name="T288_15">menu</text:span><text:span text:style-name="T288_16"><text:s/></text:span><text:span text:style-name="T288_17">principal</text:span><text:span text:style-name="T288_18"><text:s/></text:span></text:p>
        </text:list-item>
      </text:list>
      <text:p text:style-name="P289"/>
      <text:h text:style-name="P290" text:outline-level="10"><text:bookmark-start text:name="h.2xvfveplmlms"/><text:bookmark-end text:name="h.2xvfveplmlms"/><text:span text:style-name="T290_1">3)<text:s/></text:span><text:span text:style-name="T290_2">Livrables</text:span></text:h>
      <text:p text:style-name="P291"/>
      <text:list text:style-name="LS28" xml:id="list57">
        <text:list-item>
          <text:p text:style-name="P292"><text:span text:style-name="T292_1">Un</text:span><text:span text:style-name="T292_2"><text:s/></text:span><text:span text:style-name="T292_3">cahier</text:span><text:span text:style-name="T292_4"><text:s/></text:span><text:span text:style-name="T292_5">des</text:span><text:span text:style-name="T292_6"><text:s/></text:span><text:span text:style-name="T292_7">charges</text:span><text:span text:style-name="T292_8"><text:s/></text:span><text:span text:style-name="T292_9">validé</text:span><text:span text:style-name="T292_10"><text:s/></text:span><text:span text:style-name="T292_11">par</text:span><text:span text:style-name="T292_12"><text:s/></text:span><text:span text:style-name="T292_13">le</text:span><text:span text:style-name="T292_14"><text:s/></text:span><text:span text:style-name="T292_15">client</text:span><text:span text:style-name="T292_16"><text:s/></text:span></text:p>
        </text:list-item>
        <text:list-item>
          <text:p text:style-name="P293"><text:span text:style-name="T293_1">Un</text:span><text:span text:style-name="T293_2"><text:s/></text:span><text:span text:style-name="T293_3">logiciel</text:span><text:span text:style-name="T293_4"><text:s/></text:span><text:span text:style-name="T293_5">qui</text:span><text:span text:style-name="T293_6"><text:s/></text:span><text:span text:style-name="T293_7">respecte</text:span><text:span text:style-name="T293_8"><text:s/></text:span><text:span text:style-name="T293_9">le</text:span><text:span text:style-name="T293_10"><text:s/></text:span><text:span text:style-name="T293_11">cahier</text:span><text:span text:style-name="T293_12"><text:s/></text:span><text:span text:style-name="T293_13">des</text:span><text:span text:style-name="T293_14"><text:s/></text:span><text:span text:style-name="T293_15">charges</text:span><text:span text:style-name="T293_16"><text:s/></text:span></text:p>
        </text:list-item>
        <text:list-item>
          <text:p text:style-name="P294"><text:span text:style-name="T294_1">Les</text:span><text:span text:style-name="T294_2"><text:s/></text:span><text:span text:style-name="T294_3">cahiers</text:span><text:span text:style-name="T294_4"><text:s/></text:span><text:span text:style-name="T294_5">d</text:span><text:span text:style-name="T294_6">'</text:span><text:span text:style-name="T294_7">analyse</text:span><text:span text:style-name="T294_8"><text:s/></text:span><text:span text:style-name="T294_9">et</text:span><text:span text:style-name="T294_10"><text:s/></text:span><text:span text:style-name="T294_11">de</text:span><text:span text:style-name="T294_12"><text:s/></text:span><text:span text:style-name="T294_13">conception</text:span><text:span text:style-name="T294_14"><text:s/></text:span></text:p>
        </text:list-item>
        <text:list-item>
          <text:p text:style-name="P295"><text:span text:style-name="T295_1">Un</text:span><text:span text:style-name="T295_2"><text:s/></text:span><text:span text:style-name="T295_3">manuel</text:span><text:span text:style-name="T295_4"><text:s/></text:span><text:span text:style-name="T295_5">utilisateur</text:span><text:span text:style-name="T295_6"><text:s/></text:span></text:p>
        </text:list-item>
      </text:list>
      <text:h text:style-name="P296" text:outline-level="10"><text:bookmark-start text:name="h.mut8tmcm9pbq"/><text:bookmark-end text:name="h.mut8tmcm9pbq"/></text:h>
      <text:h text:style-name="P297" text:outline-level="10"><text:bookmark-start text:name="h.mnz2gjosswd3"/><text:bookmark-end text:name="h.mnz2gjosswd3"/><text:span text:style-name="T297_1">4)<text:s/></text:span><text:span text:style-name="T297_2">Contraites</text:span><text:span text:style-name="T297_3"><text:s/></text:span></text:h>
      <text:p text:style-name="P298"/>
      <text:h text:style-name="P299" text:outline-level="10"><text:bookmark-start text:name="h.m5ky4l57y4l8"/><text:bookmark-end text:name="h.m5ky4l57y4l8"/><text:span text:style-name="T299_1">4.1<text:s/></text:span><text:span text:style-name="T299_2">Documentations</text:span><text:span text:style-name="T299_3"><text:s/></text:span></text:h>
      <text:p text:style-name="P300"/>
      <text:h text:style-name="P301" text:outline-level="10"><text:bookmark-start text:name="h.fizbrepgccdj"/><text:bookmark-end text:name="h.fizbrepgccdj"/><text:span text:style-name="T301_1">-<text:s/></text:span><text:span text:style-name="T301_2">Cahier</text:span><text:span text:style-name="T301_3"><text:s/></text:span><text:span text:style-name="T301_4">des</text:span><text:span text:style-name="T301_5"><text:s/></text:span><text:span text:style-name="T301_6">charges</text:span><text:span text:style-name="T301_7"><text:s/>:</text:span></text:h>
      <text:p text:style-name="P302"><text:span text:style-name="T302_1">Spécification</text:span><text:span text:style-name="T302_2"><text:s/></text:span><text:span text:style-name="T302_3">des</text:span><text:span text:style-name="T302_4"><text:s/></text:span><text:span text:style-name="T302_5">besoins</text:span><text:span text:style-name="T302_6"><text:s/></text:span><text:span text:style-name="T302_7">du</text:span><text:span text:style-name="T302_8"><text:s/></text:span><text:span text:style-name="T302_9">client</text:span><text:span text:style-name="T302_10">,<text:s/></text:span><text:span text:style-name="T302_11">les</text:span><text:span text:style-name="T302_12"><text:s/></text:span><text:span text:style-name="T302_13">fonctionnalités</text:span><text:span text:style-name="T302_14"><text:s/></text:span><text:span text:style-name="T302_15">attendues</text:span><text:span text:style-name="T302_16"><text:s/></text:span><text:span text:style-name="T302_17">de</text:span><text:span text:style-name="T302_18"><text:s/></text:span><text:span text:style-name="T302_19">l</text:span><text:span text:style-name="T302_20">'</text:span><text:span text:style-name="T302_21">application</text:span><text:span text:style-name="T302_22"><text:s/></text:span><text:span text:style-name="T302_23">à</text:span><text:span text:style-name="T302_24"><text:s/></text:span><text:span text:style-name="T302_25">la</text:span><text:span text:style-name="T302_26"><text:s/></text:span><text:span text:style-name="T302_27">fin</text:span><text:span text:style-name="T302_28"><text:s/></text:span><text:span text:style-name="T302_29">de</text:span><text:span text:style-name="T302_30"><text:s/></text:span><text:span text:style-name="T302_31">son</text:span><text:span text:style-name="T302_32"><text:s/></text:span><text:span text:style-name="T302_33">développement</text:span><text:span text:style-name="T302_34">,<text:s/></text:span><text:span text:style-name="T302_35">les</text:span><text:span text:style-name="T302_36"><text:s/></text:span><text:span text:style-name="T302_37">contraintes</text:span><text:span text:style-name="T302_38"><text:s/></text:span><text:span text:style-name="T302_39">liées</text:span><text:span text:style-name="T302_40"><text:s/></text:span><text:span text:style-name="T302_41">au</text:span><text:span text:style-name="T302_42"><text:s/></text:span><text:span text:style-name="T302_43">projet</text:span><text:span text:style-name="T302_44">.<text:s/></text:span></text:p>
      <text:p text:style-name="P303"/>
      <text:h text:style-name="P304" text:outline-level="10"><text:bookmark-start text:name="h.rcso1dyct2rh"/><text:bookmark-end text:name="h.rcso1dyct2rh"/><text:span text:style-name="T304_1">-<text:s/></text:span><text:span text:style-name="T304_2">Dossier</text:span><text:span text:style-name="T304_3"><text:s/></text:span><text:span text:style-name="T304_4">d</text:span><text:span text:style-name="T304_5">'</text:span><text:span text:style-name="T304_6">analyse</text:span><text:span text:style-name="T304_7"><text:s/></text:span><text:span text:style-name="T304_8">et</text:span><text:span text:style-name="T304_9"><text:s/></text:span><text:span text:style-name="T304_10">de</text:span><text:span text:style-name="T304_11"><text:s/></text:span><text:span text:style-name="T304_12">conception</text:span><text:span text:style-name="T304_13"><text:s/>:<text:s/></text:span></text:h>
      <text:p text:style-name="P305"><text:span text:style-name="T305_1">Présentation</text:span><text:span text:style-name="T305_2"><text:s/></text:span><text:span text:style-name="T305_3">des</text:span><text:span text:style-name="T305_4"><text:s/></text:span><text:span text:style-name="T305_5">outils</text:span><text:span text:style-name="T305_6"><text:s/></text:span><text:span text:style-name="T305_7">et</text:span><text:span text:style-name="T305_8"><text:s/></text:span><text:span text:style-name="T305_9">des</text:span><text:span text:style-name="T305_10"><text:s/></text:span><text:span text:style-name="T305_11">technologies</text:span><text:span text:style-name="T305_12"><text:s/></text:span><text:span text:style-name="T305_13">déployé</text:span><text:span text:style-name="T305_14"><text:s/>(</text:span><text:span text:style-name="T305_15">utilisé</text:span><text:span text:style-name="T305_16">)<text:s/></text:span><text:span text:style-name="T305_17">dans</text:span><text:span text:style-name="T305_18"><text:s/></text:span><text:span text:style-name="T305_19">le</text:span><text:span text:style-name="T305_20"><text:s/></text:span><text:span text:style-name="T305_21">projet</text:span><text:span text:style-name="T305_22">,<text:s/></text:span><text:span text:style-name="T305_23">ainsi</text:span><text:span text:style-name="T305_24"><text:s/></text:span><text:span text:style-name="T305_25">que</text:span><text:span text:style-name="T305_26"><text:s/><text:tab/></text:span><text:span text:style-name="T305_27">l</text:span><text:span text:style-name="T305_28">'</text:span><text:span text:style-name="T305_29">architecture</text:span><text:span text:style-name="T305_30"><text:s/></text:span><text:span text:style-name="T305_31">du</text:span><text:span text:style-name="T305_32"><text:s/></text:span><text:span text:style-name="T305_33">projet</text:span><text:span text:style-name="T305_34"><text:s/></text:span><text:span text:style-name="T305_35">et</text:span><text:span text:style-name="T305_36"><text:s/></text:span><text:span text:style-name="T305_37">de</text:span><text:span text:style-name="T305_38"><text:s/></text:span><text:span text:style-name="T305_39">l</text:span><text:span text:style-name="T305_40">'</text:span><text:span text:style-name="T305_41">application</text:span><text:span text:style-name="T305_42">.<text:s/></text:span></text:p>
      <text:p text:style-name="P306"/>
      <text:h text:style-name="P307" text:outline-level="10"><text:bookmark-start text:name="h.j7whclbtdkl3"/><text:bookmark-end text:name="h.j7whclbtdkl3"/><text:span text:style-name="T307_1">-<text:s/></text:span><text:span text:style-name="T307_2">Manuel</text:span><text:span text:style-name="T307_3"><text:s/></text:span><text:span text:style-name="T307_4">utilisateur</text:span><text:span text:style-name="T307_5"><text:s/>:<text:s/></text:span></text:h>
      <text:p text:style-name="P308"><text:span text:style-name="T308_1">Manuel</text:span><text:span text:style-name="T308_2"><text:s/></text:span><text:span text:style-name="T308_3">présentant</text:span><text:span text:style-name="T308_4"><text:s/></text:span><text:span text:style-name="T308_5">les</text:span><text:span text:style-name="T308_6"><text:s/></text:span><text:span text:style-name="T308_7">différentes</text:span><text:span text:style-name="T308_8"><text:s/></text:span><text:span text:style-name="T308_9">fonctionnalités</text:span><text:span text:style-name="T308_10"><text:s/></text:span><text:span text:style-name="T308_11">de</text:span><text:span text:style-name="T308_12"><text:s/></text:span><text:span text:style-name="T308_13">l</text:span><text:span text:style-name="T308_14">'</text:span><text:span text:style-name="T308_15">application</text:span><text:span text:style-name="T308_16">,<text:s/></text:span><text:span text:style-name="T308_17">ainsi</text:span><text:span text:style-name="T308_18"><text:s/></text:span><text:span text:style-name="T308_19">qu</text:span><text:span text:style-name="T308_20">'</text:span><text:span text:style-name="T308_21">une</text:span><text:span text:style-name="T308_22"><text:s/></text:span><text:span text:style-name="T308_23">explication</text:span><text:span text:style-name="T308_24"><text:s/></text:span><text:span text:style-name="T308_25">de</text:span><text:span text:style-name="T308_26"><text:s/></text:span><text:span text:style-name="T308_27">leur</text:span><text:span text:style-name="T308_28"><text:s/></text:span><text:span text:style-name="T308_29">utilisation</text:span><text:span text:style-name="T308_30">.<text:s/></text:span></text:p>
      <text:p text:style-name="P309"/>
      <text:h text:style-name="P310" text:outline-level="10"><text:bookmark-start text:name="h.twclqsy7fref"/><text:bookmark-end text:name="h.twclqsy7fref"/><text:span text:style-name="T310_1">4.2<text:s/></text:span><text:span text:style-name="T310_2">Délais</text:span><text:span text:style-name="T310_3"><text:s/></text:span></text:h>
      <text:p text:style-name="P311"/>
      <text:p text:style-name="P312"><text:span text:style-name="T312_1">Tous</text:span><text:span text:style-name="T312_2"><text:s/></text:span><text:span text:style-name="T312_3">les</text:span><text:span text:style-name="T312_4"><text:s/></text:span><text:span text:style-name="T312_5">livrables</text:span><text:span text:style-name="T312_6"><text:s/></text:span><text:span text:style-name="T312_7">qui</text:span><text:span text:style-name="T312_8"><text:s/></text:span><text:span text:style-name="T312_9">accompagnent</text:span><text:span text:style-name="T312_10"><text:s/></text:span><text:span text:style-name="T312_11">l</text:span><text:span text:style-name="T312_12">'</text:span><text:span text:style-name="T312_13">application</text:span><text:span text:style-name="T312_14">,<text:s/></text:span><text:span text:style-name="T312_15">ainsi</text:span><text:span text:style-name="T312_16"><text:s/></text:span><text:span text:style-name="T312_17">que</text:span><text:span text:style-name="T312_18"><text:s/></text:span><text:span text:style-name="T312_19">l</text:span><text:span text:style-name="T312_20">'</text:span><text:span text:style-name="T312_21">application</text:span><text:span text:style-name="T312_22"><text:s/></text:span><text:span text:style-name="T312_23">elle</text:span><text:span text:style-name="T312_24">-</text:span><text:span text:style-name="T312_25">même</text:span><text:span text:style-name="T312_26"><text:s/></text:span><text:span text:style-name="T312_27">doivent</text:span><text:span text:style-name="T312_28"><text:s/></text:span><text:span text:style-name="T312_29">être</text:span><text:span text:style-name="T312_30"><text:s/></text:span><text:span text:style-name="T312_31">rendus</text:span><text:span text:style-name="T312_32"><text:s/></text:span><text:span text:style-name="T312_33">le</text:span><text:span text:style-name="T312_34"><text:s/>27<text:s/></text:span><text:span text:style-name="T312_35">avril</text:span><text:span text:style-name="T312_36"><text:s/>2015<text:s/></text:span><text:span text:style-name="T312_37">au</text:span><text:span text:style-name="T312_38"><text:s/></text:span><text:span text:style-name="T312_39">plus</text:span><text:span text:style-name="T312_40"><text:s/></text:span><text:span text:style-name="T312_41">tard</text:span><text:span text:style-name="T312_42">.<text:s/></text:span></text:p>
      <text:p text:style-name="P313"/>
      <text:p text:style-name="P314"/>
      <text:h text:style-name="P315" text:outline-level="10"><text:bookmark-start text:name="h.mdfu609six0z"/><text:bookmark-end text:name="h.mdfu609six0z"/><text:span text:style-name="T315_1">4.3<text:s/></text:span><text:span text:style-name="T315_2">Contraintes</text:span><text:span text:style-name="T315_3"><text:s/></text:span><text:span text:style-name="T315_4">techniques</text:span><text:span text:style-name="T315_5"><text:s/></text:span></text:h>
      <text:p text:style-name="P316"/>
      <text:p text:style-name="P317"><text:span text:style-name="T317_1">Le</text:span><text:span text:style-name="T317_2"><text:s/></text:span><text:span text:style-name="T317_3">projet</text:span><text:span text:style-name="T317_4"><text:s/></text:span><text:span text:style-name="T317_5">se</text:span><text:span text:style-name="T317_6"><text:s/></text:span><text:span text:style-name="T317_7">sert</text:span><text:span text:style-name="T317_8"><text:s/></text:span><text:span text:style-name="T317_9">des</text:span><text:span text:style-name="T317_10"><text:s/></text:span><text:span text:style-name="T317_11">moyens</text:span><text:span text:style-name="T317_12"><text:s/></text:span><text:span text:style-name="T317_13">techniques</text:span><text:span text:style-name="T317_14"><text:s/></text:span><text:span text:style-name="T317_15">suivants</text:span><text:span text:style-name="T317_16"><text:s/>:<text:s/></text:span></text:p>
      <text:list text:style-name="LS29" xml:id="list61">
        <text:list-item>
          <text:p text:style-name="P318"><text:span text:style-name="T318_1">Compatibilité</text:span><text:span text:style-name="T318_2"><text:s/></text:span><text:span text:style-name="T318_3">avec</text:span><text:span text:style-name="T318_4"><text:s/></text:span><text:span text:style-name="T318_5">le</text:span><text:span text:style-name="T318_6"><text:s/></text:span><text:span text:style-name="T318_7">language</text:span><text:span text:style-name="T318_8"><text:s/></text:span><text:span text:style-name="T318_9">Ruby</text:span><text:span text:style-name="T318_10"><text:s/></text:span><text:span text:style-name="T318_11">dans</text:span><text:span text:style-name="T318_12"><text:s/></text:span><text:span text:style-name="T318_13">sa</text:span><text:span text:style-name="T318_14"><text:s/></text:span><text:span text:style-name="T318_15">version</text:span><text:span text:style-name="T318_16"><text:s/>2.2.0<text:s/></text:span></text:p>
        </text:list-item>
        <text:list-item>
          <text:p text:style-name="P319"><text:span text:style-name="T319_1">Interface</text:span><text:span text:style-name="T319_2"><text:s/></text:span><text:span text:style-name="T319_3">graphique</text:span><text:span text:style-name="T319_4"><text:s/></text:span><text:span text:style-name="T319_5">avec</text:span><text:span text:style-name="T319_6"><text:s/></text:span><text:span text:style-name="T319_7">la</text:span><text:span text:style-name="T319_8"><text:s/></text:span><text:span text:style-name="T319_9">bibliothèque</text:span><text:span text:style-name="T319_10"><text:s/></text:span><text:span text:style-name="T319_11">graphique</text:span><text:span text:style-name="T319_12"><text:s/></text:span><text:span text:style-name="T319_13">GTK</text:span><text:span text:style-name="T319_14"><text:s/></text:span><text:span text:style-name="T319_15">dans</text:span><text:span text:style-name="T319_16"><text:s/></text:span><text:span text:style-name="T319_17">sa</text:span><text:span text:style-name="T319_18"><text:s/></text:span><text:span text:style-name="T319_19">version</text:span><text:span text:style-name="T319_20"><text:s/>3.12</text:span></text:p>
        </text:list-item>
        <text:list-item>
          <text:p text:style-name="P320"><text:span text:style-name="T320_1">Mise</text:span><text:span text:style-name="T320_2"><text:s/></text:span><text:span text:style-name="T320_3">en</text:span><text:span text:style-name="T320_4"><text:s/></text:span><text:span text:style-name="T320_5">oeuvre</text:span><text:span text:style-name="T320_6"><text:s/></text:span><text:span text:style-name="T320_7">de</text:span><text:span text:style-name="T320_8"><text:s/></text:span><text:span text:style-name="T320_9">la</text:span><text:span text:style-name="T320_10"><text:s/></text:span><text:span text:style-name="T320_11">persistance</text:span><text:span text:style-name="T320_12"><text:s/></text:span><text:span text:style-name="T320_13">des</text:span><text:span text:style-name="T320_14"><text:s/></text:span><text:span text:style-name="T320_15">données</text:span><text:span text:style-name="T320_16"><text:s/></text:span><text:span text:style-name="T320_17">à</text:span><text:span text:style-name="T320_18"><text:s/></text:span><text:span text:style-name="T320_19">l</text:span><text:span text:style-name="T320_20">'</text:span><text:span text:style-name="T320_21">aide</text:span><text:span text:style-name="T320_22"><text:s/></text:span><text:span text:style-name="T320_23">de</text:span><text:span text:style-name="T320_24"><text:s/></text:span><text:span text:style-name="T320_25">la</text:span><text:span text:style-name="T320_26"><text:s/></text:span><text:span text:style-name="T320_27">sérialisati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 style:text-underline-style="solid" style:text-underline-color="font-color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fo:font-weight="bold" style:font-weight-asian="bold" style:font-weight-complex="bold"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)" text:level="1">
        <style:list-level-properties text:space-before="0.635cm" text:min-label-width="0.635cm" fo:text-align="start"/>
        <style:text-properties fo:font-weight="bold" style:font-weight-asian="bold" style:font-weight-complex="bold" style:text-underline-style="none"/>
      </text:list-level-style-number>
      <text:list-level-style-number style:num-format="a" text:style-name="List1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)" style:num-prefix="(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)" style:num-prefix="(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)" style:num-prefix="(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-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-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-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-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-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-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-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-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-" text:style-name="List1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bullet text:bullet-char="-" text:style-name="List1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bullet text:bullet-char="-" text:style-name="List1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text:list-style style:name="LS14">
      <text:list-level-style-bullet text:bullet-char="-" text:style-name="List1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text:list-style style:name="LS15">
      <text:list-level-style-bullet text:bullet-char="-" text:style-name="List1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text:list-style style:name="LS16">
      <text:list-level-style-bullet text:bullet-char="-" text:style-name="List1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text:list-style style:name="LS17">
      <text:list-level-style-bullet text:bullet-char="-" text:style-name="List1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text:list-style style:name="LS18">
      <text:list-level-style-bullet text:bullet-char="-" text:style-name="List18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18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18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18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18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18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18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18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18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text:list-style style:name="LS19">
      <text:list-level-style-bullet text:bullet-char="-" text:style-name="List1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text:list-style style:name="LS20">
      <text:list-level-style-bullet text:bullet-char="-" text:style-name="List2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text:list-style style:name="LS21">
      <text:list-level-style-bullet text:bullet-char="-" text:style-name="List2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text:list-style style:name="LS22">
      <text:list-level-style-bullet text:bullet-char="●" text:style-name="List2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text:list-style style:name="LS23">
      <text:list-level-style-bullet text:bullet-char="●" text:style-name="List2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4Level0" style:family="text">
      <style:text-properties style:text-underline-style="none"/>
    </style:style>
    <style:style style:name="List24Level1" style:family="text">
      <style:text-properties style:text-underline-style="none"/>
    </style:style>
    <style:style style:name="List24Level2" style:family="text">
      <style:text-properties style:text-underline-style="none"/>
    </style:style>
    <style:style style:name="List24Level3" style:family="text">
      <style:text-properties style:text-underline-style="none"/>
    </style:style>
    <style:style style:name="List24Level4" style:family="text">
      <style:text-properties style:text-underline-style="none"/>
    </style:style>
    <style:style style:name="List24Level5" style:family="text">
      <style:text-properties style:text-underline-style="none"/>
    </style:style>
    <style:style style:name="List24Level6" style:family="text">
      <style:text-properties style:text-underline-style="none"/>
    </style:style>
    <style:style style:name="List24Level7" style:family="text">
      <style:text-properties style:text-underline-style="none"/>
    </style:style>
    <style:style style:name="List24Level8" style:family="text">
      <style:text-properties style:text-underline-style="none"/>
    </style:style>
    <text:list-style style:name="LS24">
      <text:list-level-style-bullet text:bullet-char="●" text:style-name="List2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5Level0" style:family="text">
      <style:text-properties style:text-underline-style="none"/>
    </style:style>
    <style:style style:name="List25Level1" style:family="text">
      <style:text-properties style:text-underline-style="none"/>
    </style:style>
    <style:style style:name="List25Level2" style:family="text">
      <style:text-properties style:text-underline-style="none"/>
    </style:style>
    <style:style style:name="List25Level3" style:family="text">
      <style:text-properties style:text-underline-style="none"/>
    </style:style>
    <style:style style:name="List25Level4" style:family="text">
      <style:text-properties style:text-underline-style="none"/>
    </style:style>
    <style:style style:name="List25Level5" style:family="text">
      <style:text-properties style:text-underline-style="none"/>
    </style:style>
    <style:style style:name="List25Level6" style:family="text">
      <style:text-properties style:text-underline-style="none"/>
    </style:style>
    <style:style style:name="List25Level7" style:family="text">
      <style:text-properties style:text-underline-style="none"/>
    </style:style>
    <style:style style:name="List25Level8" style:family="text">
      <style:text-properties style:text-underline-style="none"/>
    </style:style>
    <text:list-style style:name="LS25">
      <text:list-level-style-bullet text:bullet-char="●" text:style-name="List2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6Level0" style:family="text">
      <style:text-properties style:text-underline-style="none"/>
    </style:style>
    <style:style style:name="List26Level1" style:family="text">
      <style:text-properties style:text-underline-style="none"/>
    </style:style>
    <style:style style:name="List26Level2" style:family="text">
      <style:text-properties style:text-underline-style="none"/>
    </style:style>
    <style:style style:name="List26Level3" style:family="text">
      <style:text-properties style:text-underline-style="none"/>
    </style:style>
    <style:style style:name="List26Level4" style:family="text">
      <style:text-properties style:text-underline-style="none"/>
    </style:style>
    <style:style style:name="List26Level5" style:family="text">
      <style:text-properties style:text-underline-style="none"/>
    </style:style>
    <style:style style:name="List26Level6" style:family="text">
      <style:text-properties style:text-underline-style="none"/>
    </style:style>
    <style:style style:name="List26Level7" style:family="text">
      <style:text-properties style:text-underline-style="none"/>
    </style:style>
    <style:style style:name="List26Level8" style:family="text">
      <style:text-properties style:text-underline-style="none"/>
    </style:style>
    <text:list-style style:name="LS26">
      <text:list-level-style-bullet text:bullet-char="-" text:style-name="List2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7Level0" style:family="text">
      <style:text-properties style:text-underline-style="none"/>
    </style:style>
    <style:style style:name="List27Level1" style:family="text">
      <style:text-properties style:text-underline-style="none"/>
    </style:style>
    <style:style style:name="List27Level2" style:family="text">
      <style:text-properties style:text-underline-style="none"/>
    </style:style>
    <style:style style:name="List27Level3" style:family="text">
      <style:text-properties style:text-underline-style="none"/>
    </style:style>
    <style:style style:name="List27Level4" style:family="text">
      <style:text-properties style:text-underline-style="none"/>
    </style:style>
    <style:style style:name="List27Level5" style:family="text">
      <style:text-properties style:text-underline-style="none"/>
    </style:style>
    <style:style style:name="List27Level6" style:family="text">
      <style:text-properties style:text-underline-style="none"/>
    </style:style>
    <style:style style:name="List27Level7" style:family="text">
      <style:text-properties style:text-underline-style="none"/>
    </style:style>
    <style:style style:name="List27Level8" style:family="text">
      <style:text-properties style:text-underline-style="none"/>
    </style:style>
    <text:list-style style:name="LS27">
      <text:list-level-style-bullet text:bullet-char="-" text:style-name="List2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8Level0" style:family="text">
      <style:text-properties style:text-underline-style="none"/>
    </style:style>
    <style:style style:name="List28Level1" style:family="text">
      <style:text-properties style:text-underline-style="none"/>
    </style:style>
    <style:style style:name="List28Level2" style:family="text">
      <style:text-properties style:text-underline-style="none"/>
    </style:style>
    <style:style style:name="List28Level3" style:family="text">
      <style:text-properties style:text-underline-style="none"/>
    </style:style>
    <style:style style:name="List28Level4" style:family="text">
      <style:text-properties style:text-underline-style="none"/>
    </style:style>
    <style:style style:name="List28Level5" style:family="text">
      <style:text-properties style:text-underline-style="none"/>
    </style:style>
    <style:style style:name="List28Level6" style:family="text">
      <style:text-properties style:text-underline-style="none"/>
    </style:style>
    <style:style style:name="List28Level7" style:family="text">
      <style:text-properties style:text-underline-style="none"/>
    </style:style>
    <style:style style:name="List28Level8" style:family="text">
      <style:text-properties style:text-underline-style="none"/>
    </style:style>
    <text:list-style style:name="LS28">
      <text:list-level-style-bullet text:bullet-char="-" text:style-name="List2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9Level0" style:family="text">
      <style:text-properties style:text-underline-style="none"/>
    </style:style>
    <style:style style:name="List29Level1" style:family="text">
      <style:text-properties style:text-underline-style="none"/>
    </style:style>
    <style:style style:name="List29Level2" style:family="text">
      <style:text-properties style:text-underline-style="none"/>
    </style:style>
    <style:style style:name="List29Level3" style:family="text">
      <style:text-properties style:text-underline-style="none"/>
    </style:style>
    <style:style style:name="List29Level4" style:family="text">
      <style:text-properties style:text-underline-style="none"/>
    </style:style>
    <style:style style:name="List29Level5" style:family="text">
      <style:text-properties style:text-underline-style="none"/>
    </style:style>
    <style:style style:name="List29Level6" style:family="text">
      <style:text-properties style:text-underline-style="none"/>
    </style:style>
    <style:style style:name="List29Level7" style:family="text">
      <style:text-properties style:text-underline-style="none"/>
    </style:style>
    <style:style style:name="List29Level8" style:family="text">
      <style:text-properties style:text-underline-style="none"/>
    </style:style>
    <text:list-style style:name="LS29">
      <text:list-level-style-bullet text:bullet-char="-" text:style-name="List2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9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/>
    <style:style style:name="T1_2" style:family="text"/>
    <style:style style:name="T1_3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text:span text:style-name="T1_2">/</text:span><text:span text:style-name="T1_3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